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data-style-name="N135">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4" table:default-cell-style-name="ce2"/>
        <table:table-column table:style-name="co1" table:default-cell-style-name="ce3"/>
        <table:table-column table:style-name="co1" table:number-columns-repeated="6" table:default-cell-style-name="ce2"/>
        <table:table-row table:style-name="ro1">
          <table:table-cell table:style-name="ce1" office:value-type="string" calcext:value-type="string">
            <text:p><text:a xlink:href="https://www.youtube.com/watch?v=SuaTHr0PcNY&amp;list=PLdhrmidy_Ev_CgXYMvmCQTDaOBgTI_MX0" xlink:type="simple">ID</text:a></text:p>
          </table:table-cell>
          <table:table-cell table:style-name="ce1" office:value-type="string" calcext:value-type="string">
            <text:p>YT</text:p>
          </table:table-cell>
          <table:table-cell table:style-name="ce1" office:value-type="string" calcext:value-type="string">
            <text:p>Youtube Link</text:p>
          </table:table-cell>
          <table:table-cell table:style-name="ce1" office:value-type="string" calcext:value-type="string">
            <text:p>video id</text:p>
          </table:table-cell>
          <table:table-cell table:style-name="ce1" office:value-type="string" calcext:value-type="string">
            <text:p>Time Stamp</text:p>
          </table:table-cell>
          <table:table-cell table:style-name="ce1" office:value-type="string" calcext:value-type="string">
            <text:p>Sprecher:in</text:p>
          </table:table-cell>
          <table:table-cell table:style-name="ce1" office:value-type="string" calcext:value-type="string">
            <text:p>Angesprochene:r 1</text:p>
          </table:table-cell>
          <table:table-cell table:style-name="ce1" office:value-type="string" calcext:value-type="string">
            <text:p>Angesprochene:r2</text:p>
          </table:table-cell>
          <table:table-cell table:style-name="ce1" office:value-type="string" calcext:value-type="string">
            <text:p>Interaktionstyp</text:p>
          </table:table-cell>
          <table:table-cell table:style-name="ce1" office:value-type="string" calcext:value-type="string">
            <text:p>Ort</text:p>
          </table:table-cell>
          <table:table-cell table:style-name="ce1" office:value-type="string" calcext:value-type="string">
            <text:p>Text</text:p>
          </table:table-cell>
        </table:table-row>
        <table:table-row table:style-name="ro2">
          <table:table-cell office:value-type="float" office:value="1" calcext:value-type="float">
            <text:p>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0M58S" calcext:value-type="time">
            <text:p>0:00:58</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Nur wenige Geschichten werden von Hades erzählt, dessen Name allein schon Angst und Buße erweckt und uns an das unabweichliche Schicksal erinnert, welches wir alle teilen.</text:p>
          </table:table-cell>
        </table:table-row>
        <table:table-row table:style-name="ro2">
          <table:table-cell office:value-type="float" office:value="2" calcext:value-type="float">
            <text:p>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1M02S" calcext:value-type="time">
            <text:p>0:01:02</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Ich allerdings beabsichtige, euch solch eine Geschichte zu erzählen. Hört gut zu…</text:p>
          </table:table-cell>
        </table:table-row>
        <table:table-row table:style-name="ro2">
          <table:table-cell office:value-type="float" office:value="3" calcext:value-type="float">
            <text:p>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3M08S" calcext:value-type="time">
            <text:p>0:03:08</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muss sie sein. Na dann, wird schon schiefgehen… Ähm. Im Namen von Hades! Olymp, ich nehme diese Botschaft an.</text:p>
          </table:table-cell>
        </table:table-row>
        <table:table-row table:style-name="ro2">
          <table:table-cell office:value-type="float" office:value="4" calcext:value-type="float">
            <text:p>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3M23S" calcext:value-type="time">
            <text:p>0:03: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edler Vetter. Zeit, dass wir dich von diesem trostlosen Ort wegbringen. Ich sorge dafür, dass wir alle auf dem Olymp unseren Teil dazu beitragen. Und ich mache gleich den Anfang.</text:p>
          </table:table-cell>
        </table:table-row>
        <table:table-row table:style-name="ro2">
          <table:table-cell office:value-type="float" office:value="5" calcext:value-type="float">
            <text:p>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8M24S" calcext:value-type="time">
            <text:p>0:08:24</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nur eine himmlische Bogenschützin bekannt. Nunja, eigentlich mehrere. Wie auch immer! Im Namen von Hades! Olymp? Ich nehme diese Botschaft an.</text:p>
          </table:table-cell>
        </table:table-row>
        <table:table-row table:style-name="ro2">
          <table:table-cell office:value-type="float" office:value="6" calcext:value-type="float">
            <text:p>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8M34S" calcext:value-type="time">
            <text:p>0:08:3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abe von dir gehört. Schau, ich bin nicht wie all die anderen auf dem Olymp. Die Macht der Jagd leistet mir ein wenig Gesellschaft, also… vielleicht hilft sie auch dir!</text:p>
          </table:table-cell>
        </table:table-row>
        <table:table-row table:style-name="ro2">
          <table:table-cell office:value-type="float" office:value="7" calcext:value-type="float">
            <text:p>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0M52S" calcext:value-type="time">
            <text:p>0:10:52</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im Haus des Hades, wo… Moment mal, ich kenne dich doch. Das heißt dann wohl, dass du da draußen gestorben bist, hm? Na ja, sei nicht traurig, denn so ziemlich jeder stirbt irgendwann!</text:p>
          </table:table-cell>
        </table:table-row>
        <table:table-row table:style-name="ro2">
          <table:table-cell office:value-type="float" office:value="8" calcext:value-type="float">
            <text:p>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09S" calcext:value-type="time">
            <text:p>0:11:0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mmer Junge. Ich habe dir doch gesagt, hier kommt niemand raus, weder tot noch lebendig. Doch sag mir, wie war dein frevelhafter Feldzug durch mein Reich?</text:p>
          </table:table-cell>
        </table:table-row>
        <table:table-row table:style-name="ro2">
          <table:table-cell office:value-type="float" office:value="9" calcext:value-type="float">
            <text:p>9</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24S" calcext:value-type="time">
            <text:p>0:11:2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ei gegrüßt, Vater. Mein Feldzug war eine Wonne, danke der Nachfrage. Dann mache ich mich einfach wieder auf den Weg.</text:p>
          </table:table-cell>
        </table:table-row>
        <table:table-row table:style-name="ro2">
          <table:table-cell office:value-type="float" office:value="10" calcext:value-type="float">
            <text:p>10</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32S" calcext:value-type="time">
            <text:p>0:11:3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nur. Was schert es mich? Du wirst die Oberfläche nie erreichen. Geh und überzeuge dich selbst.</text:p>
          </table:table-cell>
        </table:table-row>
        <table:table-row table:style-name="ro2">
          <table:table-cell office:value-type="float" office:value="11" calcext:value-type="float">
            <text:p>1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00S" calcext:value-type="time">
            <text:p>0:12:00</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infernalische Wachhund Kerberos betrachtet den Prinzen der Unterwelt mit gemischten Gefühlen, die von reinster Freude bis tiefster Melancholie reichen.</text:p>
          </table:table-cell>
        </table:table-row>
        <table:table-row table:style-name="ro2">
          <table:table-cell office:value-type="float" office:value="12" calcext:value-type="float">
            <text:p>1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10S" calcext:value-type="time">
            <text:p>0:12:10</text:p>
          </table:table-cell>
          <table:table-cell office:value-type="string" calcext:value-type="string">
            <text:p>Hade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passt schön für mich auf, nicht wahr, Hündchen? Du weißt, dass ich dich mitnehmen würde, wenn es nur ginge.</text:p>
          </table:table-cell>
        </table:table-row>
        <table:table-row table:style-name="ro2">
          <table:table-cell office:value-type="float" office:value="13" calcext:value-type="float">
            <text:p>1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20S" calcext:value-type="time">
            <text:p>0:12:2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liege nicht der Verzweiflung , Kind. Derartige Rückschläge sind unvermeidbar und lassen sich mit etwas Mühe und Zeit überwinden. Du konntest Kontakt zur Göttin Athene aufnehmen. Sie wird ihr Wort halten</text:p>
          </table:table-cell>
        </table:table-row>
        <table:table-row table:style-name="ro2">
          <table:table-cell office:value-type="float" office:value="14" calcext:value-type="float">
            <text:p>1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33S" calcext:value-type="time">
            <text:p>0:12:3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laube ich, Nyx. Ich bin dankbar, dass du uns in Kontakt gebracht hast. Ich weiß, dass du dabei ein großes Risiko eingegangen bist.</text:p>
          </table:table-cell>
        </table:table-row>
        <table:table-row table:style-name="ro2">
          <table:table-cell office:value-type="float" office:value="15" calcext:value-type="float">
            <text:p>1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42S" calcext:value-type="time">
            <text:p>0:12:42</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icht ich bin einem Risiko ausgesetzt. Ich war davon ausgegangen, dass die Olympier sich irgendwann einmischen würden. Offenbare ihnen gegenüber nichts, was sie nicht bereits wissen. Haben wir uns verstanden?</text:p>
          </table:table-cell>
        </table:table-row>
        <table:table-row table:style-name="ro2">
          <table:table-cell office:value-type="float" office:value="16" calcext:value-type="float">
            <text:p>1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07S" calcext:value-type="time">
            <text:p>0:13:0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ich zu sehen, Junge, trotz der Umstände. Denk da draußen an dein Training. Der Todesschmerz ist ein Hindernis wie andere.</text:p>
          </table:table-cell>
        </table:table-row>
        <table:table-row table:style-name="ro2">
          <table:table-cell office:value-type="float" office:value="17" calcext:value-type="float">
            <text:p>1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18S" calcext:value-type="time">
            <text:p>0:13:1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Furcht ist für die Schwachen. Mach's gut, Achilles.</text:p>
          </table:table-cell>
        </table:table-row>
        <table:table-row table:style-name="ro2">
          <table:table-cell office:value-type="float" office:value="18" calcext:value-type="float">
            <text:p>1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25S" calcext:value-type="time">
            <text:p>0:13:2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Das Haus des Hades: Dieses finstere und üppig dekorierte Domizil des Königs der Unterwelt ist nicht nur für ihn selbst ein Zuhause, sondern auch für seinen eigensinnigen Abkömmling.</text:p>
          </table:table-cell>
        </table:table-row>
        <table:table-row table:style-name="ro2">
          <table:table-cell office:value-type="float" office:value="19" calcext:value-type="float">
            <text:p>19</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59S" calcext:value-type="time">
            <text:p>0:13:5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as Schlafgemach des Prinzen Zagreus befindet sich in einem ständigen Zustand heilloser Unordnung, trotz der wiederholten Aufforderung des Herrn und Gebieters des Hauses, endlich aufzuräumen.</text:p>
          </table:table-cell>
        </table:table-row>
        <table:table-row table:style-name="ro2">
          <table:table-cell office:value-type="float" office:value="20" calcext:value-type="float">
            <text:p>20</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0S" calcext:value-type="time">
            <text:p>0:15:4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tte Bude, Bursche! Der Name ist Skelly! Aber nun genug geplaudert, ich bin schließlich nicht zum Spaß hier. Also zeig mir, was du kannst! Gib alles, was du hast!!</text:p>
          </table:table-cell>
        </table:table-row>
        <table:table-row table:style-name="ro2">
          <table:table-cell office:value-type="float" office:value="21" calcext:value-type="float">
            <text:p>2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3S" calcext:value-type="time">
            <text:p>0:15:4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kann mich nicht daran erinnern, dich auf der Gehaltsliste zu haben, Kumpel. Wer ist dein Vorgesetzter?</text:p>
          </table:table-cell>
        </table:table-row>
        <table:table-row table:style-name="ro2">
          <table:table-cell office:value-type="float" office:value="22" calcext:value-type="float">
            <text:p>2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4S" calcext:value-type="time">
            <text:p>0:15:4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Oh-hoh, ich verrate dir bestimmt nicht meine Quellen, Bursche. Du kannst aber gern versuchen, es aus mir rauszuprügeln!</text:p>
          </table:table-cell>
        </table:table-row>
        <table:table-row table:style-name="ro2">
          <table:table-cell office:value-type="float" office:value="23" calcext:value-type="float">
            <text:p>2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02S" calcext:value-type="time">
            <text:p>0:17:02</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st er es wirklich? OK. Im Namen von Hades! Olymp! Ich nehme diese Botschaft an.</text:p>
          </table:table-cell>
        </table:table-row>
        <table:table-row table:style-name="ro2">
          <table:table-cell office:value-type="float" office:value="24" calcext:value-type="float">
            <text:p>2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13S" calcext:value-type="time">
            <text:p>0:17:13</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junger Mann! Dein Vater war schon immer ziemlich schwierig, und seit geraumer Zeit hat er sich nicht sehen lassen. Der Olymp ist für dich ein besseres Zuhause. Hier gehörst du hin, und mein Segen soll dir auf deiner Reise helfen.</text:p>
          </table:table-cell>
        </table:table-row>
        <table:table-row table:style-name="ro2">
          <table:table-cell office:value-type="float" office:value="25" calcext:value-type="float">
            <text:p>2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57S" calcext:value-type="time">
            <text:p>0:17:5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r Unterwelt des ehrwürdigen Hades, bestehend aus zahllosen, sich ständig verschiebenden verzahnten Kammern, verweilen die Toten ans Ende aller Tage.</text:p>
          </table:table-cell>
        </table:table-row>
        <table:table-row table:style-name="ro2">
          <table:table-cell office:value-type="float" office:value="26" calcext:value-type="float">
            <text:p>2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2M15S" calcext:value-type="time">
            <text:p>0:22:1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table-cell office:value-type="float" office:value="27" calcext:value-type="float">
            <text:p>2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2M18S" calcext:value-type="time">
            <text:p>0:22:1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llo, schön dich zu sehen, Charon, Kumpel! Ach, ich hänge bloß so meinen Gedanken nach, schaue mir die Gegend an… und he, was hast du da, bietest du Waren zum Verkauf an? Dann stöber eich mal ein bisschen.</text:p>
          </table:table-cell>
        </table:table-row>
        <table:table-row table:style-name="ro2">
          <table:table-cell office:value-type="float" office:value="28" calcext:value-type="float">
            <text:p>2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3M55S" calcext:value-type="time">
            <text:p>0:23:5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 Vater Hades und mein Vater Zeus haben seit einiger Zeit nichts voneinander gehört, und Zeus verweigert uns eine Erklärung. Zwischen den beiden hat sich etwas zugetragen. Vielleicht weißt du mehr als ich.</text:p>
          </table:table-cell>
        </table:table-row>
        <table:table-row table:style-name="ro2">
          <table:table-cell office:value-type="float" office:value="29" calcext:value-type="float">
            <text:p>2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11S" calcext:value-type="time">
            <text:p>0:00:1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Jenseits dieses Gemachs liegt der äußerste Rand des Tartaros. Dort drohen schreckliche Gefahren, die die Vorstellung des Prinzen der Unterwelt bei weitem übersteigen.</text:p>
          </table:table-cell>
        </table:table-row>
        <table:table-row table:style-name="ro2">
          <table:table-cell office:value-type="float" office:value="30" calcext:value-type="float">
            <text:p>3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38S" calcext:value-type="time">
            <text:p>0:00: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alt, Zagreus. Keinen Schritt weiter</text:p>
          </table:table-cell>
        </table:table-row>
        <table:table-row table:style-name="ro2">
          <table:table-cell office:value-type="float" office:value="31" calcext:value-type="float">
            <text:p>3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46S" calcext:value-type="time">
            <text:p>0:00:4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Komm schon, Meg. Hatten wir nicht schon mehr als genug voneinander? Abgesehen davon, wirst du nicht gerade irgendwo anders gebraucht?</text:p>
          </table:table-cell>
        </table:table-row>
        <table:table-row table:style-name="ro2">
          <table:table-cell office:value-type="float" office:value="32" calcext:value-type="float">
            <text:p>3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54S" calcext:value-type="time">
            <text:p>0:00:5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 Vater hat mich geschickt. Wenn ich es mir genau überlege, habe ich lieber dich zum Feind als deinen Vater. Sei vernünftig und dreh brav von selber um, oder ich schicke dich auf dem schmerzhaften Weg zurück nach Hause. Was darf's sein?</text:p>
          </table:table-cell>
        </table:table-row>
        <table:table-row table:style-name="ro2">
          <table:table-cell office:value-type="float" office:value="33" calcext:value-type="float">
            <text:p>3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1M08S" calcext:value-type="time">
            <text:p>0:01: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Dann muss ich mich wohl für den schmerzhaften Weg entscheiden.</text:p>
          </table:table-cell>
        </table:table-row>
        <table:table-row table:style-name="ro2">
          <table:table-cell office:value-type="float" office:value="34" calcext:value-type="float">
            <text:p>3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1M11S" calcext:value-type="time">
            <text:p>0:01: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in Mann ganz nach meinem Geschmack.</text:p>
          </table:table-cell>
        </table:table-row>
        <table:table-row table:style-name="ro2">
          <table:table-cell office:value-type="float" office:value="35" calcext:value-type="float">
            <text:p>3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2M08S" calcext:value-type="time">
            <text:p>0:02:0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Ooh, wow, also Megaira hat dich beim letzten Mal erwischt, das war gewiss heftig! Sie ist schnell und stark und schön und… ähm… egal, ich hoffe, die Schicksalsgöttinen sind nächstes Mal gnädiger mit dir!</text:p>
          </table:table-cell>
        </table:table-row>
        <table:table-row table:style-name="ro2">
          <table:table-cell office:value-type="float" office:value="36" calcext:value-type="float">
            <text:p>3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09S" calcext:value-type="time">
            <text:p>0:03:0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r ist denn der schniefende Schatten da zu deiner Linken, Vater? Du hast also schon einen Neuen für all die sinnlosen Aufgaben gefunden. Und ich dachte, ich sei vollkommen unersetzlich.</text:p>
          </table:table-cell>
        </table:table-row>
        <table:table-row table:style-name="ro2">
          <table:table-cell office:value-type="float" office:value="37" calcext:value-type="float">
            <text:p>3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19S" calcext:value-type="time">
            <text:p>0:03: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ener Schatten, Junge, ist mein neuer Baumeister. Er ist für die Arbeiten an diesem Haus verantwortlich. Wer für all das bezahlen soll, was meine Untertanen verlangen, ist mir allerdings schleierhaft.</text:p>
          </table:table-cell>
        </table:table-row>
        <table:table-row table:style-name="ro2">
          <table:table-cell office:value-type="float" office:value="38" calcext:value-type="float">
            <text:p>3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31S" calcext:value-type="time">
            <text:p>0:03:31</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versuchst, mir ein schlechtes Gewissen einzureden, damit ich die sündhaft teure Einrichtung bezahle, die dir vorschwebt.</text:p>
          </table:table-cell>
        </table:table-row>
        <table:table-row table:style-name="ro2">
          <table:table-cell office:value-type="float" office:value="39" calcext:value-type="float">
            <text:p>3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36S" calcext:value-type="time">
            <text:p>0:03:3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wir irgendwann damit fertig sind, das von dir in meinem gesamten Reich angerichtete Blutbad zu richten, haben wir vielleicht endlich Zeit, die angestauten Renovierungen abzuschließen.</text:p>
          </table:table-cell>
        </table:table-row>
        <table:table-row table:style-name="ro2">
          <table:table-cell office:value-type="float" office:value="40" calcext:value-type="float">
            <text:p>4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52S" calcext:value-type="time">
            <text:p>0:03:52</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öge die Finsternis dich führen, Kind. Du bist diesem Haus entwachsen, dessen bin ich mir nun sicher. Solltest du erneut zurückkehren, werde ich dich schützen.</text:p>
          </table:table-cell>
        </table:table-row>
        <table:table-row table:style-name="ro2">
          <table:table-cell office:value-type="float" office:value="41" calcext:value-type="float">
            <text:p>4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4M02S" calcext:value-type="time">
            <text:p>0:04:0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dich nicht vergessen, Nyx. Ich schwöre es.</text:p>
          </table:table-cell>
        </table:table-row>
        <table:table-row table:style-name="ro2">
          <table:table-cell office:value-type="float" office:value="42" calcext:value-type="float">
            <text:p>4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9M01S" calcext:value-type="time">
            <text:p>0:09:01</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recklich aussehen, schauen wir mal. Hallo! Im Namen von Hades! Olymp, ich nehme diese Botschaft an.</text:p>
          </table:table-cell>
        </table:table-row>
        <table:table-row table:style-name="ro2">
          <table:table-cell office:value-type="float" office:value="43" calcext:value-type="float">
            <text:p>4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9M05S" calcext:value-type="time">
            <text:p>0:09:05</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llo, hallo, kleiner Gott. Ich muss sagen, du bist schon ein Musterexemplar, daher habe ich beschlossen, dir vorerst behilflich zu sein. Bist du interessiert?</text:p>
          </table:table-cell>
        </table:table-row>
        <table:table-row table:style-name="ro2">
          <table:table-cell office:value-type="float" office:value="44" calcext:value-type="float">
            <text:p>4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2M54S" calcext:value-type="time">
            <text:p>0:12:5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ör mal, ich bin nur die Göttin der Jagd, nicht der Medizin, deswegen… weiß ich nicht, ob das hier sofort helfen wird, doch bitte.</text:p>
          </table:table-cell>
        </table:table-row>
        <table:table-row table:style-name="ro2">
          <table:table-cell office:value-type="float" office:value="45" calcext:value-type="float">
            <text:p>4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21S" calcext:value-type="time">
            <text:p>0:14:2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Charon, es ist immer so beruhigend dich zu sehen, und zum Dank habe ich eine kleine Aufmerksamkeit für dich.</text:p>
          </table:table-cell>
        </table:table-row>
        <table:table-row table:style-name="ro2">
          <table:table-cell office:value-type="float" office:value="46" calcext:value-type="float">
            <text:p>4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27S" calcext:value-type="time">
            <text:p>0:14:2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ggghh, hnnnn….</text:p>
          </table:table-cell>
        </table:table-row>
        <table:table-row table:style-name="ro2">
          <table:table-cell office:value-type="float" office:value="47" calcext:value-type="float">
            <text:p>4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33S" calcext:value-type="time">
            <text:p>0:14:33</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alt, ich erwarte keine Gegenleistung, es war doch ein Geschenk! Aber du bestehst darauf, nicht wahr.</text:p>
          </table:table-cell>
        </table:table-row>
        <table:table-row table:style-name="ro2">
          <table:table-cell office:value-type="float" office:value="48" calcext:value-type="float">
            <text:p>4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45S" calcext:value-type="time">
            <text:p>0:14:4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schön, dir hier draußen zu begegnen, Kumpel, und sieht so aus, als würdest du gute Waren zum Verkauf anbieten?</text:p>
          </table:table-cell>
        </table:table-row>
        <table:table-row table:style-name="ro2">
          <table:table-cell office:value-type="float" office:value="49" calcext:value-type="float">
            <text:p>4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45S" calcext:value-type="time">
            <text:p>0:14:4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nngghhhhh….</text:p>
          </table:table-cell>
        </table:table-row>
        <table:table-row table:style-name="ro2">
          <table:table-cell office:value-type="float" office:value="50" calcext:value-type="float">
            <text:p>5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5M05S" calcext:value-type="time">
            <text:p>0:15: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infernalischen Waren des stygischen Fährmanns Charon liegen verstreut, bereit zum Verkauf an jeden, der bereit ist, den großen Hunger des Fährmanns nach Reichtümern zu stillen.</text:p>
          </table:table-cell>
        </table:table-row>
        <table:table-row table:style-name="ro2">
          <table:table-cell office:value-type="float" office:value="51" calcext:value-type="float">
            <text:p>5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6M59S" calcext:value-type="time">
            <text:p>0:16:5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tarrsinnig wie eh und je. Vielleicht kann dich meine Geißel von deinem Vorhaben abbringen.</text:p>
          </table:table-cell>
        </table:table-row>
        <table:table-row table:style-name="ro2">
          <table:table-cell office:value-type="float" office:value="52" calcext:value-type="float">
            <text:p>5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7M00S" calcext:value-type="time">
            <text:p>0:17:0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Geißel hat sich in der Vergangenheit als nicht sehr überzeugend erwiesen.</text:p>
          </table:table-cell>
        </table:table-row>
        <table:table-row table:style-name="ro2">
          <table:table-cell office:value-type="float" office:value="53" calcext:value-type="float">
            <text:p>5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7M02S" calcext:value-type="time">
            <text:p>0:17: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Vielleicht macht sich Beharrlichkeit für uns beide bezählt. Fangen wir an.</text:p>
          </table:table-cell>
        </table:table-row>
        <table:table-row table:style-name="ro2">
          <table:table-cell office:value-type="float" office:value="54" calcext:value-type="float">
            <text:p>5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4M00S" calcext:value-type="time">
            <text:p>0:24:0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die den Namen Nyx trägt… Sie ist deine Mutter, höre ich? Wir Olympier verkehren selten mit den chthonischen Göttern. Nyx selbst schilderte mir jedoch deine missliche Lage, für mich Anlass zum Handeln.</text:p>
          </table:table-cell>
        </table:table-row>
        <table:table-row table:style-name="ro2">
          <table:table-cell office:value-type="float" office:value="55" calcext:value-type="float">
            <text:p>5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6M43S" calcext:value-type="time">
            <text:p>0:26:4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Z. Sieht sicher so aus, als würde ich mit dem Felsblock hier herumtrödeln, aber… Ich wollte mich gerade wieder reinknien. Die Erinyen lassen mich nicht oft in Ruhe. Wo sind sie denn eigentlich hin? Und… was machst du denn hier?</text:p>
          </table:table-cell>
        </table:table-row>
        <table:table-row table:style-name="ro2">
          <table:table-cell office:value-type="float" office:value="56" calcext:value-type="float">
            <text:p>5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6M57S" calcext:value-type="time">
            <text:p>0:26:5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ch, ich mach nur einen Streifzug durch die Gegend, das ist alles. Aber könntest du mir einen Gefallen tun und den Erinyen ausrichten, falls du sie siehst, dass ich auf dem Weg zurückgehe, auf dem ich hergekommen bin?</text:p>
          </table:table-cell>
        </table:table-row>
        <table:table-row table:style-name="ro2">
          <table:table-cell office:value-type="float" office:value="57" calcext:value-type="float">
            <text:p>5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7M06S" calcext:value-type="time">
            <text:p>0:27:0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ch werde es ihnen ausrichten, geht klar, ich höre dich laut und deutlich, eure Hoheit. Ich werde dann jetzt mal weitermachen, und du mach's gut.</text:p>
          </table:table-cell>
        </table:table-row>
        <table:table-row table:style-name="ro2">
          <table:table-cell office:value-type="float" office:value="58" calcext:value-type="float">
            <text:p>5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8M49S" calcext:value-type="time">
            <text:p>0:28:4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es mit Megaira, der Erinye, zu tun bekommen, oder? Oh, über die könnte ich dir so einiges erzählen. Seit einiger Zeit pflegen wir Olympier jedoch keinen Umgang mehr mit den Bewohnern der Unterwelt. Du bist die einzige Ausnahme!</text:p>
          </table:table-cell>
        </table:table-row>
        <table:table-row table:style-name="ro2">
          <table:table-cell office:value-type="float" office:value="59" calcext:value-type="float">
            <text:p>5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9M10S" calcext:value-type="time">
            <text:p>0:29: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Verdammte, verlorene Seelen, die nirgendwo anders mehr hingehen können, rotten sich im tiefsten Tartaros zusammen, wo sie mit der Erde selbst zu abscheulichen Formen verschmelzen, die sich jeder Beschreibung entziehen.</text:p>
          </table:table-cell>
        </table:table-row>
        <table:table-row table:style-name="ro2">
          <table:table-cell office:value-type="float" office:value="60" calcext:value-type="float">
            <text:p>6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0M30S" calcext:value-type="time">
            <text:p>0:30:3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Kumpel, sagen wir mal ganz hypothetisch, ich würde dir tausend Münzen geben. Wärest du gewillt, mich in deinem herrlichen Boot zu befördern? Den Fluss hinauf, um genau zu sein.</text:p>
          </table:table-cell>
        </table:table-row>
        <table:table-row table:style-name="ro2">
          <table:table-cell office:value-type="float" office:value="61" calcext:value-type="float">
            <text:p>6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0M31S" calcext:value-type="time">
            <text:p>0:30:3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rrnnhhh, hnnnn, hrrnn, hrrrrrnnn…</text:p>
          </table:table-cell>
        </table:table-row>
        <table:table-row table:style-name="ro2">
          <table:table-cell office:value-type="float" office:value="62" calcext:value-type="float">
            <text:p>6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3S" calcext:value-type="time">
            <text:p>0:33:1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Und da bist du schon wieder. Der ehrwürdige Hades sollte dich besser hinter Schloss und Riegel bringen, statt dich so durch sein Reich Amok laufen zu lassen.</text:p>
          </table:table-cell>
        </table:table-row>
        <table:table-row table:style-name="ro2">
          <table:table-cell office:value-type="float" office:value="63" calcext:value-type="float">
            <text:p>6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4S" calcext:value-type="time">
            <text:p>0:33:1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mir sicher, dass Vater all deine Kommentare begrüßen würde, Meg. Oder trachtest du vielleicht nach seinem Posten?</text:p>
          </table:table-cell>
        </table:table-row>
        <table:table-row table:style-name="ro2">
          <table:table-cell office:value-type="float" office:value="64" calcext:value-type="float">
            <text:p>6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6S" calcext:value-type="time">
            <text:p>0:33:1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eneide deinen Vater nicht um seine Position. Außerdem bin ich mit meinen Aufgaben vollends zufrieden.</text:p>
          </table:table-cell>
        </table:table-row>
        <table:table-row table:style-name="ro2">
          <table:table-cell office:value-type="float" office:value="65" calcext:value-type="float">
            <text:p>6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5M45S" calcext:value-type="time">
            <text:p>0:35: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ah, Megaira, die Erinye, hat dich erwischt! Sie ist einfach nicht zu stoppen, oder? Einmal versuchte ich, sie auf dem Weg zu einem Schwatz mit deinem Papa anzuhalten, und sie sah mich nicht einmal an! &lt;Seufzen…&gt;</text:p>
          </table:table-cell>
        </table:table-row>
        <table:table-row table:style-name="ro2">
          <table:table-cell office:value-type="float" office:value="66" calcext:value-type="float">
            <text:p>6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5M59S" calcext:value-type="time">
            <text:p>0:35:5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daheim, Junge. Du hast dich zum Abendessen verspätet… oder zum Frühstück oder was auch immer als Nächstes dran ist.</text:p>
          </table:table-cell>
        </table:table-row>
        <table:table-row table:style-name="ro2">
          <table:table-cell office:value-type="float" office:value="67" calcext:value-type="float">
            <text:p>6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6M12S" calcext:value-type="time">
            <text:p>0:36:1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in Ordnung, Vater, im Moment bin ich nicht unbedingt sehr hungrig.</text:p>
          </table:table-cell>
        </table:table-row>
        <table:table-row table:style-name="ro2">
          <table:table-cell office:value-type="float" office:value="68" calcext:value-type="float">
            <text:p>6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6M16S" calcext:value-type="time">
            <text:p>0:36:1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Schon mehrmals habe ich um eine Sonnenuhr gebeten, aber jedes Mahl heißt es, es ginge nicht, ist das zu fassen? Deine Dreistigkeit mir gegenüber ist ansteckend.</text:p>
          </table:table-cell>
        </table:table-row>
        <table:table-row table:style-name="ro2">
          <table:table-cell office:value-type="float" office:value="69" calcext:value-type="float">
            <text:p>69</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0M43S" calcext:value-type="time">
            <text:p>0:00:4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du schwingst Coronacht, den Herzenssucher…! Ich hielt dich immer für einen Bogenschützen, doch die Macht dieses Bogens ist unbestreitbar. Nutze sie weise!</text:p>
          </table:table-cell>
        </table:table-row>
        <table:table-row table:style-name="ro2">
          <table:table-cell office:value-type="float" office:value="70" calcext:value-type="float">
            <text:p>70</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2M26S" calcext:value-type="time">
            <text:p>0:02:26</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hier musste sich wohl blicken lassen, schätze ich. Im Namen von Hades! Olymp! Ich nehme diese Botschaft an.</text:p>
          </table:table-cell>
        </table:table-row>
        <table:table-row table:style-name="ro2">
          <table:table-cell office:value-type="float" office:value="71" calcext:value-type="float">
            <text:p>71</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2M29S" calcext:value-type="time">
            <text:p>0:02:29</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on sagen, du steckst voller Kampfgeist. Faszinierend, und doch kein Wunder bei einem, der in der Hölle selbst geboren wurde. Wenn du erst mal draußen bist, musst du mir alles darüber erzählen. Ich bin ein Mitstreiter des Todes musst du wissen.</text:p>
          </table:table-cell>
        </table:table-row>
        <table:table-row table:style-name="ro2">
          <table:table-cell office:value-type="float" office:value="72" calcext:value-type="float">
            <text:p>72</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1M44S" calcext:value-type="time">
            <text:p>0:11: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n Tiefen des Tartaros hausen die jämmerlichsten aller Schatten, die auf ewig in der Unterwelt verweilen. Deren Herr und Gebieter zeigt sich besonders grausam gegenüber jenen, die dem Tod ein Schnippchen schlagen wollen.</text:p>
          </table:table-cell>
        </table:table-row>
        <table:table-row table:style-name="ro2">
          <table:table-cell office:value-type="float" office:value="73" calcext:value-type="float">
            <text:p>73</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07S" calcext:value-type="time">
            <text:p>0:12: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es hat gut getan, diese Erinyen nicht mehr so oft sehen zu müssen. Die Anführerin, wie war noch mal ihr Name, scheint es auf dich abgesehen zu haben.</text:p>
          </table:table-cell>
        </table:table-row>
        <table:table-row table:style-name="ro2">
          <table:table-cell office:value-type="float" office:value="74" calcext:value-type="float">
            <text:p>74</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10S" calcext:value-type="time">
            <text:p>0:12:10</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u meinst Megaira. Stimmt, sie hat es auf mich abgesehen. Ihr wurde streng befohlen, mich nicht aus Tartaros entwischen zu lassen. Das heißt dann wohl, dass du eine Verschnaufpause hast! War ja auch längst an der Zeit, Herr.</text:p>
          </table:table-cell>
        </table:table-row>
        <table:table-row table:style-name="ro2">
          <table:table-cell office:value-type="float" office:value="75" calcext:value-type="float">
            <text:p>75</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31S" calcext:value-type="time">
            <text:p>0:12:3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Ich muss schon sagen, Charon, es ist eine Wohltat, dich zu sehen! Also, äh… sieht so aus, als würdest du etwas zum Verkauf anbieten, habe ich recht? Bist du hier, um mir zu helfen?</text:p>
          </table:table-cell>
        </table:table-row>
        <table:table-row table:style-name="ro2">
          <table:table-cell office:value-type="float" office:value="76" calcext:value-type="float">
            <text:p>76</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33S" calcext:value-type="time">
            <text:p>0:12:3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table-cell office:value-type="float" office:value="77" calcext:value-type="float">
            <text:p>77</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1S" calcext:value-type="time">
            <text:p>0:12:5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ast du eigentlich vor, Zagreus? Die Unterwelt ist versiegelt. Deine Versuche sind zum Scheitern verurteilt. Du hast gesehen, was passiert, wenn du dich zu weit vorwagst.</text:p>
          </table:table-cell>
        </table:table-row>
        <table:table-row table:style-name="ro2">
          <table:table-cell office:value-type="float" office:value="78" calcext:value-type="float">
            <text:p>78</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3S" calcext:value-type="time">
            <text:p>0:12:5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Ort kann nicht für immer versiegelt bleiben, Meg. Und bis dahin wollte ich schon mal etwas Übung bekommen.</text:p>
          </table:table-cell>
        </table:table-row>
        <table:table-row table:style-name="ro2">
          <table:table-cell office:value-type="float" office:value="79" calcext:value-type="float">
            <text:p>79</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5S" calcext:value-type="time">
            <text:p>0:12:5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nicht dein Übungspartner, Narr.</text:p>
          </table:table-cell>
        </table:table-row>
        <table:table-row table:style-name="ro2">
          <table:table-cell office:value-type="float" office:value="80" calcext:value-type="float">
            <text:p>80</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0M11S" calcext:value-type="time">
            <text:p>0:00:1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einst grünen Ebenen Asphodels stehen jetzt in hellen Flammen, nachdem sie vom Fluss Phlegethon überflutet wurden. Dessen scheußlich überhitzter Inhalt macht selbst jenen schnell den Garaus, denen Hitze sonst nichts anhaben kann.</text:p>
          </table:table-cell>
        </table:table-row>
        <table:table-row table:style-name="ro2">
          <table:table-cell office:value-type="float" office:value="81" calcext:value-type="float">
            <text:p>81</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3M05S" calcext:value-type="time">
            <text:p>0:03:05</text:p>
          </table:table-cell>
          <table:table-cell office:value-type="string" calcext:value-type="string">
            <text:p>Zagreus</text:p>
          </table:table-cell>
          <table:table-cell office:value-type="string" calcext:value-type="string">
            <text:p>Herme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ses Zeichen, fast wie ein Fledermausflügel. Im Namen von Hades! Olymp! Ich nehme diese Botschaft an.</text:p>
          </table:table-cell>
        </table:table-row>
        <table:table-row table:style-name="ro2">
          <table:table-cell office:value-type="float" office:value="82" calcext:value-type="float">
            <text:p>82</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3M16S" calcext:value-type="time">
            <text:p>0:03:16</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Boss, gut, dass ich dich gefunden habe. Hermes, zu deinen Diensten. Angenehm! Der ganze Olymp redet über dich! Normalerweise würd ich mich in nichts verwickeln lassen, doch für dich mach ich eine Ausnahme. Jetzt komm, wir beide haben noch was vor!</text:p>
          </table:table-cell>
        </table:table-row>
        <table:table-row table:style-name="ro2">
          <table:table-cell office:value-type="float" office:value="83" calcext:value-type="float">
            <text:p>83</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5M59S" calcext:value-type="time">
            <text:p>0:05:5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Offensichtlich läuft die Jagd für dich bisher nicht besonders gut. Doch vielleicht können wir da noch etwas retten.</text:p>
          </table:table-cell>
        </table:table-row>
        <table:table-row table:style-name="ro2">
          <table:table-cell office:value-type="float" office:value="84" calcext:value-type="float">
            <text:p>8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0M38S" calcext:value-type="time">
            <text:p>0:00: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immlische Pracht des Elysions, die nur den Größten unter den Sterblichen vorbehalten ist, ergoss sich in all ihrer Üppigkeit über den Prinzen mit den brennenden Füßen.</text:p>
          </table:table-cell>
        </table:table-row>
        <table:table-row table:style-name="ro2">
          <table:table-cell office:value-type="float" office:value="85" calcext:value-type="float">
            <text:p>8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5M50S" calcext:value-type="time">
            <text:p>0:05:50</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Das ist Onkel Nummer zwei, wer sonst. Alsdann, im Namen von Hades! Olymp, ich nehme diese Botschaft an.</text:p>
          </table:table-cell>
        </table:table-row>
        <table:table-row table:style-name="ro2">
          <table:table-cell office:value-type="float" office:value="86" calcext:value-type="float">
            <text:p>8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6M00S" calcext:value-type="time">
            <text:p>0:06:00</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oi, Klein-Hades! Du erkennst doch deinen Onkel? Wir haben eine Menge nachzuholen, doch eins nach dem anderen. Sieh zu, dass du dich aus dieser üblen Unterwelt befreist! Was mich angeht, ich werde ein bisschen Unruhe stiften, um dir Deckung zu geben!</text:p>
          </table:table-cell>
        </table:table-row>
        <table:table-row table:style-name="ro2">
          <table:table-cell office:value-type="float" office:value="87" calcext:value-type="float">
            <text:p>8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03S" calcext:value-type="time">
            <text:p>0:09:0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er Olymp weiß von ihm?! Und schenkt ihm all seinen wertlosen Segen, hier, in meinem Reich! In unserem Reich! Erkläre mir, wie dies möglich ist, Nyx. Entweder hat deine grenzenlose Macht erheblich nachgelassen oder du führst etwas im Schilde.</text:p>
          </table:table-cell>
        </table:table-row>
        <table:table-row table:style-name="ro2">
          <table:table-cell office:value-type="float" office:value="88" calcext:value-type="float">
            <text:p>8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22S" calcext:value-type="time">
            <text:p>0:09:22</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Zweifele nicht meine Macht an, Hades. Es war zu erwarten, dass dein Sohn entdeckt würde, je mehr er sich der Oberfläche näherte. Die Olympier freuen sich über ihren entfernten Verwandten und heißen ihn auf ihrem Berg willkommen. Das ist alles. Ihr Einfluss ist sehr beschränkt.</text:p>
          </table:table-cell>
        </table:table-row>
        <table:table-row table:style-name="ro2">
          <table:table-cell office:value-type="float" office:value="89" calcext:value-type="float">
            <text:p>8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40S" calcext:value-type="time">
            <text:p>0:09:40</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Blut und Finsternis! Erzähl mir bloß nichts von ihrem Einfluss! Ich habe ihren Einfluss am eigenen Leib erfahren. Du hast einen törichten Fehler gemacht.</text:p>
          </table:table-cell>
        </table:table-row>
        <table:table-row table:style-name="ro2">
          <table:table-cell office:value-type="float" office:value="90" calcext:value-type="float">
            <text:p>9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51S" calcext:value-type="time">
            <text:p>0:09:51</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u willst mir etwas von törichten Fehlern erzählen? Du kannst den Lauf der Dinge nicht aufhalten. Jeder Versuch ist zwecklos.</text:p>
          </table:table-cell>
        </table:table-row>
        <table:table-row table:style-name="ro2">
          <table:table-cell office:value-type="float" office:value="91" calcext:value-type="float">
            <text:p>9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11S" calcext:value-type="time">
            <text:p>0:11: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Tss. Der verlorene Sohn kehrt zurück…. Alle sagen, ich hätte dich mit Samthandschuhen angefasst.</text:p>
          </table:table-cell>
        </table:table-row>
        <table:table-row table:style-name="ro2">
          <table:table-cell office:value-type="float" office:value="92" calcext:value-type="float">
            <text:p>9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18S" calcext:value-type="time">
            <text:p>0:11:1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Keine Sorge, Meg, ich bin dann schließlich doch auf schmerzhafte Weise nach Hause gekommen.</text:p>
          </table:table-cell>
        </table:table-row>
        <table:table-row table:style-name="ro2">
          <table:table-cell office:value-type="float" office:value="93" calcext:value-type="float">
            <text:p>9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23S" calcext:value-type="time">
            <text:p>0:11:2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Schau mal, ich muss meinen Ruf bewahren. Wenn du nochmal so an mir vorbeikommst, wäre es besser, du gehst deinen Weg bis zum Ende. Jetzt lass mich in Ruhe, und glaube ja nicht, dass du bei unserer nächsten Begegnung wieder so viel Glück haben wirst.</text:p>
          </table:table-cell>
        </table:table-row>
        <table:table-row table:style-name="ro2">
          <table:table-cell office:value-type="float" office:value="94" calcext:value-type="float">
            <text:p>9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44S" calcext:value-type="time">
            <text:p>0:11:44</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Der Prinz persönlich, du, möchtest mit mir sprechen…? Mit mir?! Oh, wow, oh wow!!</text:p>
          </table:table-cell>
        </table:table-row>
        <table:table-row table:style-name="ro2">
          <table:table-cell office:value-type="float" office:value="95" calcext:value-type="float">
            <text:p>9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51S" calcext:value-type="time">
            <text:p>0:11:5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äh, wollte nur sagen, dass der Salon wundervoll aussieht, fast wie neu. Besser! Ich hoffe, es war nicht allzu schwierig, alles wieder in Ordnung zu bringen.</text:p>
          </table:table-cell>
        </table:table-row>
        <table:table-row table:style-name="ro2">
          <table:table-cell office:value-type="float" office:value="96" calcext:value-type="float">
            <text:p>9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2M00S" calcext:value-type="time">
            <text:p>0:12:0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ichichaaah, Ich muss die Dachsperren reinigen, ich…!</text:p>
          </table:table-cell>
        </table:table-row>
        <table:table-row table:style-name="ro2">
          <table:table-cell office:value-type="float" office:value="97" calcext:value-type="float">
            <text:p>9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2M24S" calcext:value-type="time">
            <text:p>0:12:2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Viel von der Weichheit des raffiniert gewebten Teppichs, den sich der Prinz beschaftt hat, bekommt er unter seinen von Flammen umzüngelten Füßen nicht zu spüren.</text:p>
          </table:table-cell>
        </table:table-row>
        <table:table-row table:style-name="ro2">
          <table:table-cell office:value-type="float" office:value="98" calcext:value-type="float">
            <text:p>9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3M45S" calcext:value-type="time">
            <text:p>0:13:45</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waren… Lustbarkeiten? Leute, die sich amüsieren. Nun ja, klar, alsdann: Im Namen von Hades! Olymp, ich nehme diese Botschaft an.</text:p>
          </table:table-cell>
        </table:table-row>
        <table:table-row table:style-name="ro1">
          <table:table-cell office:value-type="float" office:value="99" calcext:value-type="float">
            <text:p>9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3M48S" calcext:value-type="time">
            <text:p>0:13:4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table:style-name="ce1" office:value-type="string" calcext:value-type="string">
            <text:p>Hee, Zag, wie geht's, Mann? Hör mal, du musst endlich zu uns kommen, wir halten dir einen Platz frei! Mal sehen, was ich tun kann, um dir das Leben bis dahin ein wenig zu versüßen!</text:p>
          </table:table-cell>
        </table:table-row>
        <table:table-row table:style-name="ro2">
          <table:table-cell office:value-type="float" office:value="100" calcext:value-type="float">
            <text:p>10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4M27S" calcext:value-type="time">
            <text:p>0:14:2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Wann immer der Prinz in die Unterwelt zurückkehrt, ordnen sich die sich ständig verschiebenden Kammern neu an, um seine Versuche, sie zu kartieren, zu vereiteln.</text:p>
          </table:table-cell>
        </table:table-row>
        <table:table-row table:style-name="ro2">
          <table:table-cell office:value-type="float" office:value="101" calcext:value-type="float">
            <text:p>10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5M34S" calcext:value-type="time">
            <text:p>0:15:34</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ekämpfst deines Vaters Legionen mit Varatha, dem ewigen Speer? Die Ironie dürfte ihm nicht verborgen bleiben, denn vor langer Zeit stand er mir mit diesem Ding gegen die Titanen bei!</text:p>
          </table:table-cell>
        </table:table-row>
        <table:table-row table:style-name="ro2">
          <table:table-cell office:value-type="float" office:value="102" calcext:value-type="float">
            <text:p>10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8M47S" calcext:value-type="time">
            <text:p>0:18:47</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ist niemand den ich erkenne… also, im Namen von Hades! Ähm, hallo? Darf ich fragen, wer da spricht?</text:p>
          </table:table-cell>
        </table:table-row>
        <table:table-row table:style-name="ro2">
          <table:table-cell office:value-type="float" office:value="103" calcext:value-type="float">
            <text:p>10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8M57S" calcext:value-type="time">
            <text:p>0:18:5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Die Olympier sind alle milde geworden, … meinst du nicht auch?</text:p>
          </table:table-cell>
        </table:table-row>
        <table:table-row table:style-name="ro2">
          <table:table-cell office:value-type="float" office:value="104" calcext:value-type="float">
            <text:p>10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Äh… sind wir uns schon begegnet?</text:p>
          </table:table-cell>
        </table:table-row>
        <table:table-row table:style-name="ro2">
          <table:table-cell office:value-type="float" office:value="105" calcext:value-type="float">
            <text:p>10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9M06S" calcext:value-type="time">
            <text:p>0:19:06</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begegnet sind wir uns, in gewisser Weise. Ich kenne jeden, hier und dort. Du möchtest diesen Ort verlassen? Dann wünsche ich, deine Reise ein wenig interessanter zu gestalten… und falls du eines Tages den Olympiern begegnest, richte ihnen meine Grüße aus.</text:p>
          </table:table-cell>
        </table:table-row>
        <table:table-row table:style-name="ro2">
          <table:table-cell office:value-type="float" office:value="106" calcext:value-type="float">
            <text:p>10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5S" calcext:value-type="time">
            <text:p>0:20: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Z., ich hatte nicht erwartet, dir wieder zu begegnen, nach so langer Zeit. Ist irgendwas nicht in Ordnung im Haus oder was? Ich war bloß in letzter Zeit viel allein.</text:p>
          </table:table-cell>
        </table:table-row>
        <table:table-row table:style-name="ro2">
          <table:table-cell office:value-type="float" office:value="107" calcext:value-type="float">
            <text:p>10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6S" calcext:value-type="time">
            <text:p>0:20:06</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rgendwas liegt zu Hause eigentlich immer im Argen, Herr. Ich dachte mir, es könnte nicht schaden, im Tartaros etwas häufiger als gewohnt nach dem Rechten zu sehen.</text:p>
          </table:table-cell>
        </table:table-row>
        <table:table-row table:style-name="ro2">
          <table:table-cell office:value-type="float" office:value="108" calcext:value-type="float">
            <text:p>10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7S" calcext:value-type="time">
            <text:p>0:20: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Nun, ich bin dankbar dafür und auch für den alten Felsblock da drüben. Ich bin ja daran gewöhnt, lange Zeit allein zu sein, aber ein paar Besucher von Zeit zu Zeit würden mir gut tun!</text:p>
          </table:table-cell>
        </table:table-row>
        <table:table-row table:style-name="ro2">
          <table:table-cell office:value-type="float" office:value="109" calcext:value-type="float">
            <text:p>10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5M56S" calcext:value-type="time">
            <text:p>0:25:56</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 he, Dusa! Was gibt's Neues von deiner endlosen Plackerei?</text:p>
          </table:table-cell>
        </table:table-row>
        <table:table-row table:style-name="ro2">
          <table:table-cell office:value-type="float" office:value="110" calcext:value-type="float">
            <text:p>11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03S" calcext:value-type="time">
            <text:p>0:26:03</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Um, Herr Hypnos, könntest du naja… vielleicht, du weißt schon, äh, ein Auge auf die Warteschlange vor dem ehrwürdigen Haus werfen? So wie es halt dein Job ist…?</text:p>
          </table:table-cell>
        </table:table-row>
        <table:table-row table:style-name="ro2">
          <table:table-cell office:value-type="float" office:value="111" calcext:value-type="float">
            <text:p>11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15S" calcext:value-type="time">
            <text:p>0:26:15</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m, kein Problem, ich kann das definitiv tun, ich schreibe es einfach auf die Liste!</text:p>
          </table:table-cell>
        </table:table-row>
        <table:table-row table:style-name="ro2">
          <table:table-cell office:value-type="float" office:value="112" calcext:value-type="float">
            <text:p>11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23S" calcext:value-type="time">
            <text:p>0:26:23</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Ähm, okay! Gut, dass wir eine Chance zum Reden hatten. Jetzt schau vielleicht, dass du etwas Schlaf bekommst. Du siehst ziemlich erledigt aus…?</text:p>
          </table:table-cell>
        </table:table-row>
        <table:table-row table:style-name="ro2">
          <table:table-cell office:value-type="float" office:value="113" calcext:value-type="float">
            <text:p>11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40S" calcext:value-type="time">
            <text:p>0:26: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habe ich dir gesagt, Junge? Du verschwendest deine Zeit und die meinige. Was gibt es Neues aus meiner Unterwelt?</text:p>
          </table:table-cell>
        </table:table-row>
        <table:table-row table:style-name="ro2">
          <table:table-cell office:value-type="float" office:value="114" calcext:value-type="float">
            <text:p>11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49S" calcext:value-type="time">
            <text:p>0:26:4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nicht, wie du es ertragen kannst.</text:p>
          </table:table-cell>
        </table:table-row>
        <table:table-row table:style-name="ro2">
          <table:table-cell office:value-type="float" office:value="115" calcext:value-type="float">
            <text:p>11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52S" calcext:value-type="time">
            <text:p>0:26:5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a, wenigstens ein paar Dinge laufen noch immer wie am Schnürchen. Wenn du das nächste Mal zum Sterben aufbrichst, grüße die gequälten Seelen da draußen herzlich von mir.</text:p>
          </table:table-cell>
        </table:table-row>
        <table:table-row table:style-name="ro2">
          <table:table-cell office:value-type="float" office:value="116" calcext:value-type="float">
            <text:p>11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7M11S" calcext:value-type="time">
            <text:p>0:27:1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manchmal habe ich den Eindruck, die Olympier betrachten uns in der Unterwelt Geborene von oben herab. Bilde ich mir das ein, oder was denkst du?</text:p>
          </table:table-cell>
        </table:table-row>
        <table:table-row table:style-name="ro2">
          <table:table-cell office:value-type="float" office:value="117" calcext:value-type="float">
            <text:p>11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7M19S" calcext:value-type="time">
            <text:p>0:27:1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Götter des Olymp neigen zu Hochmut uns gegenüber, Kind. Oder zumindest behauptet das dein Vater oft. Er allein wurde in dieses Reich verbannt und grollt seinen Verwandten hoch droben deswegen.</text:p>
          </table:table-cell>
        </table:table-row>
        <table:table-row table:style-name="ro2">
          <table:table-cell office:value-type="float" office:value="118" calcext:value-type="float">
            <text:p>11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8M58S" calcext:value-type="time">
            <text:p>0:28:5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Hof</text:p>
          </table:table-cell>
          <table:table-cell office:value-type="string" calcext:value-type="string">
            <text:p>Im Hof des Haus des Hades herrscht Sauberkeit und Ordnung, ganz im Gegensatz zur fürchterlichen Ödnis, die jenseits davon liegt.</text:p>
          </table:table-cell>
        </table:table-row>
        <table:table-row table:style-name="ro2">
          <table:table-cell office:value-type="float" office:value="119" calcext:value-type="float">
            <text:p>11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9M44S" calcext:value-type="time">
            <text:p>0:29:44</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table-cell office:value-type="float" office:value="120" calcext:value-type="float">
            <text:p>12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9M50S" calcext:value-type="time">
            <text:p>0:29:5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table-cell office:value-type="float" office:value="121" calcext:value-type="float">
            <text:p>12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30M02S" calcext:value-type="time">
            <text:p>0:30:0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table-cell office:value-type="float" office:value="122" calcext:value-type="float">
            <text:p>12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30M08S" calcext:value-type="time">
            <text:p>0:30:0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table-cell office:value-type="float" office:value="123" calcext:value-type="float">
            <text:p>12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0M20S" calcext:value-type="time">
            <text:p>0:00:20</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dir ein Geständnis machen, Klein-Hades: Meine Verwandten und ich haben dir eine unsere [sic] größten Gaben vorenthalten!! Wir wollten zuerst sehen, ob du ihrer würdig bist. Und das bist du! Du kannst mit meiner Hilfe rechnen, also ruf mich, wenn du etwas brauchst! Besonders, wenn du deine Feinde in Stücke reißen willst.</text:p>
          </table:table-cell>
        </table:table-row>
        <table:table-row table:style-name="ro2">
          <table:table-cell office:value-type="float" office:value="124" calcext:value-type="float">
            <text:p>12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05S" calcext:value-type="time">
            <text:p>0:06:05</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ho, nee, oder, Zag? Du hast ein Geschenk vom alten Poseidon bekommen? Ein guter Fang, doch hier, ich hoffe, du hast noch Platz für mehr!</text:p>
          </table:table-cell>
        </table:table-row>
        <table:table-row table:style-name="ro2">
          <table:table-cell office:value-type="float" office:value="125" calcext:value-type="float">
            <text:p>12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3S" calcext:value-type="time">
            <text:p>0:06:4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ich es wagen darf, eure Hoheit. Ich frage mich nur… was dich erneut hierher führt? Dieselbe Geschichte wie letztes Mal?</text:p>
          </table:table-cell>
        </table:table-row>
        <table:table-row table:style-name="ro2">
          <table:table-cell office:value-type="float" office:value="126" calcext:value-type="float">
            <text:p>12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4S" calcext:value-type="time">
            <text:p>0:06:44</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ör mal, ich will ehrlich mit dir sein, Sisyphos. Ich verlasse das Haus. Ich habe die Nase voll. Du verstehst das sicherlich. Ich gehe in die Oberwelt.</text:p>
          </table:table-cell>
        </table:table-row>
        <table:table-row table:style-name="ro2">
          <table:table-cell office:value-type="float" office:value="127" calcext:value-type="float">
            <text:p>12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5S" calcext:value-type="time">
            <text:p>0:06:4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Puh, das ist aber ein ziemliches Unterfangen, Prinz. Wenn du es nicht selbst vorgeschlagen hättest, würde ich es reinen Wahnsinn nennen, um ehrlich zu sein. Allerdings hast du aber auch gerade das richtige Maß an Wahnsinn, um es durchzuziehen! Na, ich hoffe, dass du es schaffst, viel Glück da draußen.</text:p>
          </table:table-cell>
        </table:table-row>
        <table:table-row table:style-name="ro2">
          <table:table-cell office:value-type="float" office:value="128" calcext:value-type="float">
            <text:p>12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8M08S" calcext:value-type="time">
            <text:p>0:08:0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Ein Ort der Ruhe und Besinnung, obgleich kaum vorstellbar in der Unterwelt, ist in der Tat gelegentlich zu finden.</text:p>
          </table:table-cell>
        </table:table-row>
        <table:table-row table:style-name="ro2">
          <table:table-cell office:value-type="float" office:value="129" calcext:value-type="float">
            <text:p>12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9M10S" calcext:value-type="time">
            <text:p>0:09:1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wie bist du an einen so schönen Bogen wie diesen gekommen? Pass gut auf Coronacht auf, damit auch ich ihn ausprobieren kann, wenn du erst mal hier oben bist.</text:p>
          </table:table-cell>
        </table:table-row>
        <table:table-row table:style-name="ro2">
          <table:table-cell office:value-type="float" office:value="130" calcext:value-type="float">
            <text:p>13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0M53S" calcext:value-type="time">
            <text:p>0:10:5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ohhhh….</text:p>
          </table:table-cell>
        </table:table-row>
        <table:table-row table:style-name="ro2">
          <table:table-cell office:value-type="float" office:value="131" calcext:value-type="float">
            <text:p>13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0M55S" calcext:value-type="time">
            <text:p>0:10: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Freut mich, dass es dir gefällt, Kumpel. Danke, dass du mir mit deinen Waren hilfst. Auch wenn du mich mit deinen Preisen ziemlich schröpfst!</text:p>
          </table:table-cell>
        </table:table-row>
        <table:table-row table:style-name="ro2">
          <table:table-cell office:value-type="float" office:value="132" calcext:value-type="float">
            <text:p>13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01S" calcext:value-type="time">
            <text:p>0:11: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aahhhhhhhhh….</text:p>
          </table:table-cell>
        </table:table-row>
        <table:table-row table:style-name="ro2">
          <table:table-cell office:value-type="float" office:value="133" calcext:value-type="float">
            <text:p>13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02S" calcext:value-type="time">
            <text:p>0:11:02</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ei ebenfalls gegrüßt, Kumpel! Dann lass uns mal einen Blick auf dein Angebot werfen, ja?</text:p>
          </table:table-cell>
        </table:table-row>
        <table:table-row table:style-name="ro2">
          <table:table-cell office:value-type="float" office:value="134" calcext:value-type="float">
            <text:p>13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18S" calcext:value-type="time">
            <text:p>0:11: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lso, Zag? Hast du noch einen letzten Wunsch, bevor ich dich dieses Mal nach Hause schicke?</text:p>
          </table:table-cell>
        </table:table-row>
        <table:table-row table:style-name="ro2">
          <table:table-cell office:value-type="float" office:value="135" calcext:value-type="float">
            <text:p>13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19S" calcext:value-type="time">
            <text:p>0:11: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al sehen. Wie wär’s mit einem schnellen und schmerzhaften Tod? Könntest du das einrichten?</text:p>
          </table:table-cell>
        </table:table-row>
        <table:table-row table:style-name="ro2">
          <table:table-cell office:value-type="float" office:value="136" calcext:value-type="float">
            <text:p>13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20S" calcext:value-type="time">
            <text:p>0:11:2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Frechheit kratzt mich nicht im Geringsten. Du sollst kriegen, was du haben willst, sonst nichts.</text:p>
          </table:table-cell>
        </table:table-row>
        <table:table-row table:style-name="ro2">
          <table:table-cell office:value-type="float" office:value="137" calcext:value-type="float">
            <text:p>13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6M23S" calcext:value-type="time">
            <text:p>0:16:2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In der erdrückenden Hitze Asphodels haust die übergroße Mehrheit derer, die auf der Erde lebten und starben. Sie bleiben dort bis ans Ende aller Tage.</text:p>
          </table:table-cell>
        </table:table-row>
        <table:table-row table:style-name="ro2">
          <table:table-cell office:value-type="float" office:value="138" calcext:value-type="float">
            <text:p>13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35S" calcext:value-type="time">
            <text:p>0:19:3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Schatten der Toten streunen ständig durch das Haus, jammern über ihre Nöte und suchen ein offenes Ohr für ihre Klagen.</text:p>
          </table:table-cell>
        </table:table-row>
        <table:table-row table:style-name="ro2">
          <table:table-cell office:value-type="float" office:value="139" calcext:value-type="float">
            <text:p>13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37S" calcext:value-type="time">
            <text:p>0:19:3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meist recht ruhig, wenn ich den Teich des Styx bewache. Aber in letzter Zeit ist schwer was los! Erst vorhin tauchte jemand unvermutet auf! Du glaubst nicht, wie ich dreinschaute, als ich merkte, dass das nicht du warst.</text:p>
          </table:table-cell>
        </table:table-row>
        <table:table-row table:style-name="ro2">
          <table:table-cell office:value-type="float" office:value="140" calcext:value-type="float">
            <text:p>14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44S" calcext:value-type="time">
            <text:p>0:19:44</text:p>
          </table:table-cell>
          <table:table-cell office:value-type="string" calcext:value-type="string">
            <text:p>Hades</text:p>
          </table:table-cell>
          <table:table-cell office:value-type="string" calcext:value-type="string">
            <text:p>Kerberos</text:p>
          </table:table-cell>
          <table:table-cell office:value-type="string" calcext:value-type="string">
            <text:p>Zagreus</text:p>
          </table:table-cell>
          <table:table-cell office:value-type="string" calcext:value-type="string">
            <text:p>Gespräch</text:p>
          </table:table-cell>
          <table:table-cell office:value-type="string" calcext:value-type="string">
            <text:p>Thronsaal</text:p>
          </table:table-cell>
          <table:table-cell office:value-type="string" calcext:value-type="string">
            <text:p>Ach, ich traue meinen Augen nicht, bist du's, Junge?! Kerberos, schau mal, wer da ist, er sit wieder da!</text:p>
          </table:table-cell>
        </table:table-row>
        <table:table-row table:style-name="ro2">
          <table:table-cell office:value-type="float" office:value="141" calcext:value-type="float">
            <text:p>14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48S" calcext:value-type="time">
            <text:p>0:19:48</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blickt traurig zum Prinzen hin.</text:p>
          </table:table-cell>
        </table:table-row>
        <table:table-row table:style-name="ro2">
          <table:table-cell office:value-type="float" office:value="142" calcext:value-type="float">
            <text:p>14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0S" calcext:value-type="time">
            <text:p>0:19:5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nicht nötig, den Hund in die Sache hineinzuziehen, Vater.</text:p>
          </table:table-cell>
        </table:table-row>
        <table:table-row table:style-name="ro2">
          <table:table-cell office:value-type="float" office:value="143" calcext:value-type="float">
            <text:p>14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3S" calcext:value-type="time">
            <text:p>0:19:5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auch immer du zu sagen hast, sag es vor Kerberos! Vielleicht färben seine Aufmerksamkeit und Gehorsam sogar auf dich ab!</text:p>
          </table:table-cell>
        </table:table-row>
        <table:table-row table:style-name="ro2">
          <table:table-cell office:value-type="float" office:value="144" calcext:value-type="float">
            <text:p>14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6S" calcext:value-type="time">
            <text:p>0:19:56</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tell dir vor, mein Hündchen, ich habe beim letzten Versuch Asphodel erreicht! Ich kann vollkommen verstehen, warum es dir da nie gefiel. Dann breche ich wohl besser wieder auf. Bis bald!</text:p>
          </table:table-cell>
        </table:table-row>
        <table:table-row table:style-name="ro2">
          <table:table-cell office:value-type="float" office:value="145" calcext:value-type="float">
            <text:p>14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9S" calcext:value-type="time">
            <text:p>0:19:5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m Optimismus des Prinzen der Unterwelt zum Trotz bleibt sein alter Gefährte Kerberos, der mehrköpfige Hund, vorerst mürrisch.</text:p>
          </table:table-cell>
        </table:table-row>
        <table:table-row table:style-name="ro2">
          <table:table-cell office:value-type="float" office:value="146" calcext:value-type="float">
            <text:p>14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17S" calcext:value-type="time">
            <text:p>0:20:1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weggeschlossenen Waffen vor deinen Gemächern… dein Vater wird ihr Fehlen nicht bemerken, glaube ich. Sie erinnern ihn an eine Zeit, als er zusammen mit seinen Geschwistern kämpfte. Er will nichts mehr davon wissen. Ich glaube, es ist recht, dass du ihre Macht geerbt hast.</text:p>
          </table:table-cell>
        </table:table-row>
        <table:table-row table:style-name="ro2">
          <table:table-cell office:value-type="float" office:value="147" calcext:value-type="float">
            <text:p>14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27S" calcext:value-type="time">
            <text:p>0:20:2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ine Macht, die einst die Titanen einsperrte… und die es vielleicht vermag, mich von hier zu befreien. Danke für deine Hilfe, Achilles.</text:p>
          </table:table-cell>
        </table:table-row>
        <table:table-row table:style-name="ro2">
          <table:table-cell office:value-type="float" office:value="148" calcext:value-type="float">
            <text:p>14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44S" calcext:value-type="time">
            <text:p>0:20: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Eine Gedenktafel ziert eine der Wände des Salons. Sie preist die Errungenschaften derer, die dem ehrwürdigen Hades am besten dienen.</text:p>
          </table:table-cell>
        </table:table-row>
        <table:table-row table:style-name="ro2">
          <table:table-cell office:value-type="float" office:value="149" calcext:value-type="float">
            <text:p>14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54S" calcext:value-type="time">
            <text:p>0:20:54</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Wir alle haben diesem Haus gegenüber Pflichten, Megaira. Du brauchst dich der deinigen nicht zu schämen. Und da deine Schwestern außer Haus sind, trägst du die Last ihrer Verantwortung mit.</text:p>
          </table:table-cell>
        </table:table-row>
        <table:table-row table:style-name="ro2">
          <table:table-cell office:value-type="float" office:value="150" calcext:value-type="float">
            <text:p>15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06S" calcext:value-type="time">
            <text:p>0:21:06</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verstehe schon, es ist nur… soll ich denn weiter so tun, als wäre alles beim Alten? Dieses Haus platzt aus den Nähten, und nieman will es zugeben?</text:p>
          </table:table-cell>
        </table:table-row>
        <table:table-row table:style-name="ro2">
          <table:table-cell office:value-type="float" office:value="151" calcext:value-type="float">
            <text:p>15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19S" calcext:value-type="time">
            <text:p>0:21:19</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s Haus wird ewiglich bestehen, doch liegt es an uns zu entscheiden, in welchem Zustand. Unsere Pflicht ist es, das Haus in Ordnung zu halten.</text:p>
          </table:table-cell>
        </table:table-row>
        <table:table-row table:style-name="ro2">
          <table:table-cell office:value-type="float" office:value="152" calcext:value-type="float">
            <text:p>15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30S" calcext:value-type="time">
            <text:p>0:21:30</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Du hast recht, natürlich hast du recht… Ich werde mein Bestes geben. Ich werde für uns beide mein Bestes geben, Nyx.</text:p>
          </table:table-cell>
        </table:table-row>
        <table:table-row table:style-name="ro2">
          <table:table-cell office:value-type="float" office:value="153" calcext:value-type="float">
            <text:p>15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54S" calcext:value-type="time">
            <text:p>0:21: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s ist tiefe Nacht, oder das, was sich wohl in der Unterwelt am ehesten so bezeichnen lässt. Zagreus, der Prinz der Unterwelt, erwacht aus einem unruhigen Schlaf, den Kopf voller Unfug.</text:p>
          </table:table-cell>
        </table:table-row>
        <table:table-row table:style-name="ro2">
          <table:table-cell office:value-type="float" office:value="154" calcext:value-type="float">
            <text:p>15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2M26S" calcext:value-type="time">
            <text:p>0:22:2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Zu dieser Zeit ist alles still; der stets träumende Hypnos hat das Haus mit einem Zauber belegt, worum der eigensinnige Zagreus ihn gebeten hatte. Alle schlafen tief und fest, bis auf den Prinzen. Alles läuft genau nach Plan.</text:p>
          </table:table-cell>
        </table:table-row>
        <table:table-row table:style-name="ro2">
          <table:table-cell office:value-type="float" office:value="155" calcext:value-type="float">
            <text:p>15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2M54S" calcext:value-type="time">
            <text:p>0:22: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nähert sich dem imposanten Thron seines ehrwürdigen Vaters, halb erwartend, ertappt zu werden, doch rechnet nicht mit dem, was ihn erwartet.</text:p>
          </table:table-cell>
        </table:table-row>
        <table:table-row table:style-name="ro2">
          <table:table-cell office:value-type="float" office:value="156" calcext:value-type="float">
            <text:p>15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05S" calcext:value-type="time">
            <text:p>0:23: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weiß nicht genau, wonach er sucht. Er weiß nur, dass ihm schon immer etwas seltsam vorkam, dass er nicht dazugehört. Wer ist er in Wirklichkeit? Der ehrwürdige Hades verschloss sich solchen Fragen. Also würde Prinz Zagreus es selbst herausfinden.</text:p>
          </table:table-cell>
        </table:table-row>
        <table:table-row table:style-name="ro2">
          <table:table-cell office:value-type="float" office:value="157" calcext:value-type="float">
            <text:p>15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30S" calcext:value-type="time">
            <text:p>0:23: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durchstöbert den Besitz seines ehrwürdigen Vaters. Viel von Bedeutung ist da nicht. Bücher und Verwaältungsunterlagen. Briefe von Olymp, die unbeantwortet geblieben sind. Kein Hinweis auf seinen Sohn, nicht die kleinste Spur.</text:p>
          </table:table-cell>
        </table:table-row>
        <table:table-row table:style-name="ro2">
          <table:table-cell office:value-type="float" office:value="158" calcext:value-type="float">
            <text:p>15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53S" calcext:value-type="time">
            <text:p>0:23:5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Aber da ist dieser Zettel… in einer Handschrift so schön, wie sie der Prinz noch nie zuvor gesehen, und in einem Ton so fein, den er noch nie zuvor vernommen hat.</text:p>
          </table:table-cell>
        </table:table-row>
        <table:table-row table:style-name="ro2">
          <table:table-cell office:value-type="float" office:value="159" calcext:value-type="float">
            <text:p>15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11S" calcext:value-type="time">
            <text:p>0:24:11</text:p>
          </table:table-cell>
          <table:table-cell office:value-type="string" calcext:value-type="string">
            <text:p>Persephone</text:p>
          </table:table-cell>
          <table:table-cell office:value-type="string" calcext:value-type="string">
            <text:p>Hades</text:p>
          </table:table-cell>
          <table:table-cell/>
          <table:table-cell office:value-type="string" calcext:value-type="string">
            <text:p>Brief von Persephone</text:p>
          </table:table-cell>
          <table:table-cell office:value-type="string" calcext:value-type="string">
            <text:p>Thronsaal</text:p>
          </table:table-cell>
          <table:table-cell office:value-type="string" calcext:value-type="string">
            <text:p>Hades: ich halte das Leben an diesem Ort nicht länger aus. Also gehe ich, auch wenn es mich umbringt. Ich kehre nicht auf den Olymp zurück. Wenn es in dieser Welt einen Ort gibt, an den ich hingehöre, muss er irgendwo zwischen Himmel und Hölle liegen. Vielleicht an der Küste, mit einem kleinen Garten. Kümmere dich um Kerberos, ich werde ihn vermissen. -Persephone</text:p>
          </table:table-cell>
        </table:table-row>
        <table:table-row table:style-name="ro2">
          <table:table-cell office:value-type="float" office:value="160" calcext:value-type="float">
            <text:p>16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30S" calcext:value-type="time">
            <text:p>0:24: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Und so nahm der Prinz der Unterwelt Zagreus die Worte dieses verborgenen Briefes, geschrieben in der Handschrift seiner Mutter, in sich auf.</text:p>
          </table:table-cell>
        </table:table-row>
        <table:table-row table:style-name="ro2">
          <table:table-cell office:value-type="float" office:value="161" calcext:value-type="float">
            <text:p>16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40S" calcext:value-type="time">
            <text:p>0:24:40</text:p>
          </table:table-cell>
          <table:table-cell office:value-type="string" calcext:value-type="string">
            <text:p>Zagreus</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Handschrift seiner Mutter, der Handschrift meiner Mutter, Moment mal, was? Willst du damit sagen, dass diese Persephone, dass sie… meine Mutter ist? Aber Vater hat doch immer gesagt, dass Nyx meine… dieser Lügner. Er hat mich angelogen, beide haben mich getäuscht. Mein ganzes Leben lang!</text:p>
          </table:table-cell>
        </table:table-row>
        <table:table-row table:style-name="ro2">
          <table:table-cell office:value-type="float" office:value="162" calcext:value-type="float">
            <text:p>16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59S" calcext:value-type="time">
            <text:p>0:24:5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Ähm, und so erfuhr der Prinz versehentlich von dem wohlbehüteten Geheimnis um seine Abstammung. Purer Zufall, möchte man meinen.</text:p>
          </table:table-cell>
        </table:table-row>
        <table:table-row table:style-name="ro2">
          <table:table-cell office:value-type="float" office:value="163" calcext:value-type="float">
            <text:p>16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14S" calcext:value-type="time">
            <text:p>0:25: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Persephone… einst die Königin der gesamten Unterwelt… wohin ist sie gegangen, und warum? Vor Wut schäumend, beschloss der Prinz, seinen Herrn und Gebieter mit vielen neuen Fragen zu konfrontieren, die sich aus seinem Fund ergaben.</text:p>
          </table:table-cell>
        </table:table-row>
        <table:table-row table:style-name="ro2">
          <table:table-cell office:value-type="float" office:value="164" calcext:value-type="float">
            <text:p>16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38S" calcext:value-type="time">
            <text:p>0:25:3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du bist… Nyx, du bist nicht meine Mutter. Du und Vater, ihr habt mich die ganze Zeit... angelogen?</text:p>
          </table:table-cell>
        </table:table-row>
        <table:table-row table:style-name="ro2">
          <table:table-cell office:value-type="float" office:value="165" calcext:value-type="float">
            <text:p>16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49S" calcext:value-type="time">
            <text:p>0:25:4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mein liebes Kind… du weißt es jetzt also…? Du weißt es jetzt also. Aber nur die halbe Wahrheit. Ich kann den Rest erklären, also, bitte…. Es war nie mein Wunsch, dich zu verletzen.</text:p>
          </table:table-cell>
        </table:table-row>
        <table:table-row table:style-name="ro2">
          <table:table-cell office:value-type="float" office:value="166" calcext:value-type="float">
            <text:p>16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0S" calcext:value-type="time">
            <text:p>0:27:0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table-cell office:value-type="float" office:value="167" calcext:value-type="float">
            <text:p>16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2S" calcext:value-type="time">
            <text:p>0:27:0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table-cell office:value-type="float" office:value="168" calcext:value-type="float">
            <text:p>16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3S" calcext:value-type="time">
            <text:p>0:27:0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table-cell office:value-type="float" office:value="169" calcext:value-type="float">
            <text:p>16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4S" calcext:value-type="time">
            <text:p>0:27:0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table-cell office:value-type="float" office:value="170" calcext:value-type="float">
            <text:p>170</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00M28S" calcext:value-type="time">
            <text:p>0:00:2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also der Sohn von Hades und dieser Nyx, Göttin der Nacht, ist das richtig, Neffe…? Nun ja, von allen, die dein ehrwürdiger Vater dort unten finden konnte, kommt sie wohl einer Königin am nächsten. Ich hab versucht, ihn mit vitaleren Damen zu verba</text:p>
          </table:table-cell>
        </table:table-row>
        <table:table-row table:style-name="ro2">
          <table:table-cell office:value-type="float" office:value="171" calcext:value-type="float">
            <text:p>171</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07M15S" calcext:value-type="time">
            <text:p>0:07:15</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also meinen Papa kennengelernt, Zag, deinen Onkel Zeus? Er ist cool und liebt seine Feste, vergiss nur nicht, an ihn zu denken, OK?</text:p>
          </table:table-cell>
        </table:table-row>
        <table:table-row table:style-name="ro2">
          <table:table-cell office:value-type="float" office:value="172" calcext:value-type="float">
            <text:p>172</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0M58S" calcext:value-type="time">
            <text:p>0:10:5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kurze Frage, Sisyphos: Hast du in letzter Zeit die anderen Erinyen gesehen?</text:p>
          </table:table-cell>
        </table:table-row>
        <table:table-row table:style-name="ro2">
          <table:table-cell office:value-type="float" office:value="173" calcext:value-type="float">
            <text:p>173</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0M59S" calcext:value-type="time">
            <text:p>0:10:5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habe die anderen Erinyen schon seit einiger Zeit nicht gesehen, jetzt, wo du es erwähnst. Nur Megaira, die gutherzige, und die ist für sich allein auch schon nicht ohne. Ich werde nach den beiden anderen Ausschau halten!</text:p>
          </table:table-cell>
        </table:table-row>
        <table:table-row table:style-name="ro2">
          <table:table-cell office:value-type="float" office:value="174" calcext:value-type="float">
            <text:p>174</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15S" calcext:value-type="time">
            <text:p>0:11:15</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e, Herr, ich dachte mir, dies hier könnte dir helfen, die Dinge ein Weilchen ein wenig leichter zu nehmen.</text:p>
          </table:table-cell>
        </table:table-row>
        <table:table-row table:style-name="ro2">
          <table:table-cell office:value-type="float" office:value="175" calcext:value-type="float">
            <text:p>175</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16S" calcext:value-type="time">
            <text:p>0:11:1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Warte, Hoheit, ich kann so etwas nicht annehmen… Jedenfalls nicht, ohne dir auch etwas zu geben.</text:p>
          </table:table-cell>
        </table:table-row>
        <table:table-row table:style-name="ro2">
          <table:table-cell office:value-type="float" office:value="176" calcext:value-type="float">
            <text:p>176</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37S" calcext:value-type="time">
            <text:p>0:11:37</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Charon, falls mich hinter dieser Tür da drüben etwas wirklich Fürchterliches erwartet, dann… gib mir ein Zeichen, ja?</text:p>
          </table:table-cell>
        </table:table-row>
        <table:table-row table:style-name="ro2">
          <table:table-cell office:value-type="float" office:value="177" calcext:value-type="float">
            <text:p>177</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41S" calcext:value-type="time">
            <text:p>0:11:4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haaaaaaaaahhh….</text:p>
          </table:table-cell>
        </table:table-row>
        <table:table-row table:style-name="ro2">
          <table:table-cell office:value-type="float" office:value="178" calcext:value-type="float">
            <text:p>178</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49S" calcext:value-type="time">
            <text:p>0:11:4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ins muss ich Charon lassen, er redet nicht sehr viel. Und da das auch auf dich zutrifft, kannst du das hier behalten.</text:p>
          </table:table-cell>
        </table:table-row>
        <table:table-row table:style-name="ro2">
          <table:table-cell office:value-type="float" office:value="179" calcext:value-type="float">
            <text:p>179</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29S" calcext:value-type="time">
            <text:p>0:12:2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ör mir zu, Zagreus. Deine Mutter ist schon lange fort. Du wirst hier nie entkommen, und selbst wenn, welche Hoffnung könntest du haben, sie dort droben in der Welt zu finden?</text:p>
          </table:table-cell>
        </table:table-row>
        <table:table-row table:style-name="ro2">
          <table:table-cell office:value-type="float" office:value="180" calcext:value-type="float">
            <text:p>180</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30S" calcext:value-type="time">
            <text:p>0:12:3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offnung habe ich genug. Nicht, dass es dich noch etwas angehen würde.</text:p>
          </table:table-cell>
        </table:table-row>
        <table:table-row table:style-name="ro2">
          <table:table-cell office:value-type="float" office:value="181" calcext:value-type="float">
            <text:p>181</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31S" calcext:value-type="time">
            <text:p>0:12:3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eigene Familie ist hier unten. Und damit auch deine Pflichten. Du fliehst vor dir selbst. Aber ich kann es dir gerne schwerer machen.</text:p>
          </table:table-cell>
        </table:table-row>
        <table:table-row table:style-name="ro2">
          <table:table-cell office:value-type="float" office:value="182" calcext:value-type="float">
            <text:p>182</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4M50S" calcext:value-type="time">
            <text:p>0:14:5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Niemand, außer denen, welche dem höchst vertrauten inneren Kreis des ehrwürdigen Hades angehören, haben die Erlaubnis, die verworrenen Kammern, welche die weiten Unterweltregionen miteinander verbinden, zu betreten; doch der Prinz entscheidet sich trotz allem, sich in diese hereinzustürzen.</text:p>
          </table:table-cell>
        </table:table-row>
        <table:table-row table:style-name="ro2">
          <table:table-cell office:value-type="float" office:value="183" calcext:value-type="float">
            <text:p>183</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7M58S" calcext:value-type="time">
            <text:p>0:17:5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as ist los, Vetter? Darf ich dich so nennen? Hab was für dich, womit du deine Kämpfe auf Leben und Tod eindeutig schneller zu Ende bringen kannst!</text:p>
          </table:table-cell>
        </table:table-row>
        <table:table-row table:style-name="ro2">
          <table:table-cell office:value-type="float" office:value="184" calcext:value-type="float">
            <text:p>184</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8M33S" calcext:value-type="time">
            <text:p>0:18:3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sengenden Flammen und die Asche des Flusses Phlegeton können dem Fährmann Charon nichts anhaben. Er ist auf allen Gewässern der Unterwelt zu Hause, die die Toten, die Verdammten und all ihren Zierrat tragen.</text:p>
          </table:table-cell>
        </table:table-row>
        <table:table-row table:style-name="ro2">
          <table:table-cell office:value-type="float" office:value="185" calcext:value-type="float">
            <text:p>185</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9M37S" calcext:value-type="time">
            <text:p>0:19:3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ah, wie ich höre, hast du es dieser nichtsnutzigen Erinye doch noch gezeigt. Ich wusste, dass du mit dieser alten Schrulle fertig werden würdest, Neffe! Und falls sie dir noch mal Ärger macht, erinnere sie daran, wer dort unten das Sagen hat!</text:p>
          </table:table-cell>
        </table:table-row>
        <table:table-row table:style-name="ro2">
          <table:table-cell office:value-type="float" office:value="186" calcext:value-type="float">
            <text:p>186</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24S" calcext:value-type="time">
            <text:p>0:22:2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u musst Hades' Sprössling sein! Wie geht's denn so, eure königliche Majestät? Nett, dich kennenzulernen, ich bin Eurydike. Was macht denn so ein wichtiger Typ wie du an einem Ort wie diesem?</text:p>
          </table:table-cell>
        </table:table-row>
        <table:table-row table:style-name="ro2">
          <table:table-cell office:value-type="float" office:value="187" calcext:value-type="float">
            <text:p>187</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27S" calcext:value-type="time">
            <text:p>0:22:27</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allo! Förmlichkeiten sind nicht nötig. Ich heiße Zagreus. Bin auf dem Weg zu einem Ortstermin. An der bedrohlichen Knochen-Hydra vorbei. Möchte nicht unhöflich sein, aber ich bin in Eile.</text:p>
          </table:table-cell>
        </table:table-row>
        <table:table-row table:style-name="ro2">
          <table:table-cell office:value-type="float" office:value="188" calcext:value-type="float">
            <text:p>188</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39S" calcext:value-type="time">
            <text:p>0:22:3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du hast wohl alle Hände voll zu tun, mein Lieber! Ich werde dich ziehen lassen, aber in meinem Haus gibt es eine Regel, und zwar: Niemand geht mit leeren Händen, verstanden? Dann such dir was aus, du bist eingeladen!</text:p>
          </table:table-cell>
        </table:table-row>
        <table:table-row table:style-name="ro2">
          <table:table-cell office:value-type="float" office:value="189" calcext:value-type="float">
            <text:p>189</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3M51S" calcext:value-type="time">
            <text:p>0:23:5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Nach Überquerung des Flammenflusses Phlegeton zu diesem Aussichtspunkt erwartet den unermüdlichen Zagreus nun ein Gegner von unvorstellbarer Wildheit, der auf der Lauer liegt und geduldig ausharrt, bis es Zeit ist, zuzuschlagen.</text:p>
          </table:table-cell>
        </table:table-row>
        <table:table-row table:style-name="ro2">
          <table:table-cell office:value-type="float" office:value="190" calcext:value-type="float">
            <text:p>19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25S" calcext:value-type="time">
            <text:p>0:05:2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kommst aus den Eingeweiden der Hölle. Du gehörst nicht hierher.</text:p>
          </table:table-cell>
        </table:table-row>
        <table:table-row table:style-name="ro2">
          <table:table-cell office:value-type="float" office:value="191" calcext:value-type="float">
            <text:p>19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30S" calcext:value-type="time">
            <text:p>0:05:30</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Ich stimme dir in beiden Punkten zu. Ich bin nur auf der Durchreise. Wenn du mich also bitte entschuldigen würdest…</text:p>
          </table:table-cell>
        </table:table-row>
        <table:table-row table:style-name="ro2">
          <table:table-cell office:value-type="float" office:value="192" calcext:value-type="float">
            <text:p>19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36S" calcext:value-type="time">
            <text:p>0:05:3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er Recke des Elysions würde vor so einem Wettkampf nicht zurückschrecken. Und das werde auch ich nicht.</text:p>
          </table:table-cell>
        </table:table-row>
        <table:table-row table:style-name="ro2">
          <table:table-cell office:value-type="float" office:value="193" calcext:value-type="float">
            <text:p>19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44S" calcext:value-type="time">
            <text:p>0:05:44</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oment mal, du bist nicht der Recke des Elysions…? Du bist der Stier von Minos! Ich kann mir nicht virstellen, dass jemand stärker als du ist. Herakles vielleicht? Sag mir, dass es Herakles ist.</text:p>
          </table:table-cell>
        </table:table-row>
        <table:table-row table:style-name="ro2">
          <table:table-cell office:value-type="float" office:value="194" calcext:value-type="float">
            <text:p>19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55S" calcext:value-type="time">
            <text:p>0:05:5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u redest zu viel, Knirps. Komm schon, lass dich vernichten.</text:p>
          </table:table-cell>
        </table:table-row>
        <table:table-row table:style-name="ro2">
          <table:table-cell office:value-type="float" office:value="195" calcext:value-type="float">
            <text:p>19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8M14S" calcext:value-type="time">
            <text:p>0:08: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Wacker gekämpft. Obwohl deine Technik im Vergleich zu der des Recken des Elysions blass aussieht. Ich gehe davon aus, dass du das schon bald am eigenen Leib erfahren wirst.</text:p>
          </table:table-cell>
        </table:table-row>
        <table:table-row table:style-name="ro2">
          <table:table-cell office:value-type="float" office:value="196" calcext:value-type="float">
            <text:p>19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39S" calcext:value-type="time">
            <text:p>0:09:39</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Hi. Ich würde fragen, wie es war, aber weil du wieder hier bist, kann ich mir das wohl sparen, huh. Na dann, hereinspaziert!</text:p>
          </table:table-cell>
        </table:table-row>
        <table:table-row table:style-name="ro2">
          <table:table-cell office:value-type="float" office:value="197" calcext:value-type="float">
            <text:p>19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5S" calcext:value-type="time">
            <text:p>0:09:4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wie war es? Wie bist du diesmal unehrenhaft gestorben? Kerberos und ich können deinen Bereicht kaum erwarten.</text:p>
          </table:table-cell>
        </table:table-row>
        <table:table-row table:style-name="ro2">
          <table:table-cell office:value-type="float" office:value="198" calcext:value-type="float">
            <text:p>198</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8S" calcext:value-type="time">
            <text:p>0:09:4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nn erspare ich dir die Einzelheiten.</text:p>
          </table:table-cell>
        </table:table-row>
        <table:table-row table:style-name="ro2">
          <table:table-cell office:value-type="float" office:value="199" calcext:value-type="float">
            <text:p>199</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9S" calcext:value-type="time">
            <text:p>0:09:4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Es braucht nicht viel Fantasie, sich vorzustellen, wie du versgt hast. Wie die Ergebnisse deiner Mühen sich doch gleichen! Fast sollte man meinen, mein Reich sei darauf ausgelegt, dich hier festzuhalten. Dich und jede einzelne Seele, die jemals lebte. Aber, bitte, du kannst dich gern weiter quälen.</text:p>
          </table:table-cell>
        </table:table-row>
        <table:table-row table:style-name="ro2">
          <table:table-cell office:value-type="float" office:value="200" calcext:value-type="float">
            <text:p>20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1S" calcext:value-type="time">
            <text:p>0:10:11</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Hey, äh, was trinkst du denn da, Meg? Schmeckt das gut?</text:p>
          </table:table-cell>
        </table:table-row>
        <table:table-row table:style-name="ro2">
          <table:table-cell office:value-type="float" office:value="201" calcext:value-type="float">
            <text:p>20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4S" calcext:value-type="time">
            <text:p>0:10:1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auch immer es ist, es ist saft- und Kraftlos. Ähnlich wie dein Blut.</text:p>
          </table:table-cell>
        </table:table-row>
        <table:table-row table:style-name="ro2">
          <table:table-cell office:value-type="float" office:value="202" calcext:value-type="float">
            <text:p>20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8S" calcext:value-type="time">
            <text:p>0:10:1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Reizend. Nun, dann werde ich dich nicht weiter stören.</text:p>
          </table:table-cell>
        </table:table-row>
        <table:table-row table:style-name="ro2">
          <table:table-cell office:value-type="float" office:value="203" calcext:value-type="float">
            <text:p>20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1M43S" calcext:value-type="time">
            <text:p>0:11:4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leiner Tipp, Bursche? Wenn du da draußen Münzen findest, solltest du sie direkt beim alten Charon, dem Fährmann, in Waren umsetzen. Gib sie am besten immer gleich aus und horte sie nicht, Bursche, sonst sind sie weg.</text:p>
          </table:table-cell>
        </table:table-row>
        <table:table-row table:style-name="ro2">
          <table:table-cell office:value-type="float" office:value="204" calcext:value-type="float">
            <text:p>20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1M44S" calcext:value-type="time">
            <text:p>0:11:44</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Kumpel. Merke: Immer alles gleich ausgeben, statt zu sparen.</text:p>
          </table:table-cell>
        </table:table-row>
        <table:table-row table:style-name="ro2">
          <table:table-cell office:value-type="float" office:value="205" calcext:value-type="float">
            <text:p>20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2M45S" calcext:value-type="time">
            <text:p>0:12:4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steht es um die Fehde mit meinem mürrischen älteren Bruder? Groß-Hades ist zu allen von uns unfreundlich, nicht nur zu dir, nimm's also nicht persönlich, und halte dich an mich!</text:p>
          </table:table-cell>
        </table:table-row>
        <table:table-row table:style-name="ro2">
          <table:table-cell office:value-type="float" office:value="206" calcext:value-type="float">
            <text:p>20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3M20S" calcext:value-type="time">
            <text:p>0:13:2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spürte ein gewisses Grollen hier im Schoß der Erde. So, als hätte sie sich etwas einverleibt, das ihr nicht bekam… Vielleicht wünscht die Erde selbst ja, dich wieder auszuspucken…?</text:p>
          </table:table-cell>
        </table:table-row>
        <table:table-row table:style-name="ro2">
          <table:table-cell office:value-type="float" office:value="207" calcext:value-type="float">
            <text:p>20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7M27S" calcext:value-type="time">
            <text:p>0:17:2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Segen deines Onkels, des ehrwüdigen Poseidon, hat dich zwar bis hierher geführt, doch hier: Mit meiner Gabe wirst du noch weiter kommen.</text:p>
          </table:table-cell>
        </table:table-row>
        <table:table-row table:style-name="ro2">
          <table:table-cell office:value-type="float" office:value="208" calcext:value-type="float">
            <text:p>208</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36S" calcext:value-type="time">
            <text:p>0:18:36</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hrwürdige Aphrodite, ich bin wahrlich gesegnet, deine Bekanntschaft gemacht zu haben. Dies hier ist für dich.</text:p>
          </table:table-cell>
        </table:table-row>
        <table:table-row table:style-name="ro2">
          <table:table-cell office:value-type="float" office:value="209" calcext:value-type="float">
            <text:p>209</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39S" calcext:value-type="time">
            <text:p>0:18:3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Dauerhafte Beziehungen gründen auf Gegenseitigkeit. Wenn du mich also üppig beschenkst, kann ich doch gar nicht anders, als auch dir etwas zu geben?</text:p>
          </table:table-cell>
        </table:table-row>
        <table:table-row table:style-name="ro2">
          <table:table-cell office:value-type="float" office:value="210" calcext:value-type="float">
            <text:p>21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48S" calcext:value-type="time">
            <text:p>0:18:4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frage mich, mein Lieber, warum der ehrwürdige Hades deine bloße Existenz die ganze Zeit vor uns verborgen hielt. Vielleicht war ihm klar, dass du nach unserem Kennenlernen alles daran setzen würdest, uns zu finden!</text:p>
          </table:table-cell>
        </table:table-row>
        <table:table-row table:style-name="ro2">
          <table:table-cell office:value-type="float" office:value="211" calcext:value-type="float">
            <text:p>21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3M55S" calcext:value-type="time">
            <text:p>0:23: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Ähm, Charon, Kumpel…? Du hast nicht zufällig über meinen Vorschlag nachgedacht, mich, du weißt schon… mit der Fähre zur Oberfläche zu bringen? Wo es doch für dich kein Umweg wäre.</text:p>
          </table:table-cell>
        </table:table-row>
        <table:table-row table:style-name="ro2">
          <table:table-cell office:value-type="float" office:value="212" calcext:value-type="float">
            <text:p>21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3M56S" calcext:value-type="time">
            <text:p>0:23:56</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213" calcext:value-type="float">
            <text:p>21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01S" calcext:value-type="time">
            <text:p>0:24: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n…?</text:p>
          </table:table-cell>
        </table:table-row>
        <table:table-row table:style-name="ro2">
          <table:table-cell office:value-type="float" office:value="214" calcext:value-type="float">
            <text:p>21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02S" calcext:value-type="time">
            <text:p>0:24:02</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Kumpel! Und wenn du irgendwann deine Preise anpassen solltest, denkst du vielleicht auch an mich!</text:p>
          </table:table-cell>
        </table:table-row>
        <table:table-row table:style-name="ro2">
          <table:table-cell office:value-type="float" office:value="215" calcext:value-type="float">
            <text:p>21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18S" calcext:value-type="time">
            <text:p>0:24: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möchte gern eines wissen, Zag. Kennen deine Verwandten auf dem Olymp den wahren Grund für deine Fluchtversuche?</text:p>
          </table:table-cell>
        </table:table-row>
        <table:table-row table:style-name="ro2">
          <table:table-cell office:value-type="float" office:value="216" calcext:value-type="float">
            <text:p>21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19S" calcext:value-type="time">
            <text:p>0:24: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werde ich ihnen noch zu gegebener Zeit sagen. Sie sind meine Familie. Sie werden es sicherlich verstehen.</text:p>
          </table:table-cell>
        </table:table-row>
        <table:table-row table:style-name="ro2">
          <table:table-cell office:value-type="float" office:value="217" calcext:value-type="float">
            <text:p>21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21S" calcext:value-type="time">
            <text:p>0:24:2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dieser Sache nicht gewachsen, du Trottel. Du setzt dadurch das letzte bisschen Verbundenheit zwischen dem ehrwürdigen Hades und diesen undankbaren Göttern auf dem Olymp aufs Spiel.</text:p>
          </table:table-cell>
        </table:table-row>
        <table:table-row table:style-name="ro2">
          <table:table-cell office:value-type="float" office:value="218" calcext:value-type="float">
            <text:p>218</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03M14S" calcext:value-type="time">
            <text:p>0:03:14</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eißt du, wer mich arg auf Trab hält, Vetter? Ares. Nichts treibt den Bedarf an Nachrichten so in die Höhe wie ein guter alter Krieg unter den Sterblichen!</text:p>
          </table:table-cell>
        </table:table-row>
        <table:table-row table:style-name="ro2">
          <table:table-cell office:value-type="float" office:value="219" calcext:value-type="float">
            <text:p>219</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06M52S" calcext:value-type="time">
            <text:p>0:06:5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al sehen. In den letzten Kammern, wenigstens sechs an der Zahl, hast du dich blindlings in die Gefahr gestürzt. Und du hast einen solchen Krach gemacht, dass ich ihn fast vom Olymp hören konnte. Ich muss sagen, deine Jagdmethoden sind eher unkonventionell.</text:p>
          </table:table-cell>
        </table:table-row>
        <table:table-row table:style-name="ro2">
          <table:table-cell office:value-type="float" office:value="220" calcext:value-type="float">
            <text:p>220</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10M41S" calcext:value-type="time">
            <text:p>0:10:41</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wusste, dass dieser düstere Fährmann durchkommen und du unter seinen Waren diese Gabe finden würdest!</text:p>
          </table:table-cell>
        </table:table-row>
        <table:table-row table:style-name="ro2">
          <table:table-cell office:value-type="float" office:value="221" calcext:value-type="float">
            <text:p>221</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03M08S" calcext:value-type="time">
            <text:p>0:03:08</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hah! Du hast mich gefunden, kleiner Neffe! Inmitten der Vorräte dieses höchst unbehaglichen Fährmanns! Das heißt, du erhältst meinen Segen!</text:p>
          </table:table-cell>
        </table:table-row>
        <table:table-row table:style-name="ro2">
          <table:table-cell office:value-type="float" office:value="222" calcext:value-type="float">
            <text:p>222</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18S" calcext:value-type="time">
            <text:p>0:12:1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 du hast ein Duell auf Leben und Tod gegen ein Erhabenes Leuchtschwert verloren, wie? Die sind so ziemlich die Allerbesten, drum mach dir nichts daraus! Es musste so kommen. Aber nur so zum Trost: Es wird wahrscheinlich wieder so kommen!</text:p>
          </table:table-cell>
        </table:table-row>
        <table:table-row table:style-name="ro2">
          <table:table-cell office:value-type="float" office:value="223" calcext:value-type="float">
            <text:p>223</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23S" calcext:value-type="time">
            <text:p>0:12:2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wirst ihm bei dieser Sache nicht helfen, Nyx. Für seine Torheit gebühren ihm Hohn und Tadel, nicht Nachsicht. Verstehen wir uns?</text:p>
          </table:table-cell>
        </table:table-row>
        <table:table-row table:style-name="ro2">
          <table:table-cell office:value-type="float" office:value="224" calcext:value-type="float">
            <text:p>224</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35S" calcext:value-type="time">
            <text:p>0:12:35</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Wir verstehen uns, Hades, ja. Er ist immerhin dein Sohn und somit deine Verantwortung. Ich hingegen habe Verpflichtungen diesem Reich und diesem Haus gegenüber. Du hast mich dabei unterstützt, und so stehe ich, wie immer, in deiner Schuld.</text:p>
          </table:table-cell>
        </table:table-row>
        <table:table-row table:style-name="ro2">
          <table:table-cell office:value-type="float" office:value="225" calcext:value-type="float">
            <text:p>225</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53S" calcext:value-type="time">
            <text:p>0:12:5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ran musst du mich nicht erinnern. Sicher würden all diejenigen, die einst meinen Brüdern und mir trotzten, eine Aufgabe in meinem Haus einer Ewigkeit in den tiefsten Abgründen des Tartaros vorziehen. Nicht, dass die Finsternis dort dich anfechten würde.</text:p>
          </table:table-cell>
        </table:table-row>
        <table:table-row table:style-name="ro2">
          <table:table-cell office:value-type="float" office:value="226" calcext:value-type="float">
            <text:p>226</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17S" calcext:value-type="time">
            <text:p>0:13:17</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machen denn deine Schwestern noch so, Meg? Ich habe sie gar nicht gesehen.</text:p>
          </table:table-cell>
        </table:table-row>
        <table:table-row table:style-name="ro2">
          <table:table-cell office:value-type="float" office:value="227" calcext:value-type="float">
            <text:p>227</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0S" calcext:value-type="time">
            <text:p>0:13:2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ir sind ein bisschen überfordert, wie du siehst. Dort droben findet irgendein Krieg statt, und folglich gibt es mehr Arbeit als sonst. Ich halte hier die Stellung. Und kümmere mich um dich.</text:p>
          </table:table-cell>
        </table:table-row>
        <table:table-row table:style-name="ro2">
          <table:table-cell office:value-type="float" office:value="228" calcext:value-type="float">
            <text:p>228</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5S" calcext:value-type="time">
            <text:p>0:13:2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Nektar</text:p>
          </table:table-cell>
          <table:table-cell office:value-type="string" calcext:value-type="string">
            <text:p>Salon</text:p>
          </table:table-cell>
          <table:table-cell office:value-type="string" calcext:value-type="string">
            <text:p>He, äh, Meg? Hör mal, ich weiß, du machst nur deine Arbeit da draußen, und, naja, ich habe das hier gefunden, dachte an dich und so weiter, also, hier.</text:p>
          </table:table-cell>
        </table:table-row>
        <table:table-row table:style-name="ro2">
          <table:table-cell office:value-type="float" office:value="229" calcext:value-type="float">
            <text:p>229</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8S" calcext:value-type="time">
            <text:p>0:13:2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Salon</text:p>
          </table:table-cell>
          <table:table-cell office:value-type="string" calcext:value-type="string">
            <text:p>Ich… ich sorge dafür, dass diese Schmuggelware sofort weggeschafft wird. Nimm deinen Finderlohn und geh deiner Wege.</text:p>
          </table:table-cell>
        </table:table-row>
        <table:table-row table:style-name="ro2">
          <table:table-cell office:value-type="float" office:value="230" calcext:value-type="float">
            <text:p>230</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4M08S" calcext:value-type="time">
            <text:p>0:14:08</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kelly, du hast dieses uralte Blut erwähnt, das ich im Tartaros gefunden habe. Weißt du zufällig, was ich damit anfangen soll?</text:p>
          </table:table-cell>
        </table:table-row>
        <table:table-row table:style-name="ro2">
          <table:table-cell office:value-type="float" office:value="231" calcext:value-type="float">
            <text:p>231</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4M09S" calcext:value-type="time">
            <text:p>0:14:0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Ahnung! Es hat jedenfalls nichts mit deinen Infernalen Waffen zu tun. Und wie ich höre, hast du zu einigen von denen immer noch keinen Zugang?</text:p>
          </table:table-cell>
        </table:table-row>
        <table:table-row table:style-name="ro2">
          <table:table-cell office:value-type="float" office:value="232" calcext:value-type="float">
            <text:p>232</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5M12S" calcext:value-type="time">
            <text:p>0:15:12</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tröstet mich zu sehen, wie weit du gekommen bist, Vetter. Und ich bin sicher, dass du es eines Tages schaffen wirst. Ich freue mich auf die Gespräche, die wir führen werden.</text:p>
          </table:table-cell>
        </table:table-row>
        <table:table-row table:style-name="ro2">
          <table:table-cell office:value-type="float" office:value="233" calcext:value-type="float">
            <text:p>233</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07S" calcext:value-type="time">
            <text:p>0:22: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wie sieht es mit der Umsetzung des Fluchtplans aus, wie kommst du voran?</text:p>
          </table:table-cell>
        </table:table-row>
        <table:table-row table:style-name="ro2">
          <table:table-cell office:value-type="float" office:value="234" calcext:value-type="float">
            <text:p>234</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09S" calcext:value-type="time">
            <text:p>0:22:0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alles in allem nicht schlecht. Hin und wieder sterbe ich, und es ist anstrengend, aber, he, was will man machen.</text:p>
          </table:table-cell>
        </table:table-row>
        <table:table-row table:style-name="ro2">
          <table:table-cell office:value-type="float" office:value="235" calcext:value-type="float">
            <text:p>235</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10S" calcext:value-type="time">
            <text:p>0:22:10</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h, na ja, dann halt die Ohren steif. Also, ich habe meine Fluchtversuche von hier schon vor langer Zeit aufgegeben. Aber wenn ich deine Jugend und deine brennenden Füße hätte, dann hätte ich vielleicht weitergemacht.</text:p>
          </table:table-cell>
        </table:table-row>
        <table:table-row table:style-name="ro2">
          <table:table-cell office:value-type="float" office:value="236" calcext:value-type="float">
            <text:p>236</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1S" calcext:value-type="time">
            <text:p>0:23: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ältst du da in der Hand, Zagreus? Sag mir bloß nicht, dass du die gefährlichsten, unbeständigsten Gegenstände, die im Archiv deines Vaters unter Verschluss standen, gestohlen hast.</text:p>
          </table:table-cell>
        </table:table-row>
        <table:table-row table:style-name="ro2">
          <table:table-cell office:value-type="float" office:value="237" calcext:value-type="float">
            <text:p>237</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2S" calcext:value-type="time">
            <text:p>0:23:12</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hm, ich wars nicht, ich habe sie nicht gestohlen, falls dich das irgendwie beruhigt Meg!</text:p>
          </table:table-cell>
        </table:table-row>
        <table:table-row table:style-name="ro2">
          <table:table-cell office:value-type="float" office:value="238" calcext:value-type="float">
            <text:p>238</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4S" calcext:value-type="time">
            <text:p>0:23:1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ein hoffnungsloser Narr. Du hast absolut keine Ahnung, wie du mit diesen Gegenständen umgehst. Bring sie sofort wieder dahin zurück, wo du sie gefunden hast.</text:p>
          </table:table-cell>
        </table:table-row>
        <table:table-row table:style-name="ro2">
          <table:table-cell office:value-type="float" office:value="239" calcext:value-type="float">
            <text:p>23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1M40S" calcext:value-type="time">
            <text:p>0:01:4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Aus einer einfachen Bleibe in Asphodel dringt die liebliche Stimme der verlassenen Eurydike, die einst versuchte, der Unterwelt zu entkommen, und kläglich scheiterte, ähnlich wie Zagreus.</text:p>
          </table:table-cell>
        </table:table-row>
        <table:table-row table:style-name="ro2">
          <table:table-cell office:value-type="float" office:value="240" calcext:value-type="float">
            <text:p>24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1M44S" calcext:value-type="time">
            <text:p>0:01:4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rum nimmst du nicht ein paar Bissen zu dir, ehe du weiterziehst, mein Lieber?</text:p>
          </table:table-cell>
        </table:table-row>
        <table:table-row table:style-name="ro2">
          <table:table-cell office:value-type="float" office:value="241" calcext:value-type="float">
            <text:p>241</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01S" calcext:value-type="time">
            <text:p>0:06:0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m, du siehst aus wie jemand, der gerade von der Megagorgone Asphodels erst versteinert und dann zu einem blutigen Klumpen zerquetscht wurde, stimmt's? Tut mir leid, sowas zu hören, und ehe du mich darum bittest: Ich sage Dusa nichts davon, keine Sorge!</text:p>
          </table:table-cell>
        </table:table-row>
        <table:table-row table:style-name="ro2">
          <table:table-cell office:value-type="float" office:value="242" calcext:value-type="float">
            <text:p>242</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25S" calcext:value-type="time">
            <text:p>0:06: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mpfst immer über die Unordnung in meinem Gemach, aber sieh dir doch mal deinen Schreibtisch an, Vater! Was ist denn jetzt eigentlich mit deinem Hofmusikanten, huh, wo ist die Pergamentrolle mit dem Urteil? Er sitzt im Tartaros fest, nur weil er sich geweigert hat, auf Befehl für dich zu singen?</text:p>
          </table:table-cell>
        </table:table-row>
        <table:table-row table:style-name="ro2">
          <table:table-cell office:value-type="float" office:value="243" calcext:value-type="float">
            <text:p>243</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34S" calcext:value-type="time">
            <text:p>0:06: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 Schreibtisch ist wesentlich besser organisiert als du, Junge! Und wenn du dir wirklich so große Sorgen um unseren Hofmusikanten machst, warum setzt du sein Strafmaß nicht selbst herab? Ich bin ja bisher nicht dazu gekommen.</text:p>
          </table:table-cell>
        </table:table-row>
        <table:table-row table:style-name="ro2">
          <table:table-cell office:value-type="float" office:value="244" calcext:value-type="float">
            <text:p>244</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46S" calcext:value-type="time">
            <text:p>0:06:4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lar, mache ich gern. Ich frage einfach den Baumeister, da du zu viel zu tun hast.</text:p>
          </table:table-cell>
        </table:table-row>
        <table:table-row table:style-name="ro2">
          <table:table-cell office:value-type="float" office:value="245" calcext:value-type="float">
            <text:p>245</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00S" calcext:value-type="time">
            <text:p>0:07: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offe, der Spiegel in deinem Schlafgemach ist zufriedenstellend, liebes Kind…?</text:p>
          </table:table-cell>
        </table:table-row>
        <table:table-row table:style-name="ro2">
          <table:table-cell office:value-type="float" office:value="246" calcext:value-type="float">
            <text:p>246</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05S" calcext:value-type="time">
            <text:p>0:07:0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esser als ich mir je hätte vorstellen können, Nyx. Du sagtest, er könne noch etwas anderes tun, wenn ich mich einmal an ihn gewöhnt hätte. Ich glaube, ich bin jetzt dafür bereit.</text:p>
          </table:table-cell>
        </table:table-row>
        <table:table-row table:style-name="ro2">
          <table:table-cell office:value-type="float" office:value="247" calcext:value-type="float">
            <text:p>247</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13S" calcext:value-type="time">
            <text:p>0:07:1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edenke ich ebenfalls. Dann soll es geschehen, wie du es dir wünscht.</text:p>
          </table:table-cell>
        </table:table-row>
        <table:table-row table:style-name="ro2">
          <table:table-cell office:value-type="float" office:value="248" calcext:value-type="float">
            <text:p>248</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8M05S" calcext:value-type="time">
            <text:p>0:08:0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Bursche, pass auf, wohin du diese Blutsteine wirfst. Wenn du sie fallen lässt, dann hebst du sie gefälligst auch wieder auf, verstanden! Aber wenn dir jemand Kummer bereitet, dann hast du meine Erlaubnis, demjenigen direkt einen ins Auge zu werfen!</text:p>
          </table:table-cell>
        </table:table-row>
        <table:table-row table:style-name="ro2">
          <table:table-cell office:value-type="float" office:value="249" calcext:value-type="float">
            <text:p>24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8M07S" calcext:value-type="time">
            <text:p>0:08:0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ziele immer auf die Bauchgegend, weil die Augen meiner Erfahrung nach viel schwieriger zu treffen sind.</text:p>
          </table:table-cell>
        </table:table-row>
        <table:table-row table:style-name="ro2">
          <table:table-cell office:value-type="float" office:value="250" calcext:value-type="float">
            <text:p>25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9M06S" calcext:value-type="time">
            <text:p>0:09:06</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r wird es auf dem Olymp gefallen, kleiner Gott. Die Luft ist herrlich klar und frisch, die Gärten sind üppig und die Festgelage zahlreich…! Dürfte das Gegenteil von dem sein, was du bisher gewohnt warst!</text:p>
          </table:table-cell>
        </table:table-row>
        <table:table-row table:style-name="ro2">
          <table:table-cell office:value-type="float" office:value="251" calcext:value-type="float">
            <text:p>251</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0M54S" calcext:value-type="time">
            <text:p>0:10: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In dem stillsten, einsamsten, dunkelsten Abgrund der Unterwelt versteckt sich der Nachweis auf den Beginn aller Dinge, von auf Chaos! Der uralte Bildhauer, welcher dieser Welt Form verlieh.</text:p>
          </table:table-cell>
        </table:table-row>
        <table:table-row table:style-name="ro2">
          <table:table-cell office:value-type="float" office:value="252" calcext:value-type="float">
            <text:p>252</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1M09S" calcext:value-type="time">
            <text:p>0:11: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etrittst mein Reich mit einem allsehenden Gegenstand, der nach dem Anbeginn der Zeiten mir entsprang. Man hält ihn für ein Instrument, das Schutz gewährt, glaube ich. Doch ich vermute, du hast erkannt oder wirst bald erkennen, dass davon nicht die Rede sein kann.</text:p>
          </table:table-cell>
        </table:table-row>
        <table:table-row table:style-name="ro2">
          <table:table-cell office:value-type="float" office:value="253" calcext:value-type="float">
            <text:p>253</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6M19S" calcext:value-type="time">
            <text:p>0:16:1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Komisch, Vetter, dass wir uns hier über den Weg laufen! Inmitten der Waren meines Geschäftspartners, meine ich. Muss ein Verwaltungsfehler sein!</text:p>
          </table:table-cell>
        </table:table-row>
        <table:table-row table:style-name="ro2">
          <table:table-cell office:value-type="float" office:value="254" calcext:value-type="float">
            <text:p>254</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7M56S" calcext:value-type="time">
            <text:p>0:17:56</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llo, Charon! Mir ist endlich Hermes begegnet, der Gott der Flinkheit und der Reise, der sie Seelen der Verstorbenen zu deiner Fähre geleitet. Er bezeichnet dich als seinen Gesprächspartner. Du und er, ihr arbeitet schon seit einiger Zeit zusammen, nicht wahr?</text:p>
          </table:table-cell>
        </table:table-row>
        <table:table-row table:style-name="ro2">
          <table:table-cell office:value-type="float" office:value="255" calcext:value-type="float">
            <text:p>255</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7M57S" calcext:value-type="time">
            <text:p>0:17:5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rrrrrrnnnnghhhhhhhh….</text:p>
          </table:table-cell>
        </table:table-row>
        <table:table-row table:style-name="ro2">
          <table:table-cell office:value-type="float" office:value="256" calcext:value-type="float">
            <text:p>256</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01S" calcext:value-type="time">
            <text:p>0:18: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 hhmmm hmmmm….</text:p>
          </table:table-cell>
        </table:table-row>
        <table:table-row table:style-name="ro2">
          <table:table-cell office:value-type="float" office:value="257" calcext:value-type="float">
            <text:p>257</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03S" calcext:value-type="time">
            <text:p>0:18:03</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Charon, Kumpel! Und ich gebe dir dies, ohne eine Gegenleistung wie etwa niedrigere Preise zu erwarten. Das wäre ja auch unverschämt!</text:p>
          </table:table-cell>
        </table:table-row>
        <table:table-row table:style-name="ro2">
          <table:table-cell office:value-type="float" office:value="258" calcext:value-type="float">
            <text:p>258</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18S" calcext:value-type="time">
            <text:p>0:18: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übscher Ohrring, Zagreus. Vielleicht hätte ich es mir zweimal überlegen sollen, dir einen solchen Gegenstand zu geben.</text:p>
          </table:table-cell>
        </table:table-row>
        <table:table-row table:style-name="ro2">
          <table:table-cell office:value-type="float" office:value="259" calcext:value-type="float">
            <text:p>25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19S" calcext:value-type="time">
            <text:p>0:18: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eil dein großzügiges Geschenk am Ende maßgeblich an deinem eigenen Ableben beteiligt sein könnte? Das klingt mir ganz nach diesen Geschichten, die sich Sterbliche so gern erzählen.</text:p>
          </table:table-cell>
        </table:table-row>
        <table:table-row table:style-name="ro2">
          <table:table-cell office:value-type="float" office:value="260" calcext:value-type="float">
            <text:p>26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21S" calcext:value-type="time">
            <text:p>0:18:2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hnen gefällt es, wenn ein perfekter Plan komplett in seine Einzelteile zerfällt, nicht wahr? Dann solltest auch du dich besser daran gewöhnen.</text:p>
          </table:table-cell>
        </table:table-row>
        <table:table-row table:style-name="ro2">
          <table:table-cell office:value-type="float" office:value="261" calcext:value-type="float">
            <text:p>26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6M59S" calcext:value-type="time">
            <text:p>0:06:5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 gute Nachricht ist, dass du’s bis zu mir geschafft hast, doch unterwegs hast du dir jede Menge Schwierigkeiten eingehandelt! Bleib mir am Leben, ja?</text:p>
          </table:table-cell>
        </table:table-row>
        <table:table-row table:style-name="ro2">
          <table:table-cell office:value-type="float" office:value="262" calcext:value-type="float">
            <text:p>262</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35S" calcext:value-type="time">
            <text:p>0:08:3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ht aus, als hätte einer dieser Blutlosen Brandwerfer dir da draußen kräftig eingeheizt, oder? Ich weiß, wie groß die Vesuchung ist, die feurigen, explosiven Bomben zu fangen, die sie werfen. Aber darf ich dir einen klitzekleinen Rat geben? Du solltest das wirklich bleiben lassen.</text:p>
          </table:table-cell>
        </table:table-row>
        <table:table-row table:style-name="ro2">
          <table:table-cell office:value-type="float" office:value="263" calcext:value-type="float">
            <text:p>263</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38S" calcext:value-type="time">
            <text:p>0:08:3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dass Nyx dich unterstützt. Willst du ihr Mitleid ausnutzen? Es ist mir gleich. Ihre Kräfte sind ohnehin nicht grenzenlos.</text:p>
          </table:table-cell>
        </table:table-row>
        <table:table-row table:style-name="ro2">
          <table:table-cell office:value-type="float" office:value="264" calcext:value-type="float">
            <text:p>264</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42S" calcext:value-type="time">
            <text:p>0:08:4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kannst du nur… Nyx ist die Nacht selbst, und sie kann tun, was sie will, stimmt das nicht, Vater? Glaubst du, ich hätte sie in diese Angelegenheit hineingezogen?</text:p>
          </table:table-cell>
        </table:table-row>
        <table:table-row table:style-name="ro2">
          <table:table-cell office:value-type="float" office:value="265" calcext:value-type="float">
            <text:p>265</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43S" calcext:value-type="time">
            <text:p>0:08:4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unge, du hast schon den ganzen Haushalt und obendrein auch noch meine närrischen Verwandten in dieses von dir geschaffene Fiasko hineingezogen. Und das alles wagst du auch noch eine Angelegenheit zu nennen.</text:p>
          </table:table-cell>
        </table:table-row>
        <table:table-row table:style-name="ro2">
          <table:table-cell office:value-type="float" office:value="266" calcext:value-type="float">
            <text:p>266</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13S" calcext:value-type="time">
            <text:p>0:09:13</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Wie ich höre. Hast du mich von meiner ewigen Strafe befreit. Drum bin ich hierher zurückgekehrt und diene nun deinem Vater. Danke.</text:p>
          </table:table-cell>
        </table:table-row>
        <table:table-row table:style-name="ro2">
          <table:table-cell office:value-type="float" office:value="267" calcext:value-type="float">
            <text:p>267</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27S" calcext:value-type="time">
            <text:p>0:09:27</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du bist zurück! Solange du dich nicht bei Vater unbeliebt machst, musst du dir keine Sorgen machen. Außerdem… im Augenblick ist er, glaube ich, wütender auf mich.</text:p>
          </table:table-cell>
        </table:table-row>
        <table:table-row table:style-name="ro2">
          <table:table-cell office:value-type="float" office:value="268" calcext:value-type="float">
            <text:p>268</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37S" calcext:value-type="time">
            <text:p>0:09:37</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betrübt mich, mein Freund. Aber falls du gekommen bist, um mich um ein Lied zu bitten, muss ich die gleiche Antwort wie immer geben.</text:p>
          </table:table-cell>
        </table:table-row>
        <table:table-row table:style-name="ro2">
          <table:table-cell office:value-type="float" office:value="269" calcext:value-type="float">
            <text:p>269</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55S" calcext:value-type="time">
            <text:p>0:09:5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weißt du etwas über ein schüchternes, sanftes Wesen in der Gestalt des Chaos? Es sprach mich kürzlich an und bot mir eine Gabe an, oder so etwas Ähnliches.</text:p>
          </table:table-cell>
        </table:table-row>
        <table:table-row table:style-name="ro2">
          <table:table-cell office:value-type="float" office:value="270" calcext:value-type="float">
            <text:p>270</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0M00S" calcext:value-type="time">
            <text:p>0:10: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rchaos… ja, ich kenne sie gut. Deine Suche muss wohl seine [sic] Interesse erregt haben. Ich rate dir, dich vor ihren Gaben in Acht zu nehmen. Beachte jedoch, dass Chaos zwar ein Schwindler, aber kein Betrüger ist.</text:p>
          </table:table-cell>
        </table:table-row>
        <table:table-row table:style-name="ro2">
          <table:table-cell office:value-type="float" office:value="271" calcext:value-type="float">
            <text:p>27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2M00S" calcext:value-type="time">
            <text:p>0:12:0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bist nicht allein. Du bist da unten nicht allein, OK? Hier, ich zeig's dir.</text:p>
          </table:table-cell>
        </table:table-row>
        <table:table-row table:style-name="ro2">
          <table:table-cell office:value-type="float" office:value="272" calcext:value-type="float">
            <text:p>272</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3M14S" calcext:value-type="time">
            <text:p>0:13:1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wandelst in der Finsternis, praktisch unsichtbar, Sohn des Hades. Selbst mir fällt es mitunter schwer, deine Anwesenheit zu spüren. Die Olympier erhaschen manchmal einen Blick. Doch dich umgibt stets ein Schleier. Das ist der Einfluss von Nyx.</text:p>
          </table:table-cell>
        </table:table-row>
        <table:table-row table:style-name="ro2">
          <table:table-cell office:value-type="float" office:value="273" calcext:value-type="float">
            <text:p>273</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5M59S" calcext:value-type="time">
            <text:p>0:15:5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a, schau einer an, Charon, Kumpel, du siehst gut aus? Aber irgendwas ist anders, ich bin bloß nicht sicher, was es ist. Hast du vielleicht deine Frisur geändert.</text:p>
          </table:table-cell>
        </table:table-row>
        <table:table-row table:style-name="ro2">
          <table:table-cell office:value-type="float" office:value="274" calcext:value-type="float">
            <text:p>274</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6M00S" calcext:value-type="time">
            <text:p>0:16:00</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275" calcext:value-type="float">
            <text:p>275</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8M35S" calcext:value-type="time">
            <text:p>0:18:3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ls wir von der Göttin Nyx von deiner Existenz und Not erfuhren, versammelten wir uns auf dem Olymp, um dich nach besten Kräften zu unterstützen. Eine Familie wie die meine schützt die Ihrigen!</text:p>
          </table:table-cell>
        </table:table-row>
        <table:table-row table:style-name="ro2">
          <table:table-cell office:value-type="float" office:value="276" calcext:value-type="float">
            <text:p>276</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37S" calcext:value-type="time">
            <text:p>0:21:37</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h, hah hah, hohohohohhh. Endlich. Darauf habe ich so lange gewartet. Wirklich.</text:p>
          </table:table-cell>
        </table:table-row>
        <table:table-row table:style-name="ro2">
          <table:table-cell office:value-type="float" office:value="277" calcext:value-type="float">
            <text:p>277</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44S" calcext:value-type="time">
            <text:p>0:21:44</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musst eine von Megairas lieblichen Schwestern sein. Ich denke nicht, dass wir schon das Vergnügen hatten. Auf was genau hast du denn schon so lange gewartet?</text:p>
          </table:table-cell>
        </table:table-row>
        <table:table-row table:style-name="ro2">
          <table:table-cell office:value-type="float" office:value="278" calcext:value-type="float">
            <text:p>278</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53S" calcext:value-type="time">
            <text:p>0:21:53</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Ich habe es so satt, weißt du. Ich möchte eigentlich nur meinen normalen Aufgaben nachgehen, ohne ständig dabei unterbrochen zu werden. Mal nicht das von Meg hinterlassene Chaos aufräumen zu müssen.</text:p>
          </table:table-cell>
        </table:table-row>
        <table:table-row table:style-name="ro2">
          <table:table-cell office:value-type="float" office:value="279" calcext:value-type="float">
            <text:p>279</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2M03S" calcext:value-type="time">
            <text:p>0:22:03</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rgendwie haben wir einen schlechten Start erwischt.</text:p>
          </table:table-cell>
        </table:table-row>
        <table:table-row table:style-name="ro2">
          <table:table-cell office:value-type="float" office:value="280" calcext:value-type="float">
            <text:p>280</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2M08S" calcext:value-type="time">
            <text:p>0:22:08</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gal. Ich wollte schon immer einen Gott töten. Du musst erst mal reichen.</text:p>
          </table:table-cell>
        </table:table-row>
        <table:table-row table:style-name="ro2">
          <table:table-cell office:value-type="float" office:value="281" calcext:value-type="float">
            <text:p>28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5M30S" calcext:value-type="time">
            <text:p>0:25: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Der Weg aus dem Tartaros liegt nun endlich frei. Die Hitze des Flammenflusses Phlegeton ist von hoch droben schon schwach zu spüren… derweil seine Gefahren lauern.</text:p>
          </table:table-cell>
        </table:table-row>
        <table:table-row table:style-name="ro2">
          <table:table-cell office:value-type="float" office:value="282" calcext:value-type="float">
            <text:p>282</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0M51S" calcext:value-type="time">
            <text:p>0:00:51</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bist ganz anders als dein Vater, Zagreus. Das ist als Kompliment gemeint. Er hat sich von uns allen abgekapselt. Viele Male haben wir versucht, Frieden zu schließen, vergebens.</text:p>
          </table:table-cell>
        </table:table-row>
        <table:table-row table:style-name="ro2">
          <table:table-cell office:value-type="float" office:value="283" calcext:value-type="float">
            <text:p>283</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6M28S" calcext:value-type="time">
            <text:p>0:06:28</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 Artemis, ich hoffe, du nimmst diese Gabe an, zum Dank für all deine Güte und Fürsorge.</text:p>
          </table:table-cell>
        </table:table-row>
        <table:table-row table:style-name="ro2">
          <table:table-cell office:value-type="float" office:value="284" calcext:value-type="float">
            <text:p>284</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6M30S" calcext:value-type="time">
            <text:p>0:06:3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e, danke, das ist aber nett. Ich habe auch was für dich, genau das Richtige. Nur ein Geschenk, OK?</text:p>
          </table:table-cell>
        </table:table-row>
        <table:table-row table:style-name="ro2">
          <table:table-cell office:value-type="float" office:value="285" calcext:value-type="float">
            <text:p>285</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27S" calcext:value-type="time">
            <text:p>0:10:2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was ist mit diesem Charon, der ist irgendwie, ich weiß nicht. Doch ich bin froh, dass er von Nutzen war!</text:p>
          </table:table-cell>
        </table:table-row>
        <table:table-row table:style-name="ro2">
          <table:table-cell office:value-type="float" office:value="286" calcext:value-type="float">
            <text:p>286</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54S" calcext:value-type="time">
            <text:p>0:10:5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rrooooohhh….</text:p>
          </table:table-cell>
        </table:table-row>
        <table:table-row table:style-name="ro2">
          <table:table-cell office:value-type="float" office:value="287" calcext:value-type="float">
            <text:p>287</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55S" calcext:value-type="time">
            <text:p>0:10: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Weißt du, diese Antwort hatte ich von dir erwartet, Charon, Kumpel, aber ich bestehe darauf, dass du es annimmst und genießt, ja?</text:p>
          </table:table-cell>
        </table:table-row>
        <table:table-row table:style-name="ro2">
          <table:table-cell office:value-type="float" office:value="288" calcext:value-type="float">
            <text:p>28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0M07S" calcext:value-type="time">
            <text:p>0:00: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Lethe, der verschleierte Fluss des Vergessens, der die heiligen Gemächer des Elysions durchströmt, betäubt alten Schmerz und Erinnerungen der edlen Schatten die dort hausen.</text:p>
          </table:table-cell>
        </table:table-row>
        <table:table-row table:style-name="ro2">
          <table:table-cell office:value-type="float" office:value="289" calcext:value-type="float">
            <text:p>28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02S" calcext:value-type="time">
            <text:p>0:04:0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So sehen wir uns wieder, Knirps. Für einen weiteren Kampf.</text:p>
          </table:table-cell>
        </table:table-row>
        <table:table-row table:style-name="ro2">
          <table:table-cell office:value-type="float" office:value="290" calcext:value-type="float">
            <text:p>29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05S" calcext:value-type="time">
            <text:p>0:04:05</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Knirps?! Das geht aber unter die Gürtellinie, Herr. Und ich dachte, du wärst vom ehrenhaften Schlag.</text:p>
          </table:table-cell>
        </table:table-row>
        <table:table-row table:style-name="ro2">
          <table:table-cell office:value-type="float" office:value="291" calcext:value-type="float">
            <text:p>29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14S" calcext:value-type="time">
            <text:p>0:04: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verhöhnst mich und meine Ehre. &lt;Schnauben&gt; Eine beliebte Taktik. Und jetzt mach dich bereit.</text:p>
          </table:table-cell>
        </table:table-row>
        <table:table-row table:style-name="ro2">
          <table:table-cell office:value-type="float" office:value="292" calcext:value-type="float">
            <text:p>29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07S" calcext:value-type="time">
            <text:p>0:08:0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ht aus, als hätte dich gerade ein Erhabener Großschild vernichtend geschlagen, huh. Hattest du versucht, ihn in einem Augenblick der Unachtsamkeit anzugreifen? Oder war er einfach zu keiner Zeit unachtsam. Oh…</text:p>
          </table:table-cell>
        </table:table-row>
        <table:table-row table:style-name="ro2">
          <table:table-cell office:value-type="float" office:value="293" calcext:value-type="float">
            <text:p>29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1S" calcext:value-type="time">
            <text:p>0:08:1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irst die Sache da draußen schon in den Griff bekommen, Junge. Unsere Sparringkämpfe waren nützlich, aber der beste Lehrmeister ist die Praxis. Wie dem auch sei, ich habe etwas für dich.</text:p>
          </table:table-cell>
        </table:table-row>
        <table:table-row table:style-name="ro2">
          <table:table-cell office:value-type="float" office:value="294" calcext:value-type="float">
            <text:p>29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5S" calcext:value-type="time">
            <text:p>0:08:1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warte, du gibst mir deinen Kodex? Das kann ich unmöglich annehmen!</text:p>
          </table:table-cell>
        </table:table-row>
        <table:table-row table:style-name="ro2">
          <table:table-cell office:value-type="float" office:value="295" calcext:value-type="float">
            <text:p>295</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8S" calcext:value-type="time">
            <text:p>0:08:18</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itte, ich muss darauf bestehen. Ich möchte, dass du dich mehr für Geschichte interessierst und nicht nur für die Kriegskunst. Außerdem kannst du ihn vielleicht zu Ende schreiben.</text:p>
          </table:table-cell>
        </table:table-row>
        <table:table-row table:style-name="ro2">
          <table:table-cell office:value-type="float" office:value="296" calcext:value-type="float">
            <text:p>296</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41S" calcext:value-type="time">
            <text:p>0:08:41</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riefst nach deinem ergebenen Hofmusikanten, ehrwürdiger Hades, Herr? Damit meine ich natürlich mich.</text:p>
          </table:table-cell>
        </table:table-row>
        <table:table-row table:style-name="ro2">
          <table:table-cell office:value-type="float" office:value="297" calcext:value-type="float">
            <text:p>297</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49S" calcext:value-type="time">
            <text:p>0:08:49</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Nun, Orpheus… Wenn du jetzt genug von deinem kleinen Abstecher in die Abründe des Tartaros hast, würde ich dich gern noch einmal bitten: Spiele uns ein Lied. Oder ich werde das nächste Mal bei deiner Bestrafung nicht mehr so viel Milde walten lassen.</text:p>
          </table:table-cell>
        </table:table-row>
        <table:table-row table:style-name="ro2">
          <table:table-cell office:value-type="float" office:value="298" calcext:value-type="float">
            <text:p>29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9M07S" calcext:value-type="time">
            <text:p>0:09:07</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ach so. Ich muss mich erneut entschuldigen, ehrwürdiger Hades, Herr. Denn leider verspüre ich noch nicht wieder den Wunsch, zu singen. Trotz deiner Überredungskunst. Und das, ähm, ist mein letztes Wort zu diesem Thema. Vorläufig.</text:p>
          </table:table-cell>
        </table:table-row>
        <table:table-row table:style-name="ro2">
          <table:table-cell office:value-type="float" office:value="299" calcext:value-type="float">
            <text:p>29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9M24S" calcext:value-type="time">
            <text:p>0:09:24</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st das so…? Dann werde ich wohl warten. Ich habe alle Geduld der Welt.</text:p>
          </table:table-cell>
        </table:table-row>
        <table:table-row table:style-name="ro2">
          <table:table-cell office:value-type="float" office:value="300" calcext:value-type="float">
            <text:p>30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0M22S" calcext:value-type="time">
            <text:p>0:10:2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Der Salon im Haus des Hades ist ein trister Ort, trotz seiner vorgesehenen Bestimmung, die grimmigen Bewohner des Hauses aufzuheitern.</text:p>
          </table:table-cell>
        </table:table-row>
        <table:table-row table:style-name="ro2">
          <table:table-cell office:value-type="float" office:value="301" calcext:value-type="float">
            <text:p>30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1M05S" calcext:value-type="time">
            <text:p>0:11:0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ag mal, Skelly, ich nehme nicht an, dass du mir sagen kannst, wie die berüchtigten Zwillingsfäuste Malphon genau hier in diesem Hof gelandet sind, oder?</text:p>
          </table:table-cell>
        </table:table-row>
        <table:table-row table:style-name="ro2">
          <table:table-cell office:value-type="float" office:value="302" calcext:value-type="float">
            <text:p>30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1M15S" calcext:value-type="time">
            <text:p>0:11:1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in, damit habe ich absolut nichts zu tun, Bursche. Will sagen, ich habe überhaupt nichts gesehen! Und selbst wenn ich etwas gesehen hätte, gehört es nicht zu den Dingen, für die ich bezahlt werde! Gibt es denn niemanden in deiner schicken Hütte, der dafür bezahlt wird, ein Auge auf solche Dinge zu haben? Frag doch den!</text:p>
          </table:table-cell>
        </table:table-row>
        <table:table-row table:style-name="ro2">
          <table:table-cell office:value-type="float" office:value="303" calcext:value-type="float">
            <text:p>30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2M03S" calcext:value-type="time">
            <text:p>0:12:0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deine entferneten Verwandten inzwischen kennengelernt. Unser Auftreten ist nicht dasselber, und wir stimmen oft nicht überein. Doch wir alle wünschen dir das Beste.</text:p>
          </table:table-cell>
        </table:table-row>
        <table:table-row table:style-name="ro2">
          <table:table-cell office:value-type="float" office:value="304" calcext:value-type="float">
            <text:p>30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13S" calcext:value-type="time">
            <text:p>0:13:13</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h, Neffe, du bist gegen den Stier von Minos angetreten, oder? Für die Unannehmlichkeiten muss ich mich entschuldigen, denn er war ein lebendiges Zeugnis meiner Rache! Lange Geschichte, ziemlich langweilig, außerdem recht unerfreulich. Bleib stark!</text:p>
          </table:table-cell>
        </table:table-row>
        <table:table-row table:style-name="ro2">
          <table:table-cell office:value-type="float" office:value="305" calcext:value-type="float">
            <text:p>305</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32S" calcext:value-type="time">
            <text:p>0:13: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Von den unergründlichen Weiten in den finstersten Gefilden der Unterwelt hat selbst der ehrwürdige Hades keine Kenntnis, und doch gelingt es dem Prinzen, dort einen Weg zu finden.</text:p>
          </table:table-cell>
        </table:table-row>
        <table:table-row table:style-name="ro2">
          <table:table-cell office:value-type="float" office:value="306" calcext:value-type="float">
            <text:p>306</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47S" calcext:value-type="time">
            <text:p>0:13: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Olympier wetteifern um deine Gunst, nicht wahr? Zu oft vergessen sie sich selbst. Sie zwingen dir ihre Segen auf, ich aber? Ich gebe dir nur eine Wahl.</text:p>
          </table:table-cell>
        </table:table-row>
        <table:table-row table:style-name="ro2">
          <table:table-cell office:value-type="float" office:value="307" calcext:value-type="float">
            <text:p>307</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7M21S" calcext:value-type="time">
            <text:p>0:17:2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ich dachte immer, die Olympier würden nicht mit chthonischen Göttern verkehren, zu denen du ja auch zählst. Aber es klingt, als wäre Hermes ein enger Mitarbeiter von dir. Du weißt nicht zufällig… warum er mir hilft, oder?</text:p>
          </table:table-cell>
        </table:table-row>
        <table:table-row table:style-name="ro2">
          <table:table-cell office:value-type="float" office:value="308" calcext:value-type="float">
            <text:p>30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7M32S" calcext:value-type="time">
            <text:p>0:17:3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rrrhhhoooaaaaaahhhh…!</text:p>
          </table:table-cell>
        </table:table-row>
        <table:table-row table:style-name="ro2">
          <table:table-cell office:value-type="float" office:value="309" calcext:value-type="float">
            <text:p>30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9M00S" calcext:value-type="time">
            <text:p>0:19:00</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usstest du, mein Vetter, dass du seit Beginn deiner Mission mehr als hundert Gegnern den Garaus machtest? Die Zahl stimmt, denn ich zähle mit. Und ich bin höchst beeindruckt.</text:p>
          </table:table-cell>
        </table:table-row>
        <table:table-row table:style-name="ro2">
          <table:table-cell office:value-type="float" office:value="310" calcext:value-type="float">
            <text:p>31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25S" calcext:value-type="time">
            <text:p>0:21:2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 Mmmörder…</text:p>
          </table:table-cell>
        </table:table-row>
        <table:table-row table:style-name="ro2">
          <table:table-cell office:value-type="float" office:value="311" calcext:value-type="float">
            <text:p>31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28S" calcext:value-type="time">
            <text:p>0:21:28</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e, du musst eine von Megs Schwestern sein. Nett, dich endlich kennenzulernen! Ich heiße Zagreus. Nicht Mörder. Ganz gewiss nicht.</text:p>
          </table:table-cell>
        </table:table-row>
        <table:table-row table:style-name="ro2">
          <table:table-cell office:value-type="float" office:value="312" calcext:value-type="float">
            <text:p>31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0S" calcext:value-type="time">
            <text:p>0:21:3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mmmörderrrrrrrr…!</text:p>
          </table:table-cell>
        </table:table-row>
        <table:table-row table:style-name="ro2">
          <table:table-cell office:value-type="float" office:value="313" calcext:value-type="float">
            <text:p>31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3S" calcext:value-type="time">
            <text:p>0:21:3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 also ich habe vielleicht ein paar Dinge getan, auf die ich nicht unbedingt stolz bin, aber ich bin mir absolut sicher, dass ich niemanden ermordet habe.</text:p>
          </table:table-cell>
        </table:table-row>
        <table:table-row table:style-name="ro2">
          <table:table-cell office:value-type="float" office:value="314" calcext:value-type="float">
            <text:p>31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5S" calcext:value-type="time">
            <text:p>0:21:3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mörderrrrrrrr…!</text:p>
          </table:table-cell>
        </table:table-row>
        <table:table-row table:style-name="ro2">
          <table:table-cell office:value-type="float" office:value="315" calcext:value-type="float">
            <text:p>31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0M28S" calcext:value-type="time">
            <text:p>0:00:2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liebe diese unerwarteten Begegnungen mit dir, mein Lieber! Du bist so spontan, und für so was hab ich eine Schwäche!</text:p>
          </table:table-cell>
        </table:table-row>
        <table:table-row table:style-name="ro2">
          <table:table-cell office:value-type="float" office:value="316" calcext:value-type="float">
            <text:p>31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2M28S" calcext:value-type="time">
            <text:p>0:02:2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table-cell office:value-type="float" office:value="317" calcext:value-type="float">
            <text:p>31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3M38S" calcext:value-type="time">
            <text:p>0:03:38</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ei vorsichtig da draußen, Hoheit. Die gutherzige Megaira lechzt nach Blut. Sie stöhnte unablässig über euren letzten Schlagabtausch, du musst es ihr wohl richtig gegeben haben.</text:p>
          </table:table-cell>
        </table:table-row>
        <table:table-row table:style-name="ro2">
          <table:table-cell office:value-type="float" office:value="318" calcext:value-type="float">
            <text:p>31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3M39S" calcext:value-type="time">
            <text:p>0:03:3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be, ich hatte Glück.</text:p>
          </table:table-cell>
        </table:table-row>
        <table:table-row table:style-name="ro2">
          <table:table-cell office:value-type="float" office:value="319" calcext:value-type="float">
            <text:p>31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6M36S" calcext:value-type="time">
            <text:p>0:06: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nn du die Oberwelt erreichst, Zagreus, suchst du mich auf der Stelle auf, ja? Ich persönlich werde dafür sorgen, dass du auf den Olymp begleitet wirst, und deine Suche wird dort enden!</text:p>
          </table:table-cell>
        </table:table-row>
        <table:table-row table:style-name="ro2">
          <table:table-cell office:value-type="float" office:value="320" calcext:value-type="float">
            <text:p>32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6S" calcext:value-type="time">
            <text:p>0:10:26</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kein Gott. Du bist nur ein Stück Abschaum. Du wurdest hier hineingeboren. Und du willst nichts davon!</text:p>
          </table:table-cell>
        </table:table-row>
        <table:table-row table:style-name="ro2">
          <table:table-cell office:value-type="float" office:value="321" calcext:value-type="float">
            <text:p>32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8S" calcext:value-type="time">
            <text:p>0:10:28</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cheinbar hast du mich komplett durchschaut. Und ich dachte, wir sind immer noch dabei, uns besser kennenzulernen.</text:p>
          </table:table-cell>
        </table:table-row>
        <table:table-row table:style-name="ro2">
          <table:table-cell office:value-type="float" office:value="322" calcext:value-type="float">
            <text:p>32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9S" calcext:value-type="time">
            <text:p>0:10:2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Tss. Nun gut. Du willst wissen, was ich möchte? Hier, ich zeig’s dir.</text:p>
          </table:table-cell>
        </table:table-row>
        <table:table-row table:style-name="ro2">
          <table:table-cell office:value-type="float" office:value="323" calcext:value-type="float">
            <text:p>32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0S" calcext:value-type="time">
            <text:p>0:14:1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öchtest mich also erneut herausfordern. Nicht viele im Elysion wagen das. Dann akzeptiere ich deine Herausforderung.</text:p>
          </table:table-cell>
        </table:table-row>
        <table:table-row table:style-name="ro2">
          <table:table-cell office:value-type="float" office:value="324" calcext:value-type="float">
            <text:p>32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2S" calcext:value-type="time">
            <text:p>0:14:12</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oment mal, ich habe dich niemals herausgefordert! Der Eingang zu deinem Gemach sieht aus wie jeder andere Pfad im Elysion. Ich habe keinen Streit mit dir, Herr!</text:p>
          </table:table-cell>
        </table:table-row>
        <table:table-row table:style-name="ro2">
          <table:table-cell office:value-type="float" office:value="325" calcext:value-type="float">
            <text:p>32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4S" calcext:value-type="time">
            <text:p>0:14: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ein Gemach zu betreten, bedeutet, mich herauszufordern. &lt;Schnauben&gt; Es ist eine Sitte seit der Zeit, als ich noch in der Finsternis lebte und atmete. Und dorthin werde ich dich jetzt zurückschicken.</text:p>
          </table:table-cell>
        </table:table-row>
        <table:table-row table:style-name="ro2">
          <table:table-cell office:value-type="float" office:value="326" calcext:value-type="float">
            <text:p>32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5M40S" calcext:value-type="time">
            <text:p>0:15:4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Vielen Dank für die Kampfübungen, Knirps. Ich bin froh, dass wir uns das zur Gewohnheit machen konnten.</text:p>
          </table:table-cell>
        </table:table-row>
        <table:table-row table:style-name="ro2">
          <table:table-cell office:value-type="float" office:value="327" calcext:value-type="float">
            <text:p>32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6M08S" calcext:value-type="time">
            <text:p>0:16:0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table-cell office:value-type="float" office:value="328" calcext:value-type="float">
            <text:p>32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7M16S" calcext:value-type="time">
            <text:p>0:17:16</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da etwas, das ich dir sagen möchte, Zagreus: Deiner Kindheit brauchst du dich nicht zu schämen. Auch viele von uns auf dem Olymp wurden unter den merkwürdigsten Umständen geboren und aufgezogen. Eines Tages werde ich dir meine Geschichte erzählen.</text:p>
          </table:table-cell>
        </table:table-row>
        <table:table-row table:style-name="ro2">
          <table:table-cell office:value-type="float" office:value="329" calcext:value-type="float">
            <text:p>32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9M23S" calcext:value-type="time">
            <text:p>0:19: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Nach sorgfältiger Überlegung hättest du dich wohl kaum für diesen Ausgang entschieden.</text:p>
          </table:table-cell>
        </table:table-row>
        <table:table-row table:style-name="ro2">
          <table:table-cell office:value-type="float" office:value="330" calcext:value-type="float">
            <text:p>33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0M40S" calcext:value-type="time">
            <text:p>0:20:4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denke, wir verstehen uns nun besser, nicht wahr. Wollen wir einfach weitermachen und dich hier rausholen?</text:p>
          </table:table-cell>
        </table:table-row>
        <table:table-row table:style-name="ro2">
          <table:table-cell office:value-type="float" office:value="331" calcext:value-type="float">
            <text:p>33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14S" calcext:value-type="time">
            <text:p>0:21:1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Möchtest du mir vielleicht einen Hinweis darauf geben, welche Art von abscheulichem Ungetüm mich auf der nächsten infernalen Insel erwartet, Charon, Kumpel?</text:p>
          </table:table-cell>
        </table:table-row>
        <table:table-row table:style-name="ro2">
          <table:table-cell office:value-type="float" office:value="332" calcext:value-type="float">
            <text:p>33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17S" calcext:value-type="time">
            <text:p>0:21: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eehhhhhhh….</text:p>
          </table:table-cell>
        </table:table-row>
        <table:table-row table:style-name="ro2">
          <table:table-cell office:value-type="float" office:value="333" calcext:value-type="float">
            <text:p>33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21S" calcext:value-type="time">
            <text:p>0:21:21</text:p>
          </table:table-cell>
          <table:table-cell office:value-type="string" calcext:value-type="string">
            <text:p>Zeus</text:p>
          </table:table-cell>
          <table:table-cell office:value-type="string" calcext:value-type="string">
            <text:p>Aphrodite</text:p>
          </table:table-cell>
          <table:table-cell office:value-type="string" calcext:value-type="string">
            <text:p>Zagreus</text:p>
          </table:table-cell>
          <table:table-cell office:value-type="string" calcext:value-type="string">
            <text:p>Gabe</text:p>
          </table:table-cell>
          <table:table-cell office:value-type="string" calcext:value-type="string">
            <text:p>Asphodel</text:p>
          </table:table-cell>
          <table:table-cell office:value-type="string" calcext:value-type="string">
            <text:p>Junger Mann, ich weiß, du würdest die holde Aphrodite gern persönlich kennenlernen. Oder vielleicht kannst du das entscheiden, wenn du hier bist, er kann das doch entscheiden, meine ehrwürdige Aphrodite, hm?</text:p>
          </table:table-cell>
        </table:table-row>
        <table:table-row table:style-name="ro2">
          <table:table-cell office:value-type="float" office:value="334" calcext:value-type="float">
            <text:p>33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24S" calcext:value-type="time">
            <text:p>0:21:24</text:p>
          </table:table-cell>
          <table:table-cell office:value-type="string" calcext:value-type="string">
            <text:p>Aphrodite</text:p>
          </table:table-cell>
          <table:table-cell office:value-type="string" calcext:value-type="string">
            <text:p>Zeus</text:p>
          </table:table-cell>
          <table:table-cell office:value-type="string" calcext:value-type="string">
            <text:p>Zagreus</text:p>
          </table:table-cell>
          <table:table-cell office:value-type="string" calcext:value-type="string">
            <text:p>Gabe</text:p>
          </table:table-cell>
          <table:table-cell office:value-type="string" calcext:value-type="string">
            <text:p>Asphodel</text:p>
          </table:table-cell>
          <table:table-cell office:value-type="string" calcext:value-type="string">
            <text:p>Ich fasse es nicht, ehrwürdiger Zeus! So eine unhöfliche Bemerkung und das von dir! Schockierend, dass das große Vorbild für uns alle so mit mir spricht!</text:p>
          </table:table-cell>
        </table:table-row>
        <table:table-row table:style-name="ro2">
          <table:table-cell office:value-type="float" office:value="335" calcext:value-type="float">
            <text:p>33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20S" calcext:value-type="time">
            <text:p>0:22: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Du dachtest, du könntest mir einfach entkommen, wie?</text:p>
          </table:table-cell>
        </table:table-row>
        <table:table-row table:style-name="ro2">
          <table:table-cell office:value-type="float" office:value="336" calcext:value-type="float">
            <text:p>33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26S" calcext:value-type="time">
            <text:p>0:22:2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Thanatos. Ich wusste, dass es nur eine Frage der Zeit war, bis Vater dir befehlen würde, mir nachzueilen und seine Drecksarbeit zu erledigen.</text:p>
          </table:table-cell>
        </table:table-row>
        <table:table-row table:style-name="ro2">
          <table:table-cell office:value-type="float" office:value="337" calcext:value-type="float">
            <text:p>33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34S" calcext:value-type="time">
            <text:p>0:22:34</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Zagreus. Glaubst du wirklich, ich bin deswegen hier? Dann zeig mal, wie viele dieser erhabenen Recken du dem Untergang weihen kannst. Oder wenn es dir lieber ist, kann ich auch dich dem Untergang weihen.</text:p>
          </table:table-cell>
        </table:table-row>
        <table:table-row table:style-name="ro2">
          <table:table-cell office:value-type="float" office:value="338" calcext:value-type="float">
            <text:p>33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3M38S" calcext:value-type="time">
            <text:p>0:23:3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ich es richtig verstehe, hattest du einen kleinen Zusammenstoß mit einem nemeischen Streitwagen. Ist einfach in dich hineingerast, nicht? Wenn du das nächste Mal im Elysion eine Straße überquerst, schau erst schön nach links und rechts!</text:p>
          </table:table-cell>
        </table:table-row>
        <table:table-row table:style-name="ro2">
          <table:table-cell office:value-type="float" office:value="339" calcext:value-type="float">
            <text:p>33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13S" calcext:value-type="time">
            <text:p>0:24:1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so eine Schande, Junge. Ich dachte, du wärest vielleicht endlich entkommen.</text:p>
          </table:table-cell>
        </table:table-row>
        <table:table-row table:style-name="ro2">
          <table:table-cell office:value-type="float" office:value="340" calcext:value-type="float">
            <text:p>34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19S" calcext:value-type="time">
            <text:p>0:24:1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rklich…? Halt, ach so, es ist dir nicht ernst. Bloß dein berühmter Sinn für Humor.</text:p>
          </table:table-cell>
        </table:table-row>
        <table:table-row table:style-name="ro2">
          <table:table-cell office:value-type="float" office:value="341" calcext:value-type="float">
            <text:p>34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26S" calcext:value-type="time">
            <text:p>0:24:2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cherze natürlich. Du kommst nie hier raus, wie ich dir immer wieder vergebens sage. Aber du bist weiter gekommen als erwartet, also wer weiß….</text:p>
          </table:table-cell>
        </table:table-row>
        <table:table-row table:style-name="ro2">
          <table:table-cell office:value-type="float" office:value="342" calcext:value-type="float">
            <text:p>34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35S" calcext:value-type="time">
            <text:p>0:24:3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Du siehst etwas bedrückt aus. Wie ist es, würdest vielleicht jetzt gern ein Lied hören?</text:p>
          </table:table-cell>
        </table:table-row>
        <table:table-row table:style-name="ro2">
          <table:table-cell office:value-type="float" office:value="343" calcext:value-type="float">
            <text:p>34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41S" calcext:value-type="time">
            <text:p>0:24:4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wäre es mit Die Klage? Du hast das früher oft gespielt!</text:p>
          </table:table-cell>
        </table:table-row>
        <table:table-row table:style-name="ro2">
          <table:table-cell office:value-type="float" office:value="344" calcext:value-type="float">
            <text:p>34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44S" calcext:value-type="time">
            <text:p>0:24: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uf jenes Lied hast du Lust. Leider bringe ich es nicht mehr übers Herz, es anzustimmen. Es freut mich jedoch, dass es dir gefällt.</text:p>
          </table:table-cell>
        </table:table-row>
        <table:table-row table:style-name="ro2">
          <table:table-cell office:value-type="float" office:value="345" calcext:value-type="float">
            <text:p>34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54S" calcext:value-type="time">
            <text:p>0:24:5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ass du dich der Liste der Nebenprophezeiungen der drei Schicksalsgöttinen [sic] bemächtigt hast. Wie immer hätte ich die Erwartungen meiner Töchter nie anzweifeln dürfen. Ich war nicht sicher, ob man dir den notwendigen Anstoß gegeben hatte, sie unter den vielen Angeboten des Baumeisters auszuwählen.</text:p>
          </table:table-cell>
        </table:table-row>
        <table:table-row table:style-name="ro2">
          <table:table-cell office:value-type="float" office:value="346" calcext:value-type="float">
            <text:p>34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10S" calcext:value-type="time">
            <text:p>0:25:1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man mir etwas so Klangvolles wie die Schicksalsliste er Nebenprophezeihungen anbietet, dann muss ich einfach zugreifen. Allerdings klingt das, was du sagst, als würde sich mehr dahinter verbergen. Muss ich mir Sorgen machen?</text:p>
          </table:table-cell>
        </table:table-row>
        <table:table-row table:style-name="ro2">
          <table:table-cell office:value-type="float" office:value="347" calcext:value-type="float">
            <text:p>34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20S" calcext:value-type="time">
            <text:p>0:25:2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eißt alles Notwendige und nicht mehr. Ich weiß besser als jeder andere, dass man sich nicht in die Pläne der Schicksalsgöttinen einmischen darf. Wenn sie dir aber durch ihre Liste Grausames zugedacht haben… dann würde ich dich wahrscheinlich trotzdem warnen.</text:p>
          </table:table-cell>
        </table:table-row>
        <table:table-row table:style-name="ro2">
          <table:table-cell office:value-type="float" office:value="348" calcext:value-type="float">
            <text:p>34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57S" calcext:value-type="time">
            <text:p>0:25: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stark geworde, das muss ich dir lassen, Bursche. Stark genug, um einen Kerl wie mich an die Wand zu klatschen, damit ich in meine Einzelteile zerfalle. Bumm! Denke daran: Die Wände sind deine Freunde, wenn du es mit deinen Gegnern aufnimmst!</text:p>
          </table:table-cell>
        </table:table-row>
        <table:table-row table:style-name="ro2">
          <table:table-cell office:value-type="float" office:value="349" calcext:value-type="float">
            <text:p>34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6M02S" calcext:value-type="time">
            <text:p>0:26:0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rle an die Wand klatschen. Guter Rat wie immer, Kumpel.</text:p>
          </table:table-cell>
        </table:table-row>
        <table:table-row table:style-name="ro2">
          <table:table-cell office:value-type="float" office:value="350" calcext:value-type="float">
            <text:p>350</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0M28S" calcext:value-type="time">
            <text:p>0:00:2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liebe diese unerwarteten Begegnungen mit dir, mein Lieber! Du bist so spontan, und für so was hab ich eine Schwäche!</text:p>
          </table:table-cell>
        </table:table-row>
        <table:table-row table:style-name="ro2">
          <table:table-cell office:value-type="float" office:value="351" calcext:value-type="float">
            <text:p>351</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2M27S" calcext:value-type="time">
            <text:p>0:02:2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table-cell office:value-type="float" office:value="352" calcext:value-type="float">
            <text:p>352</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3M38S" calcext:value-type="time">
            <text:p>0:03:38</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ei vorsichtig da draußen, Hoheit. Die gutherzige Megaira lechzt nach Blut. Sie stöhnte unablässig über euren letzten Schlagabtausch, du musst es ihr wohl richtig gegeben haben.</text:p>
          </table:table-cell>
        </table:table-row>
        <table:table-row table:style-name="ro2">
          <table:table-cell office:value-type="float" office:value="353" calcext:value-type="float">
            <text:p>353</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3M39S" calcext:value-type="time">
            <text:p>0:03:3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ube, ich hatte Glück.</text:p>
          </table:table-cell>
        </table:table-row>
        <table:table-row table:style-name="ro2">
          <table:table-cell office:value-type="float" office:value="354" calcext:value-type="float">
            <text:p>354</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6M36S" calcext:value-type="time">
            <text:p>0:06: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nn du die Oberwelt erreichst, Zagreus, suchst du mich auf der Stelle auf, ja? Ich persönlich werde dafür sorgen, dass du auf den Olymp begleitet wirst, und deine Suche wird dort enden!</text:p>
          </table:table-cell>
        </table:table-row>
        <table:table-row table:style-name="ro2">
          <table:table-cell office:value-type="float" office:value="355" calcext:value-type="float">
            <text:p>355</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6S" calcext:value-type="time">
            <text:p>0:10:26</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kein Gott. Du bist nur ein Stück Abschaum. Du wurdest hier hineingeboren. Und du willst nichts davon!</text:p>
          </table:table-cell>
        </table:table-row>
        <table:table-row table:style-name="ro2">
          <table:table-cell office:value-type="float" office:value="356" calcext:value-type="float">
            <text:p>356</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8S" calcext:value-type="time">
            <text:p>0:10:28</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cheinbar hast du mich komplett durchschaut. Und ich dachte, wir sind immer noch dabei, uns besser kennenzulernen.</text:p>
          </table:table-cell>
        </table:table-row>
        <table:table-row table:style-name="ro2">
          <table:table-cell office:value-type="float" office:value="357" calcext:value-type="float">
            <text:p>357</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9S" calcext:value-type="time">
            <text:p>0:10:2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Tss. Nun gut. Du willst wissen, was ich möchte? Hier, ich zeig’s dir.</text:p>
          </table:table-cell>
        </table:table-row>
        <table:table-row table:style-name="ro2">
          <table:table-cell office:value-type="float" office:value="358" calcext:value-type="float">
            <text:p>358</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6M08S" calcext:value-type="time">
            <text:p>0:16:0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table-cell office:value-type="float" office:value="359" calcext:value-type="float">
            <text:p>359</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7M15S" calcext:value-type="time">
            <text:p>0:17:1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da etwas, das ich dir sagen möchte, Zagreus: Deiner Kindheit brauchst du dich nicht zu schämen. Auch viele von uns auf dem Olymp wurden unter den merkwürdigsten Umständen geboren und aufgezogen. Eines Tages werde ich dir meine Geschichte erzählen.</text:p>
          </table:table-cell>
        </table:table-row>
        <table:table-row table:style-name="ro2">
          <table:table-cell office:value-type="float" office:value="360" calcext:value-type="float">
            <text:p>360</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9M23S" calcext:value-type="time">
            <text:p>0:19: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Nach sorgfältiger Überlegung hättest du dich wohl kaum für diesen Ausgang entschieden.</text:p>
          </table:table-cell>
        </table:table-row>
        <table:table-row table:style-name="ro2">
          <table:table-cell office:value-type="float" office:value="361" calcext:value-type="float">
            <text:p>361</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0M41S" calcext:value-type="time">
            <text:p>0:20:41</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denke, wir verstehen uns nun besser, nicht wahr. Wollen wir einfach weitermachen und dich hier rausholen?</text:p>
          </table:table-cell>
        </table:table-row>
        <table:table-row table:style-name="ro2">
          <table:table-cell office:value-type="float" office:value="362" calcext:value-type="float">
            <text:p>362</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14S" calcext:value-type="time">
            <text:p>0:21:1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Möchtest du mir vielleicht einen Hinweis darauf geben, welche Art von abscheulichem Ungetüm mich auf der nächsten infernalen Insel erwartet, Charon, Kumpel?</text:p>
          </table:table-cell>
        </table:table-row>
        <table:table-row table:style-name="ro2">
          <table:table-cell office:value-type="float" office:value="363" calcext:value-type="float">
            <text:p>363</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17S" calcext:value-type="time">
            <text:p>0:21: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eehhhhhhh….</text:p>
          </table:table-cell>
        </table:table-row>
        <table:table-row table:style-name="ro2">
          <table:table-cell office:value-type="float" office:value="364" calcext:value-type="float">
            <text:p>364</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21S" calcext:value-type="time">
            <text:p>0:21:21</text:p>
          </table:table-cell>
          <table:table-cell office:value-type="string" calcext:value-type="string">
            <text:p>Zeus</text:p>
          </table:table-cell>
          <table:table-cell office:value-type="string" calcext:value-type="string">
            <text:p>Zagreus</text:p>
          </table:table-cell>
          <table:table-cell office:value-type="string" calcext:value-type="string">
            <text:p>Aphrodite</text:p>
          </table:table-cell>
          <table:table-cell office:value-type="string" calcext:value-type="string">
            <text:p>Gabe</text:p>
          </table:table-cell>
          <table:table-cell office:value-type="string" calcext:value-type="string">
            <text:p>Asphodel</text:p>
          </table:table-cell>
          <table:table-cell office:value-type="string" calcext:value-type="string">
            <text:p>Junger Mann, ich weiß, du würdest die holde Aphrodite gern persönlich kennenlernen. Oder vielleicht kannst du das entscheiden, wenn du hier bist, er kann das doch entscheiden, meine ehrwürdige Aphrodite, hm?</text:p>
          </table:table-cell>
        </table:table-row>
        <table:table-row table:style-name="ro2">
          <table:table-cell office:value-type="float" office:value="365" calcext:value-type="float">
            <text:p>365</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24S" calcext:value-type="time">
            <text:p>0:21:24</text:p>
          </table:table-cell>
          <table:table-cell office:value-type="string" calcext:value-type="string">
            <text:p>Aphrodite</text:p>
          </table:table-cell>
          <table:table-cell office:value-type="string" calcext:value-type="string">
            <text:p>Zagreus</text:p>
          </table:table-cell>
          <table:table-cell office:value-type="string" calcext:value-type="string">
            <text:p>Zeus</text:p>
          </table:table-cell>
          <table:table-cell office:value-type="string" calcext:value-type="string">
            <text:p>Gabe</text:p>
          </table:table-cell>
          <table:table-cell office:value-type="string" calcext:value-type="string">
            <text:p>Asphodel</text:p>
          </table:table-cell>
          <table:table-cell office:value-type="string" calcext:value-type="string">
            <text:p>Ich fasse es nicht, ehrwürdiger Zeus! So eine unhöfliche Bemerkung und das von dir! Schockierend, dass das große Vorbild für uns alle so mit mir spricht!</text:p>
          </table:table-cell>
        </table:table-row>
        <table:table-row table:style-name="ro2">
          <table:table-cell office:value-type="float" office:value="366" calcext:value-type="float">
            <text:p>366</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5M16S" calcext:value-type="time">
            <text:p>0:05:16</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phrodite ist echt der Hammer, meinst du nicht auch, Vetter? Normalerweise lasse ich mich von niemandem hier aufhalten. Doch in ihrem Fall muss eine Ausnahme gemacht werden!</text:p>
          </table:table-cell>
        </table:table-row>
        <table:table-row table:style-name="ro2">
          <table:table-cell office:value-type="float" office:value="367" calcext:value-type="float">
            <text:p>367</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9M37S" calcext:value-type="time">
            <text:p>0:09:37</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Ehrwürdiger Ares, nimm bitte diese Gabe an zum Dank dafür, dass du mir die Kraft gabst, mein Ziel zu erreichen.</text:p>
          </table:table-cell>
        </table:table-row>
        <table:table-row table:style-name="ro2">
          <table:table-cell office:value-type="float" office:value="368" calcext:value-type="float">
            <text:p>368</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9M41S" calcext:value-type="time">
            <text:p>0:09:41</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Du bist ein Schmeichler, mein todbringender Vetter. Auch ich bin in Geberlaune, hier, bitte! Ein kleines Zeichen meiner Zuneigung für dich.</text:p>
          </table:table-cell>
        </table:table-row>
        <table:table-row table:style-name="ro2">
          <table:table-cell office:value-type="float" office:value="369" calcext:value-type="float">
            <text:p>369</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0M45S" calcext:value-type="time">
            <text:p>0:10: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Möge all der Tod, den du bringst, zum Stoff von Legenden werden, die sich Sterbliche furchtsam flüsternd auf der ganzen Welt erzählen, mein Vetter.</text:p>
          </table:table-cell>
        </table:table-row>
        <table:table-row table:style-name="ro2">
          <table:table-cell office:value-type="float" office:value="370" calcext:value-type="float">
            <text:p>370</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6M12S" calcext:value-type="time">
            <text:p>0:16:12</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Wie ich sehe, ist es dem Fährmann der Unterwelt gelungen, dir meinem [sic] Segen zu überbringen, Neffe. Welch seltsame Bündnisse wir heutzutage schmieden!</text:p>
          </table:table-cell>
        </table:table-row>
        <table:table-row table:style-name="ro2">
          <table:table-cell office:value-type="float" office:value="371" calcext:value-type="float">
            <text:p>371</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6M31S" calcext:value-type="time">
            <text:p>0:16:3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errlich bedrohliche Fassade der großen elysischen Arena ragt hoch vor dem aufsässigen Prinzen auf. Als ob sie ihn zu einem Wettstreit reizen wollte, den er unmöglich gewinnen kann.</text:p>
          </table:table-cell>
        </table:table-row>
        <table:table-row table:style-name="ro2">
          <table:table-cell office:value-type="float" office:value="372" calcext:value-type="float">
            <text:p>372</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09S" calcext:value-type="time">
            <text:p>0:17:09</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Ich habe dich gewarnt, Knirps. Jetzt musst du dich einem Feind stellen, der noch fürchterlicher ist als ich. Der einzige andere Feind, dem ich jemals entgegentrat und der mich besiegte.</text:p>
          </table:table-cell>
        </table:table-row>
        <table:table-row table:style-name="ro2">
          <table:table-cell office:value-type="float" office:value="373" calcext:value-type="float">
            <text:p>373</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21S" calcext:value-type="time">
            <text:p>0:17:21</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Halt, Schuft! Du wirst keinen einzigen Schritt weiter ans Licht des Tages tun, solange ich hier bin.</text:p>
          </table:table-cell>
        </table:table-row>
        <table:table-row table:style-name="ro2">
          <table:table-cell office:value-type="float" office:value="374" calcext:value-type="float">
            <text:p>374</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31S" calcext:value-type="time">
            <text:p>0:17:31</text:p>
          </table:table-cell>
          <table:table-cell office:value-type="string" calcext:value-type="string">
            <text:p>Zagreu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Theseus?! Ich glaub's nicht! Ihr seid zwei Legenden! Es wäre mir eine Ehre, hier mit euch einen sportlichen Wettkampf auszutragen.</text:p>
          </table:table-cell>
        </table:table-row>
        <table:table-row table:style-name="ro2">
          <table:table-cell office:value-type="float" office:value="375" calcext:value-type="float">
            <text:p>375</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39S" calcext:value-type="time">
            <text:p>0:17:39</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h, ein unverhohlener Versuch, mich von meiner Gesinnung abzubringen. Verteidige dich, du Unhold! Mögen die Götter dir Gnade walten lassen, denn ich werde das nicht!</text:p>
          </table:table-cell>
        </table:table-row>
        <table:table-row table:style-name="ro2">
          <table:table-cell office:value-type="float" office:value="376" calcext:value-type="float">
            <text:p>37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0M32S" calcext:value-type="time">
            <text:p>0:00: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m Tempel</text:p>
          </table:table-cell>
          <table:table-cell office:value-type="string" calcext:value-type="string">
            <text:p>Endlich hat der eigensinnige Prinz es bis nach oben zum Reich der Sterblichen geschafft, doch steckt er noch immer in der Erde fest, am Zugang in die Unterwelt, einer Schwelle, von der es kein Entkommen gibt.</text:p>
          </table:table-cell>
        </table:table-row>
        <table:table-row table:style-name="ro2">
          <table:table-cell office:value-type="float" office:value="377" calcext:value-type="float">
            <text:p>37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12S" calcext:value-type="time">
            <text:p>0:01:1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mehrköpfige Kerberos steht wachsam vor dem Eingang zur Unterwelt. Über das grausame Schicksal all der Törichten, die versuchen, sich an ihm vorbeizuschleichen, soll der Mantel des Schweigens gehüllt werden.</text:p>
          </table:table-cell>
        </table:table-row>
        <table:table-row table:style-name="ro2">
          <table:table-cell office:value-type="float" office:value="378" calcext:value-type="float">
            <text:p>37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26S" calcext:value-type="time">
            <text:p>0:01:26</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Wie konnte es nur dazu kommen, mein Hündchen? Nach allem, was wir durchgemacht haben. Aber wenn es so sein muss, dann gibt es nichts mehr zu sagen. Außer: Aufgepasst!!</text:p>
          </table:table-cell>
        </table:table-row>
        <table:table-row table:style-name="ro2">
          <table:table-cell office:value-type="float" office:value="379" calcext:value-type="float">
            <text:p>37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41S" calcext:value-type="time">
            <text:p>0:01:41</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Hahaha, nein, aber ernsthaft, Hündchen. Ich weiß, warum du hier bist. Es muss doch eine Möglichkeit geben, dich zum Wegschauen zu bewegen. Würdest du mich ziehen lassen, wenn ich dir mit dem Satyr-Probleme [sic] helfe? Bitte. Ich muss Mutter finden. Du weißt, was mir das bedeutet.</text:p>
          </table:table-cell>
        </table:table-row>
        <table:table-row table:style-name="ro2">
          <table:table-cell office:value-type="float" office:value="380" calcext:value-type="float">
            <text:p>38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59S" calcext:value-type="time">
            <text:p>0:01:5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Nach kurzem Zögern und Nachdenken bellt der gefräßige Höllenhund einmal zustimmend, und der Prinz macht sich auf die Suche nach etwas, mit dem er den Appetit des Monsters stillen kann.</text:p>
          </table:table-cell>
        </table:table-row>
        <table:table-row table:style-name="ro2">
          <table:table-cell office:value-type="float" office:value="381" calcext:value-type="float">
            <text:p>38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03S" calcext:value-type="time">
            <text:p>0:18:03</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So, mein Hündchen, ich habe hier deinen liebsten Leckerbissen für dich. Aber du musst mir versprechen, mich durchzulassen, wenn ich ihn dir gebe, ja?</text:p>
          </table:table-cell>
        </table:table-row>
        <table:table-row table:style-name="ro2">
          <table:table-cell office:value-type="float" office:value="382" calcext:value-type="float">
            <text:p>382</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05S" calcext:value-type="time">
            <text:p>0:18:05</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Kerberos nimmt den übelriechenden Sack an und sucht im dunklen Saal nach einem Plätzchen, wo er den ekligen Inhalt in Ruhe fressen kann.</text:p>
          </table:table-cell>
        </table:table-row>
        <table:table-row table:style-name="ro2">
          <table:table-cell office:value-type="float" office:value="383" calcext:value-type="float">
            <text:p>383</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50S" calcext:value-type="time">
            <text:p>0:18:5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konnte mich nie an die Luft hier oben gewöhnen. Diese Böen wehen sinnlos aus allen Himmelsrichtungen, wie es ihnen gerade gefällt. Ich vermute, dir gefallen diese Böen hier oben besser als die stille Luft da unten.</text:p>
          </table:table-cell>
        </table:table-row>
        <table:table-row table:style-name="ro2">
          <table:table-cell office:value-type="float" office:value="384" calcext:value-type="float">
            <text:p>384</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02S" calcext:value-type="time">
            <text:p>0:19:0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Ja, du hast recht. Die Luft hier oben sagt mir bisher zu. Aber ich behalte mir mein endgültiges Urteil noch so lange vor, bis ich genug davon hatte. Aber eines muss ich dir sagen, Vater: Der Helm der Finsternis steht dir gut. Ich bin gerührt, dass du ihn meinetwegen wieder hervorgekramt hast.</text:p>
          </table:table-cell>
        </table:table-row>
        <table:table-row table:style-name="ro2">
          <table:table-cell office:value-type="float" office:value="385" calcext:value-type="float">
            <text:p>385</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16S" calcext:value-type="time">
            <text:p>0:19:1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hätte nicht so weit kommen müssen. Trotz all deiner Eskapaden im Haus und mir gegenüber habe ich nie die Beherrschung verloren. Ganz im Gegensatz zu dir.</text:p>
          </table:table-cell>
        </table:table-row>
        <table:table-row table:style-name="ro2">
          <table:table-cell office:value-type="float" office:value="386" calcext:value-type="float">
            <text:p>38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25S" calcext:value-type="time">
            <text:p>0:19: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nn wollen wir mal sehen. Du hast mich immer gescholten. Du hast mich belogen. Du hast deine elenden Truppen antreten lassen, und mir immer wieder nach dem Leben zu trachten. Aber eines muss ich dir wirklich lassen: Du hast deinen Ärger größtenteils unter Kontrolle gehalten. Aber das wird sich wohl in Kürze ändern, oder?</text:p>
          </table:table-cell>
        </table:table-row>
        <table:table-row table:style-name="ro2">
          <table:table-cell office:value-type="float" office:value="387" calcext:value-type="float">
            <text:p>38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40S" calcext:value-type="time">
            <text:p>0:19: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sind Götter, Junge. Uns gegenseitig zu töten, ist unser Los. Obwohl ich immer dachte, dass ich darüber stünde. Ich habe dir doch gesagt, dass du diesem Ort nicht entfliehen kannst. Scheinbar muss ich meine Regeln selbst durchsetzen. Ich schicke dich jetzt zurück nach Hause.</text:p>
          </table:table-cell>
        </table:table-row>
        <table:table-row table:style-name="ro2">
          <table:table-cell office:value-type="float" office:value="388" calcext:value-type="float">
            <text:p>38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1M55S" calcext:value-type="time">
            <text:p>0:21:5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Ich überlegte gerade, ob du wohl je von anderen Hofmusikanten gehört hast, die ihre Sangeslust verloren? Dein Vater hat mich zur Rede gestellt, und es fiel mir schwer, mich zu rechtfertigen.</text:p>
          </table:table-cell>
        </table:table-row>
        <table:table-row table:style-name="ro2">
          <table:table-cell office:value-type="float" office:value="389" calcext:value-type="float">
            <text:p>38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02S" calcext:value-type="time">
            <text:p>0:22:02</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Zum Trost kann ich nur sagen, Kumpel, dass wohl jeder untote Hofmusikant, der je im Thronsaal des Totengotts seinen Dienst versehen hat, Ähnliches durchgemacht hat.</text:p>
          </table:table-cell>
        </table:table-row>
        <table:table-row table:style-name="ro2">
          <table:table-cell office:value-type="float" office:value="390" calcext:value-type="float">
            <text:p>39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05S" calcext:value-type="time">
            <text:p>0:22: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Vater ist nicht hier, und du bist zurück. Das kann nur eines bedeuten. Geht es dir gut, mein Kind?</text:p>
          </table:table-cell>
        </table:table-row>
        <table:table-row table:style-name="ro2">
          <table:table-cell office:value-type="float" office:value="391" calcext:value-type="float">
            <text:p>39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13S" calcext:value-type="time">
            <text:p>0:22:1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a, ich glaube schon, Nyx. Aber dass ausgerechnet Vater mich hierher zurückbefördert hat, ist besonders schmerzlich. Hast du wertvolle Tipps, wie ich ihn bezwingen könnte? Hat er verborgene Schwächen, die nur du kennst, oder dergleichen?</text:p>
          </table:table-cell>
        </table:table-row>
        <table:table-row table:style-name="ro2">
          <table:table-cell office:value-type="float" office:value="392" calcext:value-type="float">
            <text:p>392</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25S" calcext:value-type="time">
            <text:p>0:22:2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ennst seine Schwächen besser als jeder andere. Besser sogar als er selbst. Es schmerzt mich, zu wissen, dass der Konflikt zwischen euch beiden nicht auf andere Weise beigelegt werden konnte. Aber wenn es denn sein muss… vernichte ihn für mich, bei deinem nächsten Kampf da oben. Egal, wie lange es dauert. Würdest du das bitte tun?</text:p>
          </table:table-cell>
        </table:table-row>
        <table:table-row table:style-name="ro2">
          <table:table-cell office:value-type="float" office:value="393" calcext:value-type="float">
            <text:p>393</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46S" calcext:value-type="time">
            <text:p>0:22:46</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Und dann versuchten alle sieben dieser elenden Kreaturen, sich in der Prozessionsschlange nach vorn zu drängeln, ist das nicht unverschämt? Als ob sie auf diese Weise eine Audienz erhielten.</text:p>
          </table:table-cell>
        </table:table-row>
        <table:table-row table:style-name="ro2">
          <table:table-cell office:value-type="float" office:value="394" calcext:value-type="float">
            <text:p>394</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55S" calcext:value-type="time">
            <text:p>0:22:55</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Ha, hahaha, was für Dummköpfe! Was haben sie sich wohl dabei gedacht, sich nach vorn zu drängeln und das vor deinen Augen?</text:p>
          </table:table-cell>
        </table:table-row>
        <table:table-row table:style-name="ro2">
          <table:table-cell office:value-type="float" office:value="395" calcext:value-type="float">
            <text:p>395</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03S" calcext:value-type="time">
            <text:p>0:23:03</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Na ja, falls sie unserem ehrwürdigen Hades noch weitere Beschwerden vortragen möchten, müssen sie sich auf eine sehr, sehr lange Wartezeit einstellen.</text:p>
          </table:table-cell>
        </table:table-row>
        <table:table-row table:style-name="ro2">
          <table:table-cell office:value-type="float" office:value="396" calcext:value-type="float">
            <text:p>39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25S" calcext:value-type="time">
            <text:p>0:23:2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einen Vater im vollen Ornat aus dem Haus stürzen. Er muss dir also endlich selbst entgegengetreten sein. Ich… sehe, dass die Sache nicht gut ausgegangen ist. Du warst so nahe dran.</text:p>
          </table:table-cell>
        </table:table-row>
        <table:table-row table:style-name="ro2">
          <table:table-cell office:value-type="float" office:value="397" calcext:value-type="float">
            <text:p>39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36S" calcext:value-type="time">
            <text:p>0:23:3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wenigstens weiß ich jetzt, wer mich erwartet, wenn ich das nächste Mal bis zum Tempel des Styx hochklettere und durch das Tor trete.</text:p>
          </table:table-cell>
        </table:table-row>
        <table:table-row table:style-name="ro2">
          <table:table-cell office:value-type="float" office:value="398" calcext:value-type="float">
            <text:p>39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43S" calcext:value-type="time">
            <text:p>0:23:4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nicht auf, Junge. Ich habe nicht deinen Vater trainiert, sondern nur dich. Er ist ein Gott, aber er ist auch nur ein Gott. Wenn ich das ein bissschen verräterisch sagen darf.</text:p>
          </table:table-cell>
        </table:table-row>
        <table:table-row table:style-name="ro2">
          <table:table-cell office:value-type="float" office:value="399" calcext:value-type="float">
            <text:p>39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04S" calcext:value-type="time">
            <text:p>0:26:0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ährend du da draußen warst, ist was ganz Seltsames passiert, Bursche. Eine deiner Waffenhalterungen da drüben hat plötzlich ganz unheimlich zu glühen angefangen! Ich konnte es aus dem Augenwinkel sehen!</text:p>
          </table:table-cell>
        </table:table-row>
        <table:table-row table:style-name="ro2">
          <table:table-cell office:value-type="float" office:value="400" calcext:value-type="float">
            <text:p>40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13S" calcext:value-type="time">
            <text:p>0:26:1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eruhige dich, Skelly. Ich bin mir sicher, dass das für eine legendäre, fast schon empfindungsfähige, seit dem Anbeginn der Zeit existierende Waffe, mit der die Titanen getötet wurden, völlig normal ist.</text:p>
          </table:table-cell>
        </table:table-row>
        <table:table-row table:style-name="ro2">
          <table:table-cell office:value-type="float" office:value="401" calcext:value-type="float">
            <text:p>40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22S" calcext:value-type="time">
            <text:p>0:26:2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Mehr war da nicht! Deine Waffen sind schon ganz schön zum Einsatz gekommen, Bursche. Du nimmst sie wirklich hart ran, deshalb mögen sie dich vielleicht sogar. Sie haben sich ein bisschen locker gemacht, verstehst du? So wie du und ich!</text:p>
          </table:table-cell>
        </table:table-row>
        <table:table-row table:style-name="ro2">
          <table:table-cell office:value-type="float" office:value="402" calcext:value-type="float">
            <text:p>402</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0M29S" calcext:value-type="time">
            <text:p>0:00:29</text:p>
          </table:table-cell>
          <table:table-cell office:value-type="string" calcext:value-type="string">
            <text:p>Zagreus</text:p>
          </table:table-cell>
          <table:table-cell office:value-type="string" calcext:value-type="string">
            <text:p>Demeter</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letzte Mal, dass ich so ein Frösteln spürte, das war… auf der Oberfläche, aber, wer…? Nun, es gibt nur einen Weg, das herauszufinden. Im Namen von Hades! Olymp! Ich nehme diese Botschaft an!</text:p>
          </table:table-cell>
        </table:table-row>
        <table:table-row table:style-name="ro2">
          <table:table-cell office:value-type="float" office:value="403" calcext:value-type="float">
            <text:p>403</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0M43S" calcext:value-type="time">
            <text:p>0:00:43</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öre, junger Zagreus, dass du jene bittere Dunkelheit gegen diese bittere Kälte tauschen würdest? Ehrlich gesagt, versteh ich nicht, warum. Doch ich steh dir bei in deiner Not, warum auch nicht? Denn ich habe jede Menge Hilfe anzubieten, und du wirst sicher bald Gefallen daran finden.</text:p>
          </table:table-cell>
        </table:table-row>
        <table:table-row table:style-name="ro2">
          <table:table-cell office:value-type="float" office:value="404" calcext:value-type="float">
            <text:p>404</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7M49S" calcext:value-type="time">
            <text:p>0:07:4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hast meine Pfeilspitze aus Adamant! Normalerweise ist sie zum Töten da, doch mir hilft sie, dich noch leichter auspüren [sic], sogar hier im Dunkeln. Jetzt wo ich dich gefunden habe… hier!</text:p>
          </table:table-cell>
        </table:table-row>
        <table:table-row table:style-name="ro2">
          <table:table-cell office:value-type="float" office:value="405" calcext:value-type="float">
            <text:p>405</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8M05S" calcext:value-type="time">
            <text:p>0:08: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gewalttätigsten Kreaturen im Tartaros werden sogar vor anderen verdammten Seelen weggesperrt. Ihre einzigen Besucher sind diejenigen, die töricht genug sind, einen Fluchtversuch zu unternehmen.</text:p>
          </table:table-cell>
        </table:table-row>
        <table:table-row table:style-name="ro2">
          <table:table-cell office:value-type="float" office:value="406" calcext:value-type="float">
            <text:p>406</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0M53S" calcext:value-type="time">
            <text:p>0:10:53</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Tartaros</text:p>
          </table:table-cell>
          <table:table-cell office:value-type="string" calcext:value-type="string">
            <text:p>Wenn dich meine Großzügigkeit nicht interessiert, junger Zagreus, dann sollst du meinen Zorn zu spüren bekommen.</text:p>
          </table:table-cell>
        </table:table-row>
        <table:table-row table:style-name="ro2">
          <table:table-cell office:value-type="float" office:value="407" calcext:value-type="float">
            <text:p>407</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1M32S" calcext:value-type="time">
            <text:p>0:11:32</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Tartaros</text:p>
          </table:table-cell>
          <table:table-cell office:value-type="string" calcext:value-type="string">
            <text:p>Die Eiseskälte hätte die Lebenskraft aus deinem Körper saugen sollen; doch ich habe sie fürs Erste gezügelt.</text:p>
          </table:table-cell>
        </table:table-row>
        <table:table-row table:style-name="ro2">
          <table:table-cell office:value-type="float" office:value="408" calcext:value-type="float">
            <text:p>408</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2M15S" calcext:value-type="time">
            <text:p>0:12:1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verbitterte Demeter hat dich erreicht, nicht wahr? Sie war einst voller Wärme, musst du wissen, doch neuerdings neigt sie dazu, Wärme zu entziehen, so viel ich weiß.</text:p>
          </table:table-cell>
        </table:table-row>
        <table:table-row table:style-name="ro2">
          <table:table-cell office:value-type="float" office:value="409" calcext:value-type="float">
            <text:p>409</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2M57S" calcext:value-type="time">
            <text:p>0:12:57</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 Und es ist dir ab sofort untersagt, Prinz Zagreus noch einmal zu helfen. Haben wir uns verstanden?</text:p>
          </table:table-cell>
        </table:table-row>
        <table:table-row table:style-name="ro2">
          <table:table-cell office:value-type="float" office:value="410" calcext:value-type="float">
            <text:p>410</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03S" calcext:value-type="time">
            <text:p>0:13:03</text:p>
          </table:table-cell>
          <table:table-cell office:value-type="string" calcext:value-type="string">
            <text:p>Sisyph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Aber unbedingt, Gebieter Thanatos, daran würde ich nicht einmal im Traum denken! Abgesehen davon kreisen meine Gedanken nur um die neuesten Strategien, wie ich meinen Felsblock den Hang hinaufrollen kann.</text:p>
          </table:table-cell>
        </table:table-row>
        <table:table-row table:style-name="ro2">
          <table:table-cell office:value-type="float" office:value="411" calcext:value-type="float">
            <text:p>411</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13S" calcext:value-type="time">
            <text:p>0:13:13</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Genug. Geh zurück an die Arbeit, und ich werde mich wieder um meine Aufgaben kümmern.</text:p>
          </table:table-cell>
        </table:table-row>
        <table:table-row table:style-name="ro2">
          <table:table-cell office:value-type="float" office:value="412" calcext:value-type="float">
            <text:p>412</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23S" calcext:value-type="time">
            <text:p>0:13:2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Mir geht es gut, Prinz. Vielen Dank der Nachfrage! Ich habe keine Angst vor ihm. Was habe ich denn schon zu verlieren? Augenblick, ich möchte, dass du das hier hast.</text:p>
          </table:table-cell>
        </table:table-row>
        <table:table-row table:style-name="ro2">
          <table:table-cell office:value-type="float" office:value="413" calcext:value-type="float">
            <text:p>413</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13S" calcext:value-type="time">
            <text:p>0:14:1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scheint ungehörig, aus dem Vorrat unrechtmäßig beschaffter Waren dieses höchst unangenehmen Fährmanns Verbindung aufzunehmen. Trotzdem, es war eine Gelegenheit.</text:p>
          </table:table-cell>
        </table:table-row>
        <table:table-row table:style-name="ro2">
          <table:table-cell office:value-type="float" office:value="414" calcext:value-type="float">
            <text:p>414</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38S" calcext:value-type="time">
            <text:p>0:14: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ill ehrlich sein, Zagreus. Nach allem, was wir durchgemacht haben… war das Letzte, was ich dir wünschte, auf meine Schwestern zu treffen.</text:p>
          </table:table-cell>
        </table:table-row>
        <table:table-row table:style-name="ro2">
          <table:table-cell office:value-type="float" office:value="415" calcext:value-type="float">
            <text:p>415</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46S" calcext:value-type="time">
            <text:p>0:14:4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kann mir gar nicht vorstellen, warum. Wir hatten eine wunderbare Zeit bei unserem ersten Kennenlernen. Wir haben zusammen gelacht und geweint. Ich bedaure nur, dass du nicht dabei sein konntest.</text:p>
          </table:table-cell>
        </table:table-row>
        <table:table-row table:style-name="ro2">
          <table:table-cell office:value-type="float" office:value="416" calcext:value-type="float">
            <text:p>416</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55S" calcext:value-type="time">
            <text:p>0:14:5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ja keine Ahnung. Es gibt einen guten Grund dafür, dass sie keinen Zutritt mehr im Haus haben. Aber das bringt mich zurück zum Thema. Los! Einer von uns muss jetzt zurück nach Hause.</text:p>
          </table:table-cell>
        </table:table-row>
        <table:table-row table:style-name="ro2">
          <table:table-cell office:value-type="float" office:value="417" calcext:value-type="float">
            <text:p>417</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0M29S" calcext:value-type="time">
            <text:p>0:00:29</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Gebieter Chaos? Jeder bringt meinen Verwandten auf dem Olymp Gaben dar. Ich möchte euch eine Gabe darbringen. Danke für… alles.</text:p>
          </table:table-cell>
        </table:table-row>
        <table:table-row table:style-name="ro2">
          <table:table-cell office:value-type="float" office:value="418" calcext:value-type="float">
            <text:p>418</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0M39S" calcext:value-type="time">
            <text:p>0:00:3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Wie amüsant von dir, dass du versuchst, mich mit materiellen Gütern zu verlocken. Hier, bitte, erlaube mir, auch dir etwas zu geben.</text:p>
          </table:table-cell>
        </table:table-row>
        <table:table-row table:style-name="ro2">
          <table:table-cell office:value-type="float" office:value="419" calcext:value-type="float">
            <text:p>419</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5M14S" calcext:value-type="time">
            <text:p>0:05:14</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s dich beißende Kälte umgibt, kann nur bedeuten, die Göttin der Jahreszeiten nimmt an deinem Ringen Anteil, Zagreus? Ich habe nicht mit der Beteiligung von Demeter gerechnet. Fasse Mut, doch sei zurückhaltend in ihrer Nähe.</text:p>
          </table:table-cell>
        </table:table-row>
        <table:table-row table:style-name="ro2">
          <table:table-cell office:value-type="float" office:value="420" calcext:value-type="float">
            <text:p>420</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8M58S" calcext:value-type="time">
            <text:p>0:08:5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Also Athene passt auf dich auf, schön, sehr schön! Sie macht sich viele Gedanken über alles Mögliche, ist etwas übertrieben, wenn du mich fragst!</text:p>
          </table:table-cell>
        </table:table-row>
        <table:table-row table:style-name="ro2">
          <table:table-cell office:value-type="float" office:value="421" calcext:value-type="float">
            <text:p>421</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5S" calcext:value-type="time">
            <text:p>0:18:1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bereits auf den Recken getroffen, den König. Mal sehen, ob du es mit ihm erneut aufnehmen kannst.</text:p>
          </table:table-cell>
        </table:table-row>
        <table:table-row table:style-name="ro2">
          <table:table-cell office:value-type="float" office:value="422" calcext:value-type="float">
            <text:p>422</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6S" calcext:value-type="time">
            <text:p>0:18:16</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einst wohl, mit euch beiden zusammen. Was mir nicht sehr gerecht erscheint.</text:p>
          </table:table-cell>
        </table:table-row>
        <table:table-row table:style-name="ro2">
          <table:table-cell office:value-type="float" office:value="423" calcext:value-type="float">
            <text:p>423</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7S" calcext:value-type="time">
            <text:p>0:18:17</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Leben ist eben nicht besonders gerecht, Knirps. Und auch nicht der Tod. Ich hätte eigentlich erwartet, dass du das weißt. Aber hier hast du deinen gerechten Kampf.</text:p>
          </table:table-cell>
        </table:table-row>
        <table:table-row table:style-name="ro2">
          <table:table-cell office:value-type="float" office:value="424" calcext:value-type="float">
            <text:p>424</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20M28S" calcext:value-type="time">
            <text:p>0:20:28</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warst ein würdiger Gegner. Das ist mir höchst willkommen hier. Bis zum nächsten Mal.</text:p>
          </table:table-cell>
        </table:table-row>
        <table:table-row table:style-name="ro2">
          <table:table-cell office:value-type="float" office:value="425" calcext:value-type="float">
            <text:p>425</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20M38S" calcext:value-type="time">
            <text:p>0:20:3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Manchmal frage ich mich, was dir wohl durch den Kopf geht. Ich weiß, du kannst mich und die andern hören, aber es ist so verdammt finster da unten, ich kann dich überhaupt nicht hören!</text:p>
          </table:table-cell>
        </table:table-row>
        <table:table-row table:style-name="ro2">
          <table:table-cell office:value-type="float" office:value="426" calcext:value-type="float">
            <text:p>426</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0M44S" calcext:value-type="time">
            <text:p>0:00:44</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enkst du wirklich, dass du den Verwüstungen des Winters widerstehen kannst, Zagreus? Das möchte ich sehen.</text:p>
          </table:table-cell>
        </table:table-row>
        <table:table-row table:style-name="ro2">
          <table:table-cell office:value-type="float" office:value="427" calcext:value-type="float">
            <text:p>427</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1M39S" calcext:value-type="time">
            <text:p>0:01:39</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Vergiss nicht, Zagreus, nächstes Mal kann ich dir alles nehmen, wenn mir danach ist.</text:p>
          </table:table-cell>
        </table:table-row>
        <table:table-row table:style-name="ro2">
          <table:table-cell office:value-type="float" office:value="428" calcext:value-type="float">
            <text:p>428</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46S" calcext:value-type="time">
            <text:p>0:05:46</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ieh einer an! Der Schuft kehrt zurück, um uns erneut herauszufordern, Asterios! Oder wohl eher, um die Ehre dieses Wettkampfs zu besudeln.</text:p>
          </table:table-cell>
        </table:table-row>
        <table:table-row table:style-name="ro2">
          <table:table-cell office:value-type="float" office:value="429" calcext:value-type="float">
            <text:p>429</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54S" calcext:value-type="time">
            <text:p>0:05:54</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Von welcher Ehre sprichst du? Du beklagst dich doch nur, weil du verloren hast. Obwohl ich zahlenmäßig unterlegen war.</text:p>
          </table:table-cell>
        </table:table-row>
        <table:table-row table:style-name="ro2">
          <table:table-cell office:value-type="float" office:value="430" calcext:value-type="float">
            <text:p>430</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55S" calcext:value-type="time">
            <text:p>0:05:55</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chweig, du Ungeheuer! Ich höre mir derartige verruchte Lügen, Halbwahrheiten und Viertelwahrheiten nicht mehr länger an! Du sollst jedoch schon bald meinen gesegneten Speer zu hören bekommen! Besonders das Geräusch, das er macht, wenn er sich in deine entblößte Bauchgegend bohrt! Verteidige dich!</text:p>
          </table:table-cell>
        </table:table-row>
        <table:table-row table:style-name="ro2">
          <table:table-cell office:value-type="float" office:value="431" calcext:value-type="float">
            <text:p>431</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11M38S" calcext:value-type="time">
            <text:p>0:11: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Nur der riesige Tempel des Styx mit seinen unzähligen Gefahren trennt den Prinzen der Unterwelt nun noch vom Land da draußen, nach dessen Anblick er sich sehnt.</text:p>
          </table:table-cell>
        </table:table-row>
        <table:table-row table:style-name="ro2">
          <table:table-cell office:value-type="float" office:value="432" calcext:value-type="float">
            <text:p>432</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0M21S" calcext:value-type="time">
            <text:p>0:20:2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Im Inneren der von Schmutz verkrusteten Schlupfwinkel, die sich tief in die hoch aufragenden Bauwerke der Unterwelt graben, leben solch unaussprechliche Abscheulichkeiten, die selbst der grimmige ehrwürdige Hades nicht zu erwähnen wagt.</text:p>
          </table:table-cell>
        </table:table-row>
        <table:table-row table:style-name="ro2">
          <table:table-cell office:value-type="float" office:value="433" calcext:value-type="float">
            <text:p>433</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04S" calcext:value-type="time">
            <text:p>0:21:0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Kerberos nimmt den Sack erneut an.</text:p>
          </table:table-cell>
        </table:table-row>
        <table:table-row table:style-name="ro2">
          <table:table-cell office:value-type="float" office:value="434" calcext:value-type="float">
            <text:p>434</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34S" calcext:value-type="time">
            <text:p>0:21: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ie See… der Himmel und die Erde. All das gehört meinen Brüdern. Wir sind blutsverwandt. Aber wir sind Fremde in ihrem Land.</text:p>
          </table:table-cell>
        </table:table-row>
        <table:table-row table:style-name="ro2">
          <table:table-cell office:value-type="float" office:value="435" calcext:value-type="float">
            <text:p>435</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49S" calcext:value-type="time">
            <text:p>0:21:4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ein. Keine jammervollen Reden. Und jetzt geh mir aus dem Weg.</text:p>
          </table:table-cell>
        </table:table-row>
        <table:table-row table:style-name="ro2">
          <table:table-cell office:value-type="float" office:value="436" calcext:value-type="float">
            <text:p>436</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55S" calcext:value-type="time">
            <text:p>0:21: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u unverschämtes Balg. Schön. Impulsives Handeln liegt in der Familie.</text:p>
          </table:table-cell>
        </table:table-row>
        <table:table-row table:style-name="ro2">
          <table:table-cell office:value-type="float" office:value="437" calcext:value-type="float">
            <text:p>437</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3M26S" calcext:value-type="time">
            <text:p>0:23:2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du bist zurück! Warte, warte, was ist passiert? In meiner Liste steht, du bist von einem Redigierten getötet werden [sic]. Was soll das denn heißen? So etwas ist mir noch nie untergekommen!</text:p>
          </table:table-cell>
        </table:table-row>
        <table:table-row table:style-name="ro2">
          <table:table-cell office:value-type="float" office:value="438" calcext:value-type="float">
            <text:p>438</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22S" calcext:value-type="time">
            <text:p>0:24:22</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Wir waren uns von Anfang nicht grün. Das ist wohl normal, wenn man Titanenblut entsprungen ist. Es ist gut, dass wir uns seitdem nicht häufig über den Weg gelaufen sind.</text:p>
          </table:table-cell>
        </table:table-row>
        <table:table-row table:style-name="ro2">
          <table:table-cell office:value-type="float" office:value="439" calcext:value-type="float">
            <text:p>439</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32S" calcext:value-type="time">
            <text:p>0:24:32</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Aber sie sind doch deine Schwestern... Deine Familie! Ihr müsst doch irgendwelche Gemeinsamkeiten haben oder einen Weg finden können, euch zu vertragen?</text:p>
          </table:table-cell>
        </table:table-row>
        <table:table-row table:style-name="ro2">
          <table:table-cell office:value-type="float" office:value="440" calcext:value-type="float">
            <text:p>440</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40S" calcext:value-type="time">
            <text:p>0:24:40</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stehst mir wesentlich näher als meine Schwestern, Dusa. Ich bin nicht immer mit dem Ehrwürdigen Hades einer Meinung, aber ich bin dankbar, dass sie dieses Haus nicht betreten dürfen.</text:p>
          </table:table-cell>
        </table:table-row>
        <table:table-row table:style-name="ro2">
          <table:table-cell office:value-type="float" office:value="441" calcext:value-type="float">
            <text:p>441</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05S" calcext:value-type="time">
            <text:p>0:25:0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Olympier können mich nicht wirklich sehen, nicht wahr, Nyx? Jedenfalls nicht richtig. Sie ahnen wohl ein paar Einzelheiten hier und da, aber sie wissen nicht genau, was hier vor sich geht. Befinden wir uns wirklich so weit außerhalb ihres Einflussbereichs.</text:p>
          </table:table-cell>
        </table:table-row>
        <table:table-row table:style-name="ro2">
          <table:table-cell office:value-type="float" office:value="442" calcext:value-type="float">
            <text:p>442</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18S" calcext:value-type="time">
            <text:p>0:25:1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bist vor ihnen verhüllt, Kind. Zu deinem eigenen Besten und zu ihrem. Sie wissen gerade genug, um zu helfen. Und ich hoffe, dass sie ihre Hilfe gewähren werden, solange du sie brauchst. Sie sind als Familie aneinander gebunden. Und sie wissen, dass du Hilfe brauchst. Sei nicht zu stolz, sie anzunehmen.</text:p>
          </table:table-cell>
        </table:table-row>
        <table:table-row table:style-name="ro2">
          <table:table-cell office:value-type="float" office:value="443" calcext:value-type="float">
            <text:p>443</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57S" calcext:value-type="time">
            <text:p>0:25: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table-cell office:value-type="float" office:value="444" calcext:value-type="float">
            <text:p>444</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59S" calcext:value-type="time">
            <text:p>0:25:5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table-cell office:value-type="float" office:value="445" calcext:value-type="float">
            <text:p>44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5M23S" calcext:value-type="time">
            <text:p>0:05:23</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Neffe, du hast die Angelroute [sic] aufgetrieben! Sehr schöne Handarbeit, wenn ich das sagen darf! Die beinah unsichtbare Schnur lockt die Bewohner meines Reichs in Scharen an, wie Sterbliche in Tempel, die mir gewidmet sind! Viel Glück mit dem Ding!</text:p>
          </table:table-cell>
        </table:table-row>
        <table:table-row table:style-name="ro2">
          <table:table-cell office:value-type="float" office:value="446" calcext:value-type="float">
            <text:p>446</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7M35S" calcext:value-type="time">
            <text:p>0:07:3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 wir nun Bekanntschaft schließen, Sohn des Hades, will ich eines ganz deutlich sagen: Ich fürchte, für Gespräche fehlt mir die Geduld. Bitte beschränke dich bei deinen Besuchen auf das Zuhören, dann nimm mein Zeichen an, und dann entferne dich. Antworte nur, wenn es sein muss. Oder wenn du aufgefordert wirst. Ja?</text:p>
          </table:table-cell>
        </table:table-row>
        <table:table-row table:style-name="ro2">
          <table:table-cell office:value-type="float" office:value="447" calcext:value-type="float">
            <text:p>447</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7M55S" calcext:value-type="time">
            <text:p>0:07:5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Einfach zuhören. Genau das tue ich auch, wenn ich diese Botschaften von den Olympiern empfange. Moment, ihr habt mich doch gerade aufgefordert, Gebierter Chaos, nicht wahr? Oder hätte ich jetzt schweigen sollen?</text:p>
          </table:table-cell>
        </table:table-row>
        <table:table-row table:style-name="ro2">
          <table:table-cell office:value-type="float" office:value="448" calcext:value-type="float">
            <text:p>448</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8M04S" calcext:value-type="time">
            <text:p>0:08:0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kann dir keinen Rat geben. Doch du wurdest aufgefordert, ja. Du darfst dann offen sprechen, oder auch jederzeit, trotz meines Wunsches, das nicht zu tun. Generell bevorzuge ich absolute Stille. Du magst das anders sehen.</text:p>
          </table:table-cell>
        </table:table-row>
        <table:table-row table:style-name="ro2">
          <table:table-cell office:value-type="float" office:value="449" calcext:value-type="float">
            <text:p>449</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2S" calcext:value-type="time">
            <text:p>0:12:22</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Gut gemacht, Rotblut, du hast es bis hierher geschafft! Aber leider muss ich dich jetzt zurück zu deinem Vater schicken. Nimm's nicht persönlich.</text:p>
          </table:table-cell>
        </table:table-row>
        <table:table-row table:style-name="ro2">
          <table:table-cell office:value-type="float" office:value="450" calcext:value-type="float">
            <text:p>450</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3S" calcext:value-type="time">
            <text:p>0:12:23</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ünschte, du könntest mich begleiten, Alekto. Möchtest du, dass ich bei Vater nächstes Mal ein gutes Wort für dich einlege, damit du uns zu Hause besuchen kommen kannst?</text:p>
          </table:table-cell>
        </table:table-row>
        <table:table-row table:style-name="ro2">
          <table:table-cell office:value-type="float" office:value="451" calcext:value-type="float">
            <text:p>451</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5S" calcext:value-type="time">
            <text:p>0:12:25</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ch, weißt du, da lasse ich mir lieber die Augen ausstechen. Aber vielen Dank für das Angebot! Jetzt ist es Zeit für dich, nach Hause zu gehen.</text:p>
          </table:table-cell>
        </table:table-row>
        <table:table-row table:style-name="ro2">
          <table:table-cell office:value-type="float" office:value="452" calcext:value-type="float">
            <text:p>452</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6M10S" calcext:value-type="time">
            <text:p>0:16: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Die tiefsten Abgründe der Unterwelt… das Nichts, aus dem zu Anbeginn der Zeiten alles Leben und Bewusstsein entsprang… das Reich des Chaos. Ein fast unsichtbares Land, selbst für die Bewohner im Reich des Todes.</text:p>
          </table:table-cell>
        </table:table-row>
        <table:table-row table:style-name="ro2">
          <table:table-cell office:value-type="float" office:value="453" calcext:value-type="float">
            <text:p>453</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8M05S" calcext:value-type="time">
            <text:p>0:18:05</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willkommen zurück, eure königliche Hoheit, du kommst gerade rechtzeitig!</text:p>
          </table:table-cell>
        </table:table-row>
        <table:table-row table:style-name="ro2">
          <table:table-cell office:value-type="float" office:value="454" calcext:value-type="float">
            <text:p>454</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12S" calcext:value-type="time">
            <text:p>0:20:12</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Lord Zeus, ähm, Onkel? Bitte nehmt diese Gabe an und lasst mich Euch danken.</text:p>
          </table:table-cell>
        </table:table-row>
        <table:table-row table:style-name="ro2">
          <table:table-cell office:value-type="float" office:value="455" calcext:value-type="float">
            <text:p>45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16S" calcext:value-type="time">
            <text:p>0:20:1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Du meine Güte, Neffe, was für eine Gabe! Ich bin dankbar für den Respekt, den du mir erweist, und als Zeichen meines Großmuts schenke ich dir dies!</text:p>
          </table:table-cell>
        </table:table-row>
        <table:table-row table:style-name="ro2">
          <table:table-cell office:value-type="float" office:value="456" calcext:value-type="float">
            <text:p>456</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36S" calcext:value-type="time">
            <text:p>0:20: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weiß, wie sehr es dich danach verlangt, da rauszukommen, junger Mann. Ich will dasselbe! Hah. Du hast Glück, denn ich bekomme, was ich will. Da kannst du jeden fragen!</text:p>
          </table:table-cell>
        </table:table-row>
        <table:table-row table:style-name="ro2">
          <table:table-cell office:value-type="float" office:value="457" calcext:value-type="float">
            <text:p>457</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08S" calcext:value-type="time">
            <text:p>0:28:0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ier gibt es ziemlich viel zu renovieren, Vater. Dein Baumeister da drüben hat eine recht lange Liste mit anstehenden Arbeiten vorgelegt.</text:p>
          </table:table-cell>
        </table:table-row>
        <table:table-row table:style-name="ro2">
          <table:table-cell office:value-type="float" office:value="458" calcext:value-type="float">
            <text:p>458</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15S" calcext:value-type="time">
            <text:p>0:28:1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Nyx befohlen, sich um die Liste zu kümmern. Alles allein ihr Problem, Junge. Und wahrscheinlich deins. Wie findest du es denn, dass du mit deinen Feldzügen eine solche Verwüstung anrichtest?</text:p>
          </table:table-cell>
        </table:table-row>
        <table:table-row table:style-name="ro2">
          <table:table-cell office:value-type="float" office:value="459" calcext:value-type="float">
            <text:p>459</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30S" calcext:value-type="time">
            <text:p>0:28:3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finde das recht gut, jetzt, wo du es erwähnst. So hat doch jeder etwas zu tun, oder nicht?</text:p>
          </table:table-cell>
        </table:table-row>
        <table:table-row table:style-name="ro2">
          <table:table-cell office:value-type="float" office:value="460" calcext:value-type="float">
            <text:p>460</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39S" calcext:value-type="time">
            <text:p>0:28:3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schrecklich ruhig hier, wenn du unterwegs bist, weißt du? Mir ist das ein bisschen unangenehm, ehrlich gesagt, weil ich doch der Musikant dieses Hofes bin.</text:p>
          </table:table-cell>
        </table:table-row>
        <table:table-row table:style-name="ro2">
          <table:table-cell office:value-type="float" office:value="461" calcext:value-type="float">
            <text:p>461</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46S" calcext:value-type="time">
            <text:p>0:28:4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falls du beschließt, deine Leier wieder erklingen zu lassen, dann wird hier gewiss niemand etwas dagegen einzuwenden haben. Aber pass auf dich auf, ja?</text:p>
          </table:table-cell>
        </table:table-row>
        <table:table-row table:style-name="ro2">
          <table:table-cell office:value-type="float" office:value="462" calcext:value-type="float">
            <text:p>462</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06S" calcext:value-type="time">
            <text:p>0:29:06</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Du hast unbestritten recht, was für ein Dummkopf…! Aber ich muss wieder an die Arbeit. Die nächste Runde gebe ich aus, Dusa, und mach's gut.</text:p>
          </table:table-cell>
        </table:table-row>
        <table:table-row table:style-name="ro2">
          <table:table-cell office:value-type="float" office:value="463" calcext:value-type="float">
            <text:p>463</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14S" calcext:value-type="time">
            <text:p>0:29:14</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auch, Fräulein Meg, und danke für den Trank! Bis dann…!</text:p>
          </table:table-cell>
        </table:table-row>
        <table:table-row table:style-name="ro2">
          <table:table-cell office:value-type="float" office:value="464" calcext:value-type="float">
            <text:p>464</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34S" calcext:value-type="time">
            <text:p>0:29:34</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m Hof fand ich eine weitere Waffe vor, Achilles. Exagryph. Ich hatte immer leise Zweifel, dass es existierte.</text:p>
          </table:table-cell>
        </table:table-row>
        <table:table-row table:style-name="ro2">
          <table:table-cell office:value-type="float" office:value="465" calcext:value-type="float">
            <text:p>46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42S" calcext:value-type="time">
            <text:p>0:29:42</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ter uns gesagt, Junge… Ich wünschte, es wäre so. Hätten meine Feinde ein solches Ding besessen, so wäre ich wahrscheinlich noch viel früher hier gelandet. Aber ich gehe davon aus, dass du im Rahmen deines Trainings gelernt hast, richtig damit umzugehen. Möge es dir so gut dienen wie einst der Feuergöttin Hestia… sie hat es schon eine Weile nicht mehr gebraucht.</text:p>
          </table:table-cell>
        </table:table-row>
        <table:table-row table:style-name="ro2">
          <table:table-cell office:value-type="float" office:value="466" calcext:value-type="float">
            <text:p>466</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0M22S" calcext:value-type="time">
            <text:p>0:00:22</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as wollen wir unternehmen, wenn du endlich hier bist? Wir können vielleicht ausgehen und uns mit Sterblichen treffen! Ich kenne viele junge Damen und Herren, die dich sehr gern kennenlernen würden.</text:p>
          </table:table-cell>
        </table:table-row>
        <table:table-row table:style-name="ro2">
          <table:table-cell office:value-type="float" office:value="467" calcext:value-type="float">
            <text:p>467</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09S" calcext:value-type="time">
            <text:p>0:01: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Wie ich höre, glauben Zeus und seine Sippe auf dem Berg Olymp, dass du der Sohn von Hades und der Göttin Nyx bist? Von diesem Trugschluss zu erfahren, hat mich belustigt. Nyx war für viele in der Unterwelt wie eine Mutter, warum nicht auch für dich?</text:p>
          </table:table-cell>
        </table:table-row>
        <table:table-row table:style-name="ro2">
          <table:table-cell office:value-type="float" office:value="468" calcext:value-type="float">
            <text:p>468</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09S" calcext:value-type="time">
            <text:p>0:01:09</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Meine leibliche Mutter ist sie zwar nicht, doch sie behandelt mich wie eine Mutter ihren Sohn. Kennt ihr sie?</text:p>
          </table:table-cell>
        </table:table-row>
        <table:table-row table:style-name="ro2">
          <table:table-cell office:value-type="float" office:value="469" calcext:value-type="float">
            <text:p>469</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10S" calcext:value-type="time">
            <text:p>0:01:1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selbstverständlich kenne ich die Göttin Nyx recht gut. Obgleich es eine Weile her ist, seit wir zuletzt Umgang hatten, und ich fürchte… Nun, ich war damals nicht besonders freundlich. Ich hoffe doch, dass es Nyx gut geht.</text:p>
          </table:table-cell>
        </table:table-row>
        <table:table-row table:style-name="ro2">
          <table:table-cell office:value-type="float" office:value="470" calcext:value-type="float">
            <text:p>470</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5M26S" calcext:value-type="time">
            <text:p>0:05:2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ow, heh, du bist sicher an die reizende Aphrodite geraten, hab ich Recht oder hab ich Recht, Zag? Doch ich hab genau das Richtige, das zu ihr passt!</text:p>
          </table:table-cell>
        </table:table-row>
        <table:table-row table:style-name="ro2">
          <table:table-cell office:value-type="float" office:value="471" calcext:value-type="float">
            <text:p>471</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6M05S" calcext:value-type="time">
            <text:p>0:06: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ich hörte, du hast der Erinye Zunder gegeben, stimmt das? Das erklärt dann vielleicht, warum man mich hier ausnahmsweise mir selbst überlässt.</text:p>
          </table:table-cell>
        </table:table-row>
        <table:table-row table:style-name="ro2">
          <table:table-cell office:value-type="float" office:value="472" calcext:value-type="float">
            <text:p>472</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6M07S" calcext:value-type="time">
            <text:p>0:06:0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ube nicht, dass sie lange außer Gefecht bleiben wird. Sieh zu, dass sie dich nicht untätig vorfindet. Wenigstens konntest du eine kleine Verschnaufpause einlegen. Man sieht sich, Sisyphos.</text:p>
          </table:table-cell>
        </table:table-row>
        <table:table-row table:style-name="ro2">
          <table:table-cell office:value-type="float" office:value="473" calcext:value-type="float">
            <text:p>473</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1S" calcext:value-type="time">
            <text:p>0:09:4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474" calcext:value-type="float">
            <text:p>474</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2S" calcext:value-type="time">
            <text:p>0:09:42</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m… wie wär’s mit nein? Kein Mord. Kein Mord!</text:p>
          </table:table-cell>
        </table:table-row>
        <table:table-row table:style-name="ro2">
          <table:table-cell office:value-type="float" office:value="475" calcext:value-type="float">
            <text:p>475</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3S" calcext:value-type="time">
            <text:p>0:09:43</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476" calcext:value-type="float">
            <text:p>476</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5M18S" calcext:value-type="time">
            <text:p>0:15:1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Womit hab ich das verdient, Mann, ich dachte, wir würden uns gut verstehen, sogar besser als gut, doch das hier?</text:p>
          </table:table-cell>
        </table:table-row>
        <table:table-row table:style-name="ro2">
          <table:table-cell office:value-type="float" office:value="477" calcext:value-type="float">
            <text:p>477</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6M47S" calcext:value-type="time">
            <text:p>0:16: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Weißt du, Zag, du bist ganz in Ordnung, war nur eine kleine Fehleinschätzung, passiert mir andauernd, weiter geht’s!</text:p>
          </table:table-cell>
        </table:table-row>
        <table:table-row table:style-name="ro2">
          <table:table-cell office:value-type="float" office:value="478" calcext:value-type="float">
            <text:p>478</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8M02S" calcext:value-type="time">
            <text:p>0:18:0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etwas an dir, das mich ein wenig stört. Du kämpfst so verzweifelt. Zuerst dachte ich, dass es dir schlicht an Geduld fehlt. Doch nun weiß ich, dein Antrieb ist Dringlichkeit. Wonach suchst du wirklich…?</text:p>
          </table:table-cell>
        </table:table-row>
        <table:table-row table:style-name="ro2">
          <table:table-cell office:value-type="float" office:value="479" calcext:value-type="float">
            <text:p>479</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11S" calcext:value-type="time">
            <text:p>0:21:11</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Göttin, ich steh in deiner Schuld für alles, was ihr für mich getan habt, du und deine Familie.</text:p>
          </table:table-cell>
        </table:table-row>
        <table:table-row table:style-name="ro2">
          <table:table-cell office:value-type="float" office:value="480" calcext:value-type="float">
            <text:p>480</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13S" calcext:value-type="time">
            <text:p>0:21:1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s ist schlicht nicht meine Art, Gaben wie diese nicht zu erwidern, edler Vetter. Bitte nimm dies von mir an, mit den besten Wünschen.</text:p>
          </table:table-cell>
        </table:table-row>
        <table:table-row table:style-name="ro2">
          <table:table-cell office:value-type="float" office:value="481" calcext:value-type="float">
            <text:p>481</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23S" calcext:value-type="time">
            <text:p>0:21: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schwingst den Ewigen Speer, den wir Varatha nennen…! Also ist er doch nicht im Krieg verloren gegangen. Eine herrliche Waffe, in würdigen Händen.</text:p>
          </table:table-cell>
        </table:table-row>
        <table:table-row table:style-name="ro2">
          <table:table-cell office:value-type="float" office:value="482" calcext:value-type="float">
            <text:p>482</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03M28S" calcext:value-type="time">
            <text:p>0:03:2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filigranen Bauten des Elysions gibt es Orte vollkommener Stille und Reinheit, wie sie das Geschlecht der Sterblichen im Laufe seines kurzen und oft mühseligen Daseins nur selten findet.</text:p>
          </table:table-cell>
        </table:table-row>
        <table:table-row table:style-name="ro2">
          <table:table-cell office:value-type="float" office:value="483" calcext:value-type="float">
            <text:p>483</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1M37S" calcext:value-type="time">
            <text:p>0:11:37</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Nun, Ausgeburt der Hölle, du hast beim letzten Kampf hier meine Ehre befleckt. Aber wie du deutlich sehen kannst, bin ich zurückgekehrt! Genau wie Asterios! Und wir haben genug Ehre übrig!</text:p>
          </table:table-cell>
        </table:table-row>
        <table:table-row table:style-name="ro2">
          <table:table-cell office:value-type="float" office:value="484" calcext:value-type="float">
            <text:p>484</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1M56S" calcext:value-type="time">
            <text:p>0:11:56</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ollte nicht ich der Recke des Elysions sein, nun, da ich dich besiegt habe? Gibt es denn niemanden mehr hier, der mich herausfordern möchte? Was ist mit Herakles? Jemand der nicht so viel plaudert wie du?</text:p>
          </table:table-cell>
        </table:table-row>
        <table:table-row table:style-name="ro2">
          <table:table-cell office:value-type="float" office:value="485" calcext:value-type="float">
            <text:p>485</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2M06S" calcext:value-type="time">
            <text:p>0:12:06</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sehr gerissen, Schuft. Den Namen von Herakles zu beschwören, in dem Bestreben, mich vor Neid zur Raserei zu veranlassen. Das wird nicht funktionieren! Du wirst dennoch teuer dafür bezahlen!</text:p>
          </table:table-cell>
        </table:table-row>
        <table:table-row table:style-name="ro2">
          <table:table-cell office:value-type="float" office:value="486" calcext:value-type="float">
            <text:p>486</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5M45S" calcext:value-type="time">
            <text:p>0:15: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oow, nicht zu fassen, du bist gegen den Minotaurus angetreten! Kein Wunder, dass du wieder hier bist! Er ist nicht aufzuhalten, das weiß doch jeder. Besonders ich! He, könntest du ihn für mich um ein Autogramm bitten, wenn du ihm das nächste Mal begegnest?</text:p>
          </table:table-cell>
        </table:table-row>
        <table:table-row table:style-name="ro2">
          <table:table-cell office:value-type="float" office:value="487" calcext:value-type="float">
            <text:p>487</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5M58S" calcext:value-type="time">
            <text:p>0:15:58</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Es ist offensichtlich, dass du ihm hilfst, obwohl ich dich nachdrücklich anwies, dies zu unterlassen. Was soll ich jetzt nach deiner Meinung tun, Nyx? Was würdest du an meiner Stelle tun? Täuschung, in meinem eigenen Haus und Heim…! Antworte mir.</text:p>
          </table:table-cell>
        </table:table-row>
        <table:table-row table:style-name="ro2">
          <table:table-cell office:value-type="float" office:value="488" calcext:value-type="float">
            <text:p>488</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6M18S" calcext:value-type="time">
            <text:p>0:16:18</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ades, meine Beziehung zu ihm bleibt unverändert. Es ist die gleiche Beziehung seit damals, als du mich batest, mich um ihn zu kümmern. Er hat meine volle Unterstützung, jetzt und immerdar. Das musst du dich wissen. Er möchte jetzt gehen. Ich werde keinen Versuch machen, ihn davon abzuhalten.</text:p>
          </table:table-cell>
        </table:table-row>
        <table:table-row table:style-name="ro2">
          <table:table-cell office:value-type="float" office:value="489" calcext:value-type="float">
            <text:p>489</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6M38S" calcext:value-type="time">
            <text:p>0:16:38</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Tss. Was nützt ihr alle schon? Es ist nicht einmal dein Sohn, und doch verhätschelst du ihn. Du weißt ebenso gut wie ich, dass er keinen Erfolg haben wird. Du füllst seinen Kopf mit gefährlichen Trugbildern. Wenn es das ist, was du für ihn willst, nur zu! Nur weiter so.</text:p>
          </table:table-cell>
        </table:table-row>
        <table:table-row table:style-name="ro2">
          <table:table-cell office:value-type="float" office:value="490" calcext:value-type="float">
            <text:p>490</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20S" calcext:value-type="time">
            <text:p>0:17:2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entschuldige meine Direktheit, aber ich muss einfach fragen. Warum weigest du dich, zu seingen? Du warst doch eine Legende, Kumpel. Unser Hofmusikant!</text:p>
          </table:table-cell>
        </table:table-row>
        <table:table-row table:style-name="ro2">
          <table:table-cell office:value-type="float" office:value="491" calcext:value-type="float">
            <text:p>491</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25S" calcext:value-type="time">
            <text:p>0:17:2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es liegt daran, dass ich meine Muse verloren habe, mein Freund. Das ist eigentlich alles. Gab es in deinem Leben nie Augenblicke, in denen du den Drang, deinen Leidenschaften nachzuspüren, nicht mehr verspürtest?</text:p>
          </table:table-cell>
        </table:table-row>
        <table:table-row table:style-name="ro2">
          <table:table-cell office:value-type="float" office:value="492" calcext:value-type="float">
            <text:p>492</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36S" calcext:value-type="time">
            <text:p>0:17:3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ich denke schon, ja. Aber seit Kurzem bin ich wieder voller Tatendrang, und deshalb muss ich hier herauskommen.</text:p>
          </table:table-cell>
        </table:table-row>
        <table:table-row table:style-name="ro2">
          <table:table-cell office:value-type="float" office:value="493" calcext:value-type="float">
            <text:p>493</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44S" calcext:value-type="time">
            <text:p>0:17: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ich freue mich wirklich für dich, Freund. Leider ist meine eigene Suche bisher erfolglos, nicht, dass ich noch suche. Ich bin dann dort drüben, ja?</text:p>
          </table:table-cell>
        </table:table-row>
        <table:table-row table:style-name="ro2">
          <table:table-cell office:value-type="float" office:value="494" calcext:value-type="float">
            <text:p>494</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55S" calcext:value-type="time">
            <text:p>0:17:55</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e, Kumpel, hier, ich habe dies meinem liebsten Hofmusikanten mitgebracht.</text:p>
          </table:table-cell>
        </table:table-row>
        <table:table-row table:style-name="ro2">
          <table:table-cell office:value-type="float" office:value="495" calcext:value-type="float">
            <text:p>495</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59S" calcext:value-type="time">
            <text:p>0:17:5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Oh, na sowas, aber eine solche nette Geste muss ich dir einfach vergelten, mein Freund! Und daher habe ich auch ein Geschenk für dich!</text:p>
          </table:table-cell>
        </table:table-row>
        <table:table-row table:style-name="ro2">
          <table:table-cell office:value-type="float" office:value="496" calcext:value-type="float">
            <text:p>496</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wirst dich wahrscheinlich auch dieses Mal nicht wehren, oder?</text:p>
          </table:table-cell>
        </table:table-row>
        <table:table-row table:style-name="ro2">
          <table:table-cell office:value-type="float" office:value="497" calcext:value-type="float">
            <text:p>497</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9M05S" calcext:value-type="time">
            <text:p>0:19:0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Chance, Bursche! Ich werde fürs Einstecken bezahlt, und nicht fürs Austeilen! Jetzt zeig's mir schon!!</text:p>
          </table:table-cell>
        </table:table-row>
        <table:table-row table:style-name="ro2">
          <table:table-cell office:value-type="float" office:value="498" calcext:value-type="float">
            <text:p>49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0M24S" calcext:value-type="time">
            <text:p>0:00:2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as ist doch der ewige Speer, Varatha? Dein Vater hat ihn oft benutzt, nicht wahr. Ein bisschen zu kunstvoll für die Jagd, doch ein Speer ist ein Speer, wie ich immer sage!</text:p>
          </table:table-cell>
        </table:table-row>
        <table:table-row table:style-name="ro2">
          <table:table-cell office:value-type="float" office:value="499" calcext:value-type="float">
            <text:p>49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0M56S" calcext:value-type="time">
            <text:p>0:00:56</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Sohn des Hades, ich glaube, mir ist etwas klar geworden, das ich längst erkannt haben sollte. Deine Mutter muss die sein, die sich Persephone nannte. Ihr Aufenthalt in der Unterwelt war von kurzer Dauer, aus meiner Sicht, nichtsdestotrotz von großer Wirkung. Du suchst nach ihr? Antworte.</text:p>
          </table:table-cell>
        </table:table-row>
        <table:table-row table:style-name="ro2">
          <table:table-cell office:value-type="float" office:value="500" calcext:value-type="float">
            <text:p>50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1M15S" calcext:value-type="time">
            <text:p>0:01:1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tue ich. Sie ist irgendwo in der Oberwelt. Deshalb suche ich immer wieder eure Nähe. Ich versuche, sie zu finden.</text:p>
          </table:table-cell>
        </table:table-row>
        <table:table-row table:style-name="ro2">
          <table:table-cell office:value-type="float" office:value="501" calcext:value-type="float">
            <text:p>501</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1M24S" calcext:value-type="time">
            <text:p>0:01:2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hoffe, dass deine Versuche von Erfolg gekrönt sein werden. Sie ist zurzeit für meine Sinne unerreichbar, doch natürlich kann ich dir trotzdem auf deiner Reise beistehen.</text:p>
          </table:table-cell>
        </table:table-row>
        <table:table-row table:style-name="ro2">
          <table:table-cell office:value-type="float" office:value="502" calcext:value-type="float">
            <text:p>502</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5M23S" calcext:value-type="time">
            <text:p>0:05: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kann es kaum erwarten, dir bei den Göttern Aug in Auge zu begegnen, lieber Vetter. Auf dem Olymp werden mehr Frohsinn und Weisheit einziehen, wenn du erst einmal hier bist.</text:p>
          </table:table-cell>
        </table:table-row>
        <table:table-row table:style-name="ro2">
          <table:table-cell office:value-type="float" office:value="503" calcext:value-type="float">
            <text:p>503</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7M32S" calcext:value-type="time">
            <text:p>0:07:32</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spüre, dass die scheue Artemis dir Beachtung schenkt, stimmt das, Neffe?! Die meisten von uns meidet sie, wenn sie also an dir Gefallen findet, wunderbar!</text:p>
          </table:table-cell>
        </table:table-row>
        <table:table-row table:style-name="ro2">
          <table:table-cell office:value-type="float" office:value="504" calcext:value-type="float">
            <text:p>504</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4S" calcext:value-type="time">
            <text:p>0:09:0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eure Hoheit, stimmt etwas nicht, oder bist du nur auf der Durchreise? Freut mich natürlich, dass wir neuerdings öfter ein Schwätzchen wie jetzt halten können.</text:p>
          </table:table-cell>
        </table:table-row>
        <table:table-row table:style-name="ro2">
          <table:table-cell office:value-type="float" office:value="505" calcext:value-type="float">
            <text:p>505</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5S" calcext:value-type="time">
            <text:p>0:09:05</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syphos, versteh mich nicht falsch, aber… warum hilfst du mir? Mein Vater hat dich zur ewigen Folter verurteilt, und dennoch begrüßt du mich jedes Mal mit einem Lächeln.</text:p>
          </table:table-cell>
        </table:table-row>
        <table:table-row table:style-name="ro2">
          <table:table-cell office:value-type="float" office:value="506" calcext:value-type="float">
            <text:p>506</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6S" calcext:value-type="time">
            <text:p>0:09:0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a! Komm schon, Prinz Z., ich bin einfach so! Außerdem bist du nicht dein Vater, den Göttern sei Dank! Du schienst schon immer ein anständiger Kerl zu sein, und wenn du sagst, dass du von hier weggehen möchtest, na, dann kann ich das einfach nachvollziehen.</text:p>
          </table:table-cell>
        </table:table-row>
        <table:table-row table:style-name="ro2">
          <table:table-cell office:value-type="float" office:value="507" calcext:value-type="float">
            <text:p>507</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4S" calcext:value-type="time">
            <text:p>0:10:44</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rrd…!</text:p>
          </table:table-cell>
        </table:table-row>
        <table:table-row table:style-name="ro2">
          <table:table-cell office:value-type="float" office:value="508" calcext:value-type="float">
            <text:p>50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5S" calcext:value-type="time">
            <text:p>0:10:45</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tte wirklich gehofft, wir könnten das Thema wechseln. Bitte!</text:p>
          </table:table-cell>
        </table:table-row>
        <table:table-row table:style-name="ro2">
          <table:table-cell office:value-type="float" office:value="509" calcext:value-type="float">
            <text:p>50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7S" calcext:value-type="time">
            <text:p>0:10:4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örder… Mööörrder!</text:p>
          </table:table-cell>
        </table:table-row>
        <table:table-row table:style-name="ro2">
          <table:table-cell office:value-type="float" office:value="510" calcext:value-type="float">
            <text:p>51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3M49S" calcext:value-type="time">
            <text:p>0:13:4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table-cell office:value-type="float" office:value="511" calcext:value-type="float">
            <text:p>511</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8M42S" calcext:value-type="time">
            <text:p>0:18:4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Oh, sieh an, wie’s der Zufall will, ist es mal wieder Zeit für Zielübungen! Nimm die Beine in die Hand, Zagreus.</text:p>
          </table:table-cell>
        </table:table-row>
        <table:table-row table:style-name="ro2">
          <table:table-cell office:value-type="float" office:value="512" calcext:value-type="float">
            <text:p>512</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25S" calcext:value-type="time">
            <text:p>0:19:2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 lass mich raten, du gingst da draußen in Asphodel ruhig deiner Wege und dann, von einer Sekunde zur nächsten, taucht genau vor dir einer dieser Drachen auf und pfui! Bringt er dich mit seinen giftigen, ätzenden Atem glatt um. Na ja, kommt vor, nicht wahr?</text:p>
          </table:table-cell>
        </table:table-row>
        <table:table-row table:style-name="ro2">
          <table:table-cell office:value-type="float" office:value="513" calcext:value-type="float">
            <text:p>513</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29S" calcext:value-type="time">
            <text:p>0:19:29</text:p>
          </table:table-cell>
          <table:table-cell office:value-type="string" calcext:value-type="string">
            <text:p>Orpheus</text:p>
          </table:table-cell>
          <table:table-cell office:value-type="string" calcext:value-type="string">
            <text:p>Achill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bist viel zu bescheiden, ehrwürdiger Achilles, wo du doch so zahlreiche Heldentaten und Enthauptungen vollbracht hast! Du solltest dir ein Beispiel am ewig prahlenden Zagreus nehmen und mehr Aufhebens um dich machen!</text:p>
          </table:table-cell>
        </table:table-row>
        <table:table-row table:style-name="ro2">
          <table:table-cell office:value-type="float" office:value="514" calcext:value-type="float">
            <text:p>514</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41S" calcext:value-type="time">
            <text:p>0:19:41</text:p>
          </table:table-cell>
          <table:table-cell office:value-type="string" calcext:value-type="string">
            <text:p>Achill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keine Sorge, Orpheus, ich habe zu meiner Zeit reichlich geprahlt. Und wo bin ich zum Schluss gelandet? Außerdem ist es mir nicht gegeben, so fantastische Geschichten wie unser Prinz Zagreus zu erfinden.</text:p>
          </table:table-cell>
        </table:table-row>
        <table:table-row table:style-name="ro2">
          <table:table-cell office:value-type="float" office:value="515" calcext:value-type="float">
            <text:p>515</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0S" calcext:value-type="time">
            <text:p>0:20:00</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Es tut mir wirklich leid, dass er dich wieder gestört hat, Kerberos. Ich weiß, dass du gern hier ruhst, aber es gibt niemanden, der den Zugang zu unserem Reich besser bewacht als du.</text:p>
          </table:table-cell>
        </table:table-row>
        <table:table-row table:style-name="ro2">
          <table:table-cell office:value-type="float" office:value="516" calcext:value-type="float">
            <text:p>516</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4S" calcext:value-type="time">
            <text:p>0:20:04</text:p>
          </table:table-cell>
          <table:table-cell office:value-type="string" calcext:value-type="string">
            <text:p>Zagreus</text:p>
          </table:table-cell>
          <table:table-cell office:value-type="string" calcext:value-type="string">
            <text:p>Hade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Ich dachte, du hättest inzwischen begriffen, dass ich mir kein schlechtes Gewissen einreden und von meinem Ziel abbringen lasse. Wer ein schlechtes Gewissen haben sollte, bist doch du, der Kerberos zwingt, mir den Weg zu verstellen.</text:p>
          </table:table-cell>
        </table:table-row>
        <table:table-row table:style-name="ro2">
          <table:table-cell office:value-type="float" office:value="517" calcext:value-type="float">
            <text:p>517</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5S" calcext:value-type="time">
            <text:p>0:20:05</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Was weißt du schon davon? Kerberos lässt sich zu gar nichts zwingen. Er versteht einfach, dass er Pflichten hat.</text:p>
          </table:table-cell>
        </table:table-row>
        <table:table-row table:style-name="ro2">
          <table:table-cell office:value-type="float" office:value="518" calcext:value-type="float">
            <text:p>51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15S" calcext:value-type="time">
            <text:p>0:20:1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ist, Kind? Ist etwas nicht in Ordnung?</text:p>
          </table:table-cell>
        </table:table-row>
        <table:table-row table:style-name="ro2">
          <table:table-cell office:value-type="float" office:value="519" calcext:value-type="float">
            <text:p>51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19S" calcext:value-type="time">
            <text:p>0:20:1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es ist nur… Die jüngsten Renovierungen des Baumeisters… Vater sagte mir, du kümmerst dich um alles. Hör mal, ganz unter uns, und ich werde es nicht wieder erwähnen, aber… danke. Von Herzen.</text:p>
          </table:table-cell>
        </table:table-row>
        <table:table-row table:style-name="ro2">
          <table:table-cell office:value-type="float" office:value="520" calcext:value-type="float">
            <text:p>52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34S" calcext:value-type="time">
            <text:p>0:20:3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Ja, lass uns darüber kein weiteres Wort verlieren. Ich helfe aber gern.</text:p>
          </table:table-cell>
        </table:table-row>
        <table:table-row table:style-name="ro2">
          <table:table-cell office:value-type="float" office:value="521" calcext:value-type="float">
            <text:p>521</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0M26S" calcext:value-type="time">
            <text:p>0:00:2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chau an, das unvergleichliche Geschütz aus Adamant ist in deiner Hand! Feinde aus der Ferne zu treffen, ist das einzig Wahre, und einen besseren Ersatz für Blitze wirst du kaum finden!</text:p>
          </table:table-cell>
        </table:table-row>
        <table:table-row table:style-name="ro2">
          <table:table-cell office:value-type="float" office:value="522" calcext:value-type="float">
            <text:p>522</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2M01S" calcext:value-type="time">
            <text:p>0:02:01</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inzwischen mit deinem Onkel Zeus Bekanntschaft geschlossen, oder? Will dich nur wissen lassen, dass der gute Zeus oft sehr viel zu tun hat, also halt dich einfach an mich, ich hab immer für dich Zeit, Neffe!</text:p>
          </table:table-cell>
        </table:table-row>
        <table:table-row table:style-name="ro2">
          <table:table-cell office:value-type="float" office:value="523" calcext:value-type="float">
            <text:p>523</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2M31S" calcext:value-type="time">
            <text:p>0:02:31</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Wie es scheint, bot der ehrwürdige Poseidon dir seinen Segen an. Seine Prahlerei und Streitlust sind höchst unliebsame Umgangsformen, die auch deinem Vater und dem ehrwürdigen Zeus zu eigen sind.</text:p>
          </table:table-cell>
        </table:table-row>
        <table:table-row table:style-name="ro2">
          <table:table-cell office:value-type="float" office:value="524" calcext:value-type="float">
            <text:p>524</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6M46S" calcext:value-type="time">
            <text:p>0:06:4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 guter alter Vater Zeus, er hat dich mit seinen Blitzen gesegnet, oder? Immer hat er auf alle ein Auge.</text:p>
          </table:table-cell>
        </table:table-row>
        <table:table-row table:style-name="ro2">
          <table:table-cell office:value-type="float" office:value="525" calcext:value-type="float">
            <text:p>525</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07S" calcext:value-type="time">
            <text:p>0:10:0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es tatsächlich geschafft, Zagreus. Mein Schwestern sind zurückgekehrt. Wir alle drei haben nun denselben Auftrag.</text:p>
          </table:table-cell>
        </table:table-row>
        <table:table-row table:style-name="ro2">
          <table:table-cell office:value-type="float" office:value="526" calcext:value-type="float">
            <text:p>526</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08S" calcext:value-type="time">
            <text:p>0:10: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st es überheblich von mir, dass ich mich auf gewisse Weise geehrt fühle, die Aufmerksamkeit der Erinyen auf mich gezogen zu haben?</text:p>
          </table:table-cell>
        </table:table-row>
        <table:table-row table:style-name="ro2">
          <table:table-cell office:value-type="float" office:value="527" calcext:value-type="float">
            <text:p>527</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10S" calcext:value-type="time">
            <text:p>0:10:1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Oh, ich würde sagen, dass das äußerst überheblich von dir ist.</text:p>
          </table:table-cell>
        </table:table-row>
        <table:table-row table:style-name="ro2">
          <table:table-cell office:value-type="float" office:value="528" calcext:value-type="float">
            <text:p>528</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29S" calcext:value-type="time">
            <text:p>0:18:2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ör mal, eure königliche Hoheit. Du kennst doch viele Schatten. Du kennst nicht zufällig einen gewissen Orpheus? Spindeldürr, klein, klingt weinerlich? Mir kam zu Ohren, dass er einen Posten an eurem Hof hat. Und Musik macht!</text:p>
          </table:table-cell>
        </table:table-row>
        <table:table-row table:style-name="ro2">
          <table:table-cell office:value-type="float" office:value="529" calcext:value-type="float">
            <text:p>529</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30S" calcext:value-type="time">
            <text:p>0:18:3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türlich kenne ich Orpheus, wir sind Kumpel! Warte mal, warum fragst du?</text:p>
          </table:table-cell>
        </table:table-row>
        <table:table-row table:style-name="ro2">
          <table:table-cell office:value-type="float" office:value="530" calcext:value-type="float">
            <text:p>530</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32S" calcext:value-type="time">
            <text:p>0:18:32</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hr seid Kumpel, huh. Pass auf, dass du dich bloß nicht auf ihn verlässt. Hat mich wohl nie erwähnt, wie? Na ja, falls er dies je tun sollte, sag ihm, es gehe mir hervorragend! Es geht mir hervorragend.</text:p>
          </table:table-cell>
        </table:table-row>
        <table:table-row table:style-name="ro2">
          <table:table-cell office:value-type="float" office:value="531" calcext:value-type="float">
            <text:p>531</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9M30S" calcext:value-type="time">
            <text:p>0:19:3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 Charon, ich bin jetzt in Asphodel, oder? Es hieß doch immer, es sei eine mit Blumen übersäte Wiese und nicht eine so… furchterregende Höllenlandschaft.</text:p>
          </table:table-cell>
        </table:table-row>
        <table:table-row table:style-name="ro2">
          <table:table-cell office:value-type="float" office:value="532" calcext:value-type="float">
            <text:p>532</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9M31S" calcext:value-type="time">
            <text:p>0:19:3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hhaaaaaaahhh….</text:p>
          </table:table-cell>
        </table:table-row>
        <table:table-row table:style-name="ro2">
          <table:table-cell office:value-type="float" office:value="533" calcext:value-type="float">
            <text:p>533</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11S" calcext:value-type="time">
            <text:p>0:09:11</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Boss, du hast dich sicher bei dem Gedanken ertappt: Hermes ist echt schnell! Wieso hat es dann solange gedauert, bis er hier aufgekreuzt ist? Nun, ich fürchte, das geht dich nichts an. Aber! Es liegt nicht daran, dass ich zu spät gekommen bin. Ich komme nie zu spät.</text:p>
          </table:table-cell>
        </table:table-row>
        <table:table-row table:style-name="ro2">
          <table:table-cell office:value-type="float" office:value="534" calcext:value-type="float">
            <text:p>534</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39S" calcext:value-type="time">
            <text:p>0:09:39</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Wir sind bestens ausgerüstet, um mit dir fertig zu werden, Knirps. Doch ich weiß, dass man deine Macht nicht unterschätzen darf.</text:p>
          </table:table-cell>
        </table:table-row>
        <table:table-row table:style-name="ro2">
          <table:table-cell office:value-type="float" office:value="535" calcext:value-type="float">
            <text:p>535</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47S" calcext:value-type="time">
            <text:p>0:09:47</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as mag deine Meinung sein, Asterios! Was mich betrifft, ich habe nichts als Verachtung für diesen widerwärtigen Dämon und seinen hinterlistigen Kampstil übrig! Diesen Stil werden wir jetzt mühelos auseinandernehmen!</text:p>
          </table:table-cell>
        </table:table-row>
        <table:table-row table:style-name="ro2">
          <table:table-cell office:value-type="float" office:value="536" calcext:value-type="float">
            <text:p>536</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31S" calcext:value-type="time">
            <text:p>0:17:31</text:p>
          </table:table-cell>
          <table:table-cell office:value-type="string" calcext:value-type="string">
            <text:p>Zagreus</text:p>
          </table:table-cell>
          <table:table-cell office:value-type="string" calcext:value-type="string">
            <text:p>Hypno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Überraschung, Hypnos! Ich habe hier etwas für dich.</text:p>
          </table:table-cell>
        </table:table-row>
        <table:table-row table:style-name="ro2">
          <table:table-cell office:value-type="float" office:value="537" calcext:value-type="float">
            <text:p>537</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34S" calcext:value-type="time">
            <text:p>0:17:34</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hoa whoa whoa, das kannst du hier nicht reinbringen! Hah, kleiner Scherz, danke! Aber warte, ich habe auch was für dich, schau!</text:p>
          </table:table-cell>
        </table:table-row>
        <table:table-row table:style-name="ro2">
          <table:table-cell office:value-type="float" office:value="538" calcext:value-type="float">
            <text:p>538</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45S" calcext:value-type="time">
            <text:p>0:17: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hattest da oben im Tempel des Styx einen Zusammenstoß mit den grässlichen Satyrn, huh. Es muss unvorstellbar qualvoll sein, zu spüren, wie sich ihr tödliches Gift im Körper ausbreitet!</text:p>
          </table:table-cell>
        </table:table-row>
        <table:table-row table:style-name="ro2">
          <table:table-cell office:value-type="float" office:value="539" calcext:value-type="float">
            <text:p>539</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14S" calcext:value-type="time">
            <text:p>0:18:1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allo, Vater. Ich dachte vielleicht, na ja, also hier.</text:p>
          </table:table-cell>
        </table:table-row>
        <table:table-row table:style-name="ro2">
          <table:table-cell office:value-type="float" office:value="540" calcext:value-type="float">
            <text:p>540</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17S" calcext:value-type="time">
            <text:p>0:18:1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o hast du das gefunden…? Glaubst du, du kannst mir derartigen Kleinigkeiten Honig um den Bart schmieren? Her damit, und dann raus mit dir.</text:p>
          </table:table-cell>
        </table:table-row>
        <table:table-row table:style-name="ro2">
          <table:table-cell office:value-type="float" office:value="541" calcext:value-type="float">
            <text:p>541</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1S" calcext:value-type="time">
            <text:p>0:18:4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willst du von mir, lass mich in Ruhe. Es gibt nichts mehr zu sagen.</text:p>
          </table:table-cell>
        </table:table-row>
        <table:table-row table:style-name="ro2">
          <table:table-cell office:value-type="float" office:value="542" calcext:value-type="float">
            <text:p>542</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4S" calcext:value-type="time">
            <text:p>0:18:4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wollte nur kurz nach dir schauen… sag einfach Bescheid, falls du reden möchtest, aus irgendeinem Grund.</text:p>
          </table:table-cell>
        </table:table-row>
        <table:table-row table:style-name="ro2">
          <table:table-cell office:value-type="float" office:value="543" calcext:value-type="float">
            <text:p>543</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7S" calcext:value-type="time">
            <text:p>0:18:4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Mir liegt nichts an Gesellschaft, und ganz besonders nicht an der deinen. Halte dich fern von mir, wenn ich außer Dienst bin.</text:p>
          </table:table-cell>
        </table:table-row>
        <table:table-row table:style-name="ro2">
          <table:table-cell office:value-type="float" office:value="544" calcext:value-type="float">
            <text:p>544</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54S" calcext:value-type="time">
            <text:p>0:18:5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Fast erreichtest du die Oberfläche, Kind. Ein bemerkenswerter Fortschritt, doch die Rückschläge, die du im Tempel hinnehmen musstest… Zum Trost kann ich nur sagen, dass die Gegner, gegen die du dort kämpftest, auch für deinen Vater eine schwere Bürde sind.</text:p>
          </table:table-cell>
        </table:table-row>
        <table:table-row table:style-name="ro2">
          <table:table-cell office:value-type="float" office:value="545" calcext:value-type="float">
            <text:p>545</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Vater bekommt die Ungezieferplage nicht in Griff? Ich hätte nie gedacht, dass mein Feldzug durch die oberen Gefilde dieses Reiches auch nützlich sein könnte.</text:p>
          </table:table-cell>
        </table:table-row>
        <table:table-row table:style-name="ro2">
          <table:table-cell office:value-type="float" office:value="546" calcext:value-type="float">
            <text:p>546</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36S" calcext:value-type="time">
            <text:p>0:19:3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table-cell office:value-type="float" office:value="547" calcext:value-type="float">
            <text:p>547</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40S" calcext:value-type="time">
            <text:p>0:19:4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table-cell office:value-type="float" office:value="548" calcext:value-type="float">
            <text:p>548</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42S" calcext:value-type="time">
            <text:p>0:19:4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table-cell office:value-type="float" office:value="549" calcext:value-type="float">
            <text:p>549</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0M29S" calcext:value-type="time">
            <text:p>0:00:29</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cher hat dein Vater dir erzählt, dass er die Unterwelt nicht freiwillig regiert, sondern seine Herrschaft den Schicksalsgöttinnen verdankt. Ich gebe zu, er hat den Kürzeren gezogen. Poseidon und ich selbst hingegen, wir sind gut weggekommen.</text:p>
          </table:table-cell>
        </table:table-row>
        <table:table-row table:style-name="ro2">
          <table:table-cell office:value-type="float" office:value="550" calcext:value-type="float">
            <text:p>550</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2M27S" calcext:value-type="time">
            <text:p>0:02:2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warst in letzter Zeit auf deiner Reise für meine Sinne unerreichbar, Sohn des Hades. Ich verharre hier in den unergründlichen Tiefen. Ich weiß, was dort draußen liegt, ich habe es erschaffen. Doch wie es jetzt ist, im Moment, das weiß ich nicht. Sag es mir nicht. Ich erwäge lieber alle Möglichkeiten.</text:p>
          </table:table-cell>
        </table:table-row>
        <table:table-row table:style-name="ro2">
          <table:table-cell office:value-type="float" office:value="551" calcext:value-type="float">
            <text:p>551</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4M45S" calcext:value-type="time">
            <text:p>0:04: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ls Todesbringer bist du höchst eindrucksvoll, mein Vetter. Nach meiner Schätzung hast du mindestens tausend Seelen hier unten den Garaus gemacht! Seelen, die meist schon das zeitliche gesegnet hatten, aber immerhin.</text:p>
          </table:table-cell>
        </table:table-row>
        <table:table-row table:style-name="ro2">
          <table:table-cell office:value-type="float" office:value="552" calcext:value-type="float">
            <text:p>552</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1S" calcext:value-type="time">
            <text:p>0:10:1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 Mmmrrrr….!</text:p>
          </table:table-cell>
        </table:table-row>
        <table:table-row table:style-name="ro2">
          <table:table-cell office:value-type="float" office:value="553" calcext:value-type="float">
            <text:p>553</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3S" calcext:value-type="time">
            <text:p>0:10:1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Lass mich raten. Mord? Oder vielleicht Mörder? Eins von beiden.</text:p>
          </table:table-cell>
        </table:table-row>
        <table:table-row table:style-name="ro2">
          <table:table-cell office:value-type="float" office:value="554" calcext:value-type="float">
            <text:p>554</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5S" calcext:value-type="time">
            <text:p>0:10:1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ord… Mmord!!</text:p>
          </table:table-cell>
        </table:table-row>
        <table:table-row table:style-name="ro2">
          <table:table-cell office:value-type="float" office:value="555" calcext:value-type="float">
            <text:p>555</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6M56S" calcext:value-type="time">
            <text:p>0:16:56</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ie ich sehe, ist der edle König der Olympier mir zuvorgekommen, Zagreus. Ich frage mich, welche seiner vielen Lügen er dir wohl zuletzt aufgetischt hat.</text:p>
          </table:table-cell>
        </table:table-row>
        <table:table-row table:style-name="ro2">
          <table:table-cell office:value-type="float" office:value="556" calcext:value-type="float">
            <text:p>556</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20M20S" calcext:value-type="time">
            <text:p>0:20:20</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o trifft man sich wieder, mein Lieber, hier inmitten der abscheulichen Überbleibsel des Fährmanns’ Waren! Du führst mich wahrlich an die schönsten Orte!</text:p>
          </table:table-cell>
        </table:table-row>
        <table:table-row table:style-name="ro2">
          <table:table-cell office:value-type="float" office:value="557" calcext:value-type="float">
            <text:p>557</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03S" calcext:value-type="time">
            <text:p>0:05:03</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Geh weiter, Fremder. Es gibt noch genügend Schatten da draußen, die sich gern mit dir messen möchten.</text:p>
          </table:table-cell>
        </table:table-row>
        <table:table-row table:style-name="ro2">
          <table:table-cell office:value-type="float" office:value="558" calcext:value-type="float">
            <text:p>558</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08S" calcext:value-type="time">
            <text:p>0:05:08</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bin nur auf der Durchreise. Du wirkst weniger kriegerisch als die anderen. Darf ich fragen, wie du heißt, Herr? Ich heiße Zagreus.</text:p>
          </table:table-cell>
        </table:table-row>
        <table:table-row table:style-name="ro2">
          <table:table-cell office:value-type="float" office:value="559" calcext:value-type="float">
            <text:p>559</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16S" calcext:value-type="time">
            <text:p>0:05:16</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Namen sind Schall und Rauch. Du solltest nicht hier sein. Mögen die Schicksalsgöttinnen deiner Reise ihr Wohlwollen schenken. Aber falls sie das nicht tun, hier. Nimm dies.</text:p>
          </table:table-cell>
        </table:table-row>
        <table:table-row table:style-name="ro2">
          <table:table-cell office:value-type="float" office:value="560" calcext:value-type="float">
            <text:p>560</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49S" calcext:value-type="time">
            <text:p>0:09:49</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usgeburt der Hölle! Du willst dich also bis an die Oberfläche in das Reich der Lebenden durchkämpfen. Aber du wirst dein Ziel nicht erreichen, solange ich noch lebe und atme! Oder dem, was dem Leben und Atmen hier in der Pracht des Elysions entspricht!</text:p>
          </table:table-cell>
        </table:table-row>
        <table:table-row table:style-name="ro2">
          <table:table-cell office:value-type="float" office:value="561" calcext:value-type="float">
            <text:p>561</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51S" calcext:value-type="time">
            <text:p>0:09:5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ann bleibt mir keine andere Wahl, als dich zum Schweigen zu bringen. Und auch deinen stierköpfigen Diener hier.</text:p>
          </table:table-cell>
        </table:table-row>
        <table:table-row table:style-name="ro2">
          <table:table-cell office:value-type="float" office:value="562" calcext:value-type="float">
            <text:p>562</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52S" calcext:value-type="time">
            <text:p>0:09:52</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ieser Minotauros, von dem du sprichst, ist mein treuer Freund, du Schandfleck der Erde! Asterios und ich sind Brüder hier im Tod, so wie wir Feinde im Leben waren. Nicht, dass du eine derart starke brüderliche Bande wie die unsere jemals verstehen würdest!</text:p>
          </table:table-cell>
        </table:table-row>
        <table:table-row table:style-name="ro2">
          <table:table-cell office:value-type="float" office:value="563" calcext:value-type="float">
            <text:p>563</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00S" calcext:value-type="time">
            <text:p>0:15:00</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ls es hieß, du würdest dem Recken des Elysions gegenübertreten, war deine Rückkehr für mich nur eine Frage der Zeit! Weißt du, für die Sterblichen ist es, wie ich gehört habe, eine Ehre, von jemanden wie Theseus getötet zu werden. Weiter so, und vielleicht wirst auch du berühmt!</text:p>
          </table:table-cell>
        </table:table-row>
        <table:table-row table:style-name="ro2">
          <table:table-cell office:value-type="float" office:value="564" calcext:value-type="float">
            <text:p>564</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05S" calcext:value-type="time">
            <text:p>0:15:0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y, schau mal, was ich da draußen aufgelesen habe, Achilles, Herr! Eine edle Flasche Ambrosia, direkt aus dem Elysion! Wie ich höre, ist das sehr gutes Zeug, aber… ich kann sie nicht mal öffnen. Ich habe keine Ahnung, was ich jetzt damit tun soll.</text:p>
          </table:table-cell>
        </table:table-row>
        <table:table-row table:style-name="ro2">
          <table:table-cell office:value-type="float" office:value="565" calcext:value-type="float">
            <text:p>565</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17S" calcext:value-type="time">
            <text:p>0:15:1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r Trank der Götter! Auch ich habe gehört, dass er gut ist. Aber er ist nur für Leute gedacht, die dir nahestehen. Vielleicht solltest du ihn aufbewahren, bis der rechte Augenblick gekommen ist? Jemand wäre sehr dankbar dafür, da bin ich sicher. Oder vielleicht könntest du ihn beim elenden Trödler da drüben gegen etwas eintauschen.</text:p>
          </table:table-cell>
        </table:table-row>
        <table:table-row table:style-name="ro2">
          <table:table-cell office:value-type="float" office:value="566" calcext:value-type="float">
            <text:p>566</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47S" calcext:value-type="time">
            <text:p>0:15:4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steht es mit deiner hitzigen Rivalität gegen den größten König von Athen, Junge? Deine Schlachten mit ihm und dem Minotaurus dürften in der Unterwelt für Gesprächsstoff sorgen.</text:p>
          </table:table-cell>
        </table:table-row>
        <table:table-row table:style-name="ro2">
          <table:table-cell office:value-type="float" office:value="567" calcext:value-type="float">
            <text:p>567</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53S" calcext:value-type="time">
            <text:p>0:15:5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es zu, Vater. Theseus war der einzige Heros, der gewillt war, gegen mich anzutreten. Alldieweil darf er sich damit brüsten, ein Held zu sein. War Herakles zu beschäftigt, um sich dieser Aufgabe anzunehmen?</text:p>
          </table:table-cell>
        </table:table-row>
        <table:table-row table:style-name="ro2">
          <table:table-cell office:value-type="float" office:value="568" calcext:value-type="float">
            <text:p>568</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04S" calcext:value-type="time">
            <text:p>0:16:0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zähl mir bloß nichts von Herakles. Du kennst diese Heroen wegen ihrer Taten, nicht wegen ihres Charakters. Herakles kann sich glücklich schätzen, dass er die Gunst meines Bruders hat. Andernfalls wäre er in Tartaros, wie es ihm gebührt. Die Vorstellung der Sterblichen, was einen Heros ausmacht, ist absurd.</text:p>
          </table:table-cell>
        </table:table-row>
        <table:table-row table:style-name="ro2">
          <table:table-cell office:value-type="float" office:value="569" calcext:value-type="float">
            <text:p>569</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24S" calcext:value-type="time">
            <text:p>0:16:24</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Du kennst nicht zufällig die Nymphe Eurydike? Groß, gern im Wald? Ich habe den Eindruck, dass ihr zwei euch vielleicht kennt.</text:p>
          </table:table-cell>
        </table:table-row>
        <table:table-row table:style-name="ro2">
          <table:table-cell office:value-type="float" office:value="570" calcext:value-type="float">
            <text:p>570</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31S" calcext:value-type="time">
            <text:p>0:16:31</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Nun… ja. Ich kenne Eurydike. Oder genauer gesagt: Ich kannte sie einmal. Warum fragst du mich so etwas, mein Freund?</text:p>
          </table:table-cell>
        </table:table-row>
        <table:table-row table:style-name="ro2">
          <table:table-cell office:value-type="float" office:value="571" calcext:value-type="float">
            <text:p>571</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41S" calcext:value-type="time">
            <text:p>0:16:4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sie gesehen, Kumpel. In Asphodel. Es geht ihr gut da oben! Sie ist ganz allein. Ihr zwei, ihr kanntet euch früher, oder?</text:p>
          </table:table-cell>
        </table:table-row>
        <table:table-row table:style-name="ro2">
          <table:table-cell office:value-type="float" office:value="572" calcext:value-type="float">
            <text:p>572</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49S" calcext:value-type="time">
            <text:p>0:16:4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r kannten uns nicht nur, Zagreus. Wir warten [sic] Eheleute. Sie war meine Muse. Wenn ich mir vorstelle, dass wir dazu verdammt sind, im Jenseits getrennt zu sein… Ach, was soll’s!</text:p>
          </table:table-cell>
        </table:table-row>
        <table:table-row table:style-name="ro2">
          <table:table-cell office:value-type="float" office:value="573" calcext:value-type="float">
            <text:p>573</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7M03S" calcext:value-type="time">
            <text:p>0:17:03</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 was soll’s? Hast du nicht vielleicht eine Nachricht, die ich ihr überbringen könnte, falls sie mir erneut begegnet? So etwas in der Art?</text:p>
          </table:table-cell>
        </table:table-row>
        <table:table-row table:style-name="ro2">
          <table:table-cell office:value-type="float" office:value="574" calcext:value-type="float">
            <text:p>574</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7M08S" calcext:value-type="time">
            <text:p>0:17:08</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öchte sie nicht wieder behelligen, mein Freund. Erwähne mich ihr gegenüber nicht, in Ordnung? Ich habe meine Erinnerungen an sie, das genügt.</text:p>
          </table:table-cell>
        </table:table-row>
        <table:table-row table:style-name="ro2">
          <table:table-cell office:value-type="float" office:value="575" calcext:value-type="float">
            <text:p>575</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1M13S" calcext:value-type="time">
            <text:p>0:01:13</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ist inzwischen vielen der Olympiern begegnet. Alle bestärkten dich darin, den Weg auf ihren Gipfel anzutreten. Auf Familienbande halten sie sehr viel, doch keiner von ihnen weiß mehr, wer ich bin. Setze nicht zu viel Vertrauen in sie, oh Sohn des Hades.</text:p>
          </table:table-cell>
        </table:table-row>
        <table:table-row table:style-name="ro2">
          <table:table-cell office:value-type="float" office:value="576" calcext:value-type="float">
            <text:p>576</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4M08S" calcext:value-type="time">
            <text:p>0:04:0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ich sehe, hast du das heilige Elysion erreicht, Vetter? Eine beträchtliche Strecke auf dem Weg in die Oberwelt, und wenn du es dieses eine Mal geschafft hast, wirst du es ganz sicher wieder schaffen und die Gefahren, die dort auf dich warten, überwinden.</text:p>
          </table:table-cell>
        </table:table-row>
        <table:table-row table:style-name="ro2">
          <table:table-cell office:value-type="float" office:value="577" calcext:value-type="float">
            <text:p>577</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02S" calcext:value-type="time">
            <text:p>0:09: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Spiegel hat dich stärker gemacht, Zagreus. Du hast Glück, dass Nyx dir hilft.</text:p>
          </table:table-cell>
        </table:table-row>
        <table:table-row table:style-name="ro2">
          <table:table-cell office:value-type="float" office:value="578" calcext:value-type="float">
            <text:p>578</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08S" calcext:value-type="time">
            <text:p>0:09: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Nichts für ungut. Ich denke, sie fühlt sich zum Teil verantwortlich für all das.</text:p>
          </table:table-cell>
        </table:table-row>
        <table:table-row table:style-name="ro2">
          <table:table-cell office:value-type="float" office:value="579" calcext:value-type="float">
            <text:p>579</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10S" calcext:value-type="time">
            <text:p>0:09:1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sollte sie aber nicht. Der einzige, der sich für all das verantwortlich fühlen sollte, bist allein du. Und ich dachte, sogar du hättest das mittlerweile verstanden.</text:p>
          </table:table-cell>
        </table:table-row>
        <table:table-row table:style-name="ro2">
          <table:table-cell office:value-type="float" office:value="580" calcext:value-type="float">
            <text:p>580</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2M59S" calcext:value-type="time">
            <text:p>0:12:5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gehst sehr geschickt mit Coronacht um, das muss ich sagen. Ich treffe ja im Schlaf ins Schwarze, doch du wirst bald so gut wie ich sein, wenn ich nicht ständig übe, glaube ich!</text:p>
          </table:table-cell>
        </table:table-row>
        <table:table-row table:style-name="ro2">
          <table:table-cell office:value-type="float" office:value="581" calcext:value-type="float">
            <text:p>581</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4M12S" calcext:value-type="time">
            <text:p>0:14:12</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h, was geht ab, Vetter? Aber wem mache ich hier was vor, wir können uns den Smalltalk sparen. Macht mir nichts aus, ich falle meinen Brüdern und Schwestern ständig ins Wort!</text:p>
          </table:table-cell>
        </table:table-row>
        <table:table-row table:style-name="ro2">
          <table:table-cell office:value-type="float" office:value="582" calcext:value-type="float">
            <text:p>582</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6M12S" calcext:value-type="time">
            <text:p>0:16:12</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 missmutige Artemis hat wohl Verbindung mit dir aufgenommen? Das ist ja reizend, mein Lieber! Pass bei ihr nur auf, dass du abrupte Bewegungen vermeidest, ja?</text:p>
          </table:table-cell>
        </table:table-row>
        <table:table-row table:style-name="ro2">
          <table:table-cell office:value-type="float" office:value="583" calcext:value-type="float">
            <text:p>583</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9M30S" calcext:value-type="time">
            <text:p>0:19:3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Neffe, ich muss dich um einen kleinen Gefallen bitten. Sag deinem Vater, falls du ihm zufällig begegnest, dass sein Bruder Zeus ihm vergibt, ihn gern wiedersehen und in der Familie willkommen heißen würde. Richtest du ihm das aus, hm?</text:p>
          </table:table-cell>
        </table:table-row>
        <table:table-row table:style-name="ro2">
          <table:table-cell office:value-type="float" office:value="584" calcext:value-type="float">
            <text:p>584</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2S" calcext:value-type="time">
            <text:p>0:07:0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dachte schon, dass ich dich hier draußen finde. Offen gesagt, ich bin überrascht, dass du noch am Leben bist.</text:p>
          </table:table-cell>
        </table:table-row>
        <table:table-row table:style-name="ro2">
          <table:table-cell office:value-type="float" office:value="585" calcext:value-type="float">
            <text:p>585</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3S" calcext:value-type="time">
            <text:p>0:07:03</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weiß mich zu behaupten, falls du das noch nicht bemerkt haben solltest, Than.</text:p>
          </table:table-cell>
        </table:table-row>
        <table:table-row table:style-name="ro2">
          <table:table-cell office:value-type="float" office:value="586" calcext:value-type="float">
            <text:p>586</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5S" calcext:value-type="time">
            <text:p>0:07:0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Habe ich nicht, Zag! Tritt jetzt beiseite, und lass mich dir mal zeigen, wie man das macht.</text:p>
          </table:table-cell>
        </table:table-row>
        <table:table-row table:style-name="ro2">
          <table:table-cell office:value-type="float" office:value="587" calcext:value-type="float">
            <text:p>587</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20S" calcext:value-type="time">
            <text:p>0:08: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u bist gegangen und hast dich nicht einmal von mir verabschiedet. Du hattest dir wohl schon gedacht, dass wir uns früher oder später wiedersehen würden, wie? Vor dem Tod gibt es kein Entkommen und so weiter?</text:p>
          </table:table-cell>
        </table:table-row>
        <table:table-row table:style-name="ro2">
          <table:table-cell office:value-type="float" office:value="588" calcext:value-type="float">
            <text:p>588</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31S" calcext:value-type="time">
            <text:p>0:08:31</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ging, als es notwendig war, Than. Ich dachte an dich und hoffte, du würdest es verstehen. Ich muss dies tun.</text:p>
          </table:table-cell>
        </table:table-row>
        <table:table-row table:style-name="ro2">
          <table:table-cell office:value-type="float" office:value="589" calcext:value-type="float">
            <text:p>589</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39S" calcext:value-type="time">
            <text:p>0:08:39</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So motiviert habe ich dich noch nie erlebt. Gut, wenn du es nicht sagen willst, dann sage ich es . Auf Wiedersehen, Zagreus.</text:p>
          </table:table-cell>
        </table:table-row>
        <table:table-row table:style-name="ro2">
          <table:table-cell office:value-type="float" office:value="590" calcext:value-type="float">
            <text:p>590</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9M06S" calcext:value-type="time">
            <text:p>0:09:06</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Fort mit dir, es gibt nichts zu besprechen.</text:p>
          </table:table-cell>
        </table:table-row>
        <table:table-row table:style-name="ro2">
          <table:table-cell office:value-type="float" office:value="591" calcext:value-type="float">
            <text:p>591</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9M48S" calcext:value-type="time">
            <text:p>0:09:4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u überschreitest die Grenze zwischen uns, Neffe! Doch ich werde dafür sorgen, dass du dich schnellstens wieder fügst.</text:p>
          </table:table-cell>
        </table:table-row>
        <table:table-row table:style-name="ro2">
          <table:table-cell office:value-type="float" office:value="592" calcext:value-type="float">
            <text:p>592</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1M16S" calcext:value-type="time">
            <text:p>0:11:1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Schon gut, schon gut, die Rechnung zwischen uns ist vorläufig beglichen. Weise mich nur nicht noch einmal so zurück, verstanden?</text:p>
          </table:table-cell>
        </table:table-row>
        <table:table-row table:style-name="ro2">
          <table:table-cell office:value-type="float" office:value="593" calcext:value-type="float">
            <text:p>593</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1M50S" calcext:value-type="time">
            <text:p>0:11:50</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Liebe hat keinen Preis, anders als meine Segen, vom Fährmann, für meinen lieben kleinen Gott? Ich würde sagen, wir sind quitt.</text:p>
          </table:table-cell>
        </table:table-row>
        <table:table-row table:style-name="ro2">
          <table:table-cell office:value-type="float" office:value="594" calcext:value-type="float">
            <text:p>594</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14S" calcext:value-type="time">
            <text:p>0:12:14</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Welche Aussichten hast du denn schon gegen die gesegneten Bande der Bruderschaft, Ungeheuer?</text:p>
          </table:table-cell>
        </table:table-row>
        <table:table-row table:style-name="ro2">
          <table:table-cell office:value-type="float" office:value="595" calcext:value-type="float">
            <text:p>595</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19S" calcext:value-type="time">
            <text:p>0:12:19</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Du solltest ihn lieber nicht herabsetzen, König. Er ist mächtiger, als es den Anschein hat. Wir müssen diesmal wachsam bleiben.</text:p>
          </table:table-cell>
        </table:table-row>
        <table:table-row table:style-name="ro2">
          <table:table-cell office:value-type="float" office:value="596" calcext:value-type="float">
            <text:p>596</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21S" calcext:value-type="time">
            <text:p>0:12:21</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ich bin im Moment vollkommen wachsam, Asterios! Und wäre ich noch am Leben, würde ich geradezu danach lechzen, diese Pustel mit meinem Speer oder womit auch immer zu durchbohren! Dann mal los!</text:p>
          </table:table-cell>
        </table:table-row>
        <table:table-row table:style-name="ro2">
          <table:table-cell office:value-type="float" office:value="597" calcext:value-type="float">
            <text:p>597</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00M18S" calcext:value-type="time">
            <text:p>0:00:1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weithin gefürchtete und vielköpfige Kerberos, Hüter der Unterwelt, bewacht den Eingang in dieses Reich und verschlingt jeden, der töricht genug ist, einen Fluchtversuch zu wagen.</text:p>
          </table:table-cell>
        </table:table-row>
        <table:table-row table:style-name="ro2">
          <table:table-cell office:value-type="float" office:value="598" calcext:value-type="float">
            <text:p>598</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05M07S" calcext:value-type="time">
            <text:p>0:05: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Tief im entweihten Schlupfwinkel der Satyrn, denen kein Gott heilig ist, liegt der widerliche Inhalt ihrer lästerlichen Rituale, so abscheulich, dass er sich nicht beschreiben lässt.</text:p>
          </table:table-cell>
        </table:table-row>
        <table:table-row table:style-name="ro2">
          <table:table-cell office:value-type="float" office:value="599" calcext:value-type="float">
            <text:p>599</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2M32S" calcext:value-type="time">
            <text:p>0:12: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gigantische Kerberos nimmt die widerliche Gabe des Prinzen an.</text:p>
          </table:table-cell>
        </table:table-row>
        <table:table-row table:style-name="ro2">
          <table:table-cell office:value-type="float" office:value="600" calcext:value-type="float">
            <text:p>600</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01S" calcext:value-type="time">
            <text:p>0:13:0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Meine Brüder, meine Schwestern und ich. Auch wir wollten unsere Eltern töten. Die Titanen, Miststücke. Und Schlimmeres.</text:p>
          </table:table-cell>
        </table:table-row>
        <table:table-row table:style-name="ro2">
          <table:table-cell office:value-type="float" office:value="601" calcext:value-type="float">
            <text:p>601</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13S" calcext:value-type="time">
            <text:p>0:13:1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Und euch ist es gelungen. Ihr habt einige von ihnen regelrecht zerstückelt und sie auf alle Abgründe des Tartaros verteilt, damit sie nicht wieder auferstehen können! Oder so erzählt man sich zumindest. Wirklich inspirierend!</text:p>
          </table:table-cell>
        </table:table-row>
        <table:table-row table:style-name="ro2">
          <table:table-cell office:value-type="float" office:value="602" calcext:value-type="float">
            <text:p>602</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24S" calcext:value-type="time">
            <text:p>0:13:2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hatten damals keine andere Wahl, als unsere Kräfte zu vereinen. Wir fassten einen Plan und haben ihn zu Ende gebracht. Und die Titanen…? Du hältst mich für grausam, jedoch weißt du nichts über Grausamkeit. Aber wenn du etwas brauchst, dass du hassen kannst, dann bitte!</text:p>
          </table:table-cell>
        </table:table-row>
        <table:table-row table:style-name="ro2">
          <table:table-cell office:value-type="float" office:value="603" calcext:value-type="float">
            <text:p>603</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6M53S" calcext:value-type="time">
            <text:p>0:16:5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hast du das gesehen? Mein Bruder, er ist wieder da! Er ist hier! Irgendwo, glaube ich! Der gute alte Thanatos. Vor lauter Arbeit hat er nie Zeit für einen Schwatz mit mir! Bestimmt geht es dir mit deinem Papa ähnlich!</text:p>
          </table:table-cell>
        </table:table-row>
        <table:table-row table:style-name="ro2">
          <table:table-cell office:value-type="float" office:value="604" calcext:value-type="float">
            <text:p>604</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12S" calcext:value-type="time">
            <text:p>0:17:12</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Orpheus, das Andenken, das du mir gegeben hast… es hat sich als sehr nützlich erwiesen. Ich kann aber nicht richtig sehen, was in dem Behälter ist. Ich sollte ihn wohl nicht aufmachen, oder?</text:p>
          </table:table-cell>
        </table:table-row>
        <table:table-row table:style-name="ro2">
          <table:table-cell office:value-type="float" office:value="605" calcext:value-type="float">
            <text:p>605</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21S" calcext:value-type="time">
            <text:p>0:17:21</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Zagreus. Es sei denn, du möchtest eine meiner teuren, lebendigen Erinneruungen freilassen und mich dieser flüchtigen Wonne berauben?</text:p>
          </table:table-cell>
        </table:table-row>
        <table:table-row table:style-name="ro2">
          <table:table-cell office:value-type="float" office:value="606" calcext:value-type="float">
            <text:p>606</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34S" calcext:value-type="time">
            <text:p>0:17:34</text:p>
          </table:table-cell>
          <table:table-cell office:value-type="string" calcext:value-type="string">
            <text:p>Megaira</text:p>
          </table:table-cell>
          <table:table-cell office:value-type="string" calcext:value-type="string">
            <text:p>Thanatos</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 Aber das war damals, und jetzt ist heute, und wir haben zu tun… Was ich sagen möchte, Than: Ich denke, wir sollten dieses Gespräch lieber zu einem späteren Zeitpunkt fortsetzen.</text:p>
          </table:table-cell>
        </table:table-row>
        <table:table-row table:style-name="ro2">
          <table:table-cell office:value-type="float" office:value="607" calcext:value-type="float">
            <text:p>607</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44S" calcext:value-type="time">
            <text:p>0:17:44</text:p>
          </table:table-cell>
          <table:table-cell office:value-type="string" calcext:value-type="string">
            <text:p>Thanatos</text:p>
          </table:table-cell>
          <table:table-cell office:value-type="string" calcext:value-type="string">
            <text:p>Megaira</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Du unterbrichst eine vertrauliche Unterredung, Zagreus. Lass uns allein.</text:p>
          </table:table-cell>
        </table:table-row>
        <table:table-row table:style-name="ro2">
          <table:table-cell office:value-type="float" office:value="608" calcext:value-type="float">
            <text:p>608</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49S" calcext:value-type="time">
            <text:p>0:17:49</text:p>
          </table:table-cell>
          <table:table-cell office:value-type="string" calcext:value-type="string">
            <text:p>Megaira</text:p>
          </table:table-cell>
          <table:table-cell office:value-type="string" calcext:value-type="string">
            <text:p>Thanatos</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Nein, lass ihn bleiben, wenn er mag. Was macht das schon? Er darf sich zwar offiziell in diesen Hallen aufhalten, aber er weiß, dass er nicht mehr willkommen ist.</text:p>
          </table:table-cell>
        </table:table-row>
        <table:table-row table:style-name="ro2">
          <table:table-cell office:value-type="float" office:value="609" calcext:value-type="float">
            <text:p>609</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05S" calcext:value-type="time">
            <text:p>0:18: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Leider verbringst du neuerdings viel Zeit mit Hypnos, Kind. Ich hoffe, du findest ihn einigermaßen erträglich? Bitte sag frei heraus, wenn dem nicht so ist.</text:p>
          </table:table-cell>
        </table:table-row>
        <table:table-row table:style-name="ro2">
          <table:table-cell office:value-type="float" office:value="610" calcext:value-type="float">
            <text:p>610</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15S" calcext:value-type="time">
            <text:p>0:18:1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r ist gar nicht übel, Nyx. Sei stolz auf deinen schläfrigen, heiteren Sohn! Wer von uns kann denn sonst noch diese Art von Begeisterung aufbringen?</text:p>
          </table:table-cell>
        </table:table-row>
        <table:table-row table:style-name="ro2">
          <table:table-cell office:value-type="float" office:value="611" calcext:value-type="float">
            <text:p>611</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29S" calcext:value-type="time">
            <text:p>0:18:29</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Ähm, Fräulein Dusa? Ich wollte dir nur das hier geben. Es ist nichts großes, wirklich, einfach nur… für deine harte Arbeit.</text:p>
          </table:table-cell>
        </table:table-row>
        <table:table-row table:style-name="ro2">
          <table:table-cell office:value-type="float" office:value="612" calcext:value-type="float">
            <text:p>612</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37S" calcext:value-type="time">
            <text:p>0:18:37</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P-P-Prinz, ich bin wirklich dankbar, wirklich, und ich dachte, ich habe auch etwas für dich…?</text:p>
          </table:table-cell>
        </table:table-row>
        <table:table-row table:style-name="ro2">
          <table:table-cell office:value-type="float" office:value="613" calcext:value-type="float">
            <text:p>613</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50S" calcext:value-type="time">
            <text:p>0:18:5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ähm, hallo, eure Hoheit? Ich wollte dir nur sagen, wenn du hier herauskommst, werde ich, oder, vielmehr, werden wir dich vermissen. Hier überall. OK? Dann auf Wiedersehen…!</text:p>
          </table:table-cell>
        </table:table-row>
        <table:table-row table:style-name="ro2">
          <table:table-cell office:value-type="float" office:value="614" calcext:value-type="float">
            <text:p>614</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20M26S" calcext:value-type="time">
            <text:p>0:20:2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table-cell office:value-type="float" office:value="615" calcext:value-type="float">
            <text:p>615</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20M29S" calcext:value-type="time">
            <text:p>0:20:2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table-cell office:value-type="float" office:value="616" calcext:value-type="float">
            <text:p>616</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0M36S" calcext:value-type="time">
            <text:p>0:00:3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ag mal, hast du letztens Ungeziefer nahe der Oberfläche gejagt, Zagreus? Das ist praktisch genau wie eine echte Jagd! Muss aufregend gewesen sein!</text:p>
          </table:table-cell>
        </table:table-row>
        <table:table-row table:style-name="ro2">
          <table:table-cell office:value-type="float" office:value="617" calcext:value-type="float">
            <text:p>617</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1M08S" calcext:value-type="time">
            <text:p>0:01:0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Meine Bitte an dich ist, zuzuhören, doch nicht zu sprechen, oh Sohn des Hades, indes die Olympier? Sie bitten um nichts. Senden dir nur ihre Botschaften, unaufgefordert, bieten Segen an, doch kein Recht auf Mitsprache. Ich versuche, ihre Sicht der Dinge zu verstehen. Doch das ist schwierig.</text:p>
          </table:table-cell>
        </table:table-row>
        <table:table-row table:style-name="ro2">
          <table:table-cell office:value-type="float" office:value="618" calcext:value-type="float">
            <text:p>618</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03S" calcext:value-type="time">
            <text:p>0:09:03</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syphos, wie kannst du dein Dasein hier nur ertragen? Und trotz allem scheinst du immer guter Dinge zu sein.</text:p>
          </table:table-cell>
        </table:table-row>
        <table:table-row table:style-name="ro2">
          <table:table-cell office:value-type="float" office:value="619" calcext:value-type="float">
            <text:p>619</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05S" calcext:value-type="time">
            <text:p>0:09: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du dich so oft wie ich mit Steinchen hier abgemüht hättest, würdest du die Dinge vielleicht auch mit anderen Augen sehen. Weil die Erinyen anderweitig beschäftigt sind und ich dir hin und wieder über den Weg laufe, geht es mir in letzter Zeit ausgesprochen gut. Ich freue mich über die kleinen Dinge des Lebens.</text:p>
          </table:table-cell>
        </table:table-row>
        <table:table-row table:style-name="ro2">
          <table:table-cell office:value-type="float" office:value="620" calcext:value-type="float">
            <text:p>620</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25S" calcext:value-type="time">
            <text:p>0:09:2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anchmal ist es nur ein kluger Einsatz monetärer Mittel, der Sieg von schlimmer Niederlage trennt, hab ich nicht Recht, Vetter?</text:p>
          </table:table-cell>
        </table:table-row>
        <table:table-row table:style-name="ro2">
          <table:table-cell office:value-type="float" office:value="621" calcext:value-type="float">
            <text:p>621</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5S" calcext:value-type="time">
            <text:p>0:09:4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rrrr… Mmorrrd….</text:p>
          </table:table-cell>
        </table:table-row>
        <table:table-row table:style-name="ro2">
          <table:table-cell office:value-type="float" office:value="622" calcext:value-type="float">
            <text:p>622</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6S" calcext:value-type="time">
            <text:p>0:09:46</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tte dich, ich bin kein Mörder. Du musst das nicht tun.</text:p>
          </table:table-cell>
        </table:table-row>
        <table:table-row table:style-name="ro2">
          <table:table-cell office:value-type="float" office:value="623" calcext:value-type="float">
            <text:p>623</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8S" calcext:value-type="time">
            <text:p>0:09:48</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örrderrr….</text:p>
          </table:table-cell>
        </table:table-row>
        <table:table-row table:style-name="ro2">
          <table:table-cell office:value-type="float" office:value="624" calcext:value-type="float">
            <text:p>624</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4M13S" calcext:value-type="time">
            <text:p>0:14:13</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habe eine Botschaft erhalten, dass du Hilfe brauchst, Zagreus?</text:p>
          </table:table-cell>
        </table:table-row>
        <table:table-row table:style-name="ro2">
          <table:table-cell office:value-type="float" office:value="625" calcext:value-type="float">
            <text:p>625</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0S" calcext:value-type="time">
            <text:p>0:15:1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Was, wirklich…? Ach, was soll das, Zagreus. Meinst du, du kannst damit alles wiedergutmachen, was du uns zugemutet hast?</text:p>
          </table:table-cell>
        </table:table-row>
        <table:table-row table:style-name="ro2">
          <table:table-cell office:value-type="float" office:value="626" calcext:value-type="float">
            <text:p>626</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3S" calcext:value-type="time">
            <text:p>0:15:13</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Mir ist das da draußen in die Hände gefallen, und ich dachte, du würdest dich darüber freuen, Than. Weiter nichts.</text:p>
          </table:table-cell>
        </table:table-row>
        <table:table-row table:style-name="ro2">
          <table:table-cell office:value-type="float" office:value="627" calcext:value-type="float">
            <text:p>627</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8S" calcext:value-type="time">
            <text:p>0:15:18</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habe dir doch gesagt, dass ich keine Hilfe brauche, Thanatos.</text:p>
          </table:table-cell>
        </table:table-row>
        <table:table-row table:style-name="ro2">
          <table:table-cell office:value-type="float" office:value="628" calcext:value-type="float">
            <text:p>628</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20S" calcext:value-type="time">
            <text:p>0:15: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war auch kein Angebot. War nur gerade zufällig in der Gegend. Mach weiter, Zagreus.</text:p>
          </table:table-cell>
        </table:table-row>
        <table:table-row table:style-name="ro2">
          <table:table-cell office:value-type="float" office:value="629" calcext:value-type="float">
            <text:p>629</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8M34S" calcext:value-type="time">
            <text:p>0:18:34</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ag mal, Mann, wenn ich nicht irre, hast du da eine Flasche Ambrosia? Ich wusste gar nicht, dass du das Zeug da unten kriegen kannst! Tu mir den Gefallen und behalte, was du noch findest, oder noch besser, verschenk es! Täte mir echt leid, wenn auch nur ein einziger Tropfen verloren ginge!</text:p>
          </table:table-cell>
        </table:table-row>
        <table:table-row table:style-name="ro2">
          <table:table-cell office:value-type="float" office:value="630" calcext:value-type="float">
            <text:p>630</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09M14S" calcext:value-type="time">
            <text:p>0:09: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moosbedeckten Gemächern des Elysions stehen Denkmäler in großer Zahl, aus Stein gemeißelt, für die größten Heroen der Sterblichen, sie zu ehren im Leben und im Tode.</text:p>
          </table:table-cell>
        </table:table-row>
        <table:table-row table:style-name="ro2">
          <table:table-cell office:value-type="float" office:value="631" calcext:value-type="float">
            <text:p>631</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09M24S" calcext:value-type="time">
            <text:p>0:09:24</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Lass mich in meinem ewigen Paradies in Frieden, verdammt noch mal.</text:p>
          </table:table-cell>
        </table:table-row>
        <table:table-row table:style-name="ro2">
          <table:table-cell office:value-type="float" office:value="632" calcext:value-type="float">
            <text:p>632</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05S" calcext:value-type="time">
            <text:p>0:10:05</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hah, der Schuft kommt schon wieder angekrochen, wie die unscheinbare Motte, die vom Licht der Rechtschaffenheit angezogen wird!</text:p>
          </table:table-cell>
        </table:table-row>
        <table:table-row table:style-name="ro2">
          <table:table-cell office:value-type="float" office:value="633" calcext:value-type="float">
            <text:p>633</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08S" calcext:value-type="time">
            <text:p>0:10:08</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nein! Nicht das Licht der Rechtschaffenheit! Bist du fertig? Fangen wir endlich an. Ich habe einen langen Weg hinter mir.</text:p>
          </table:table-cell>
        </table:table-row>
        <table:table-row table:style-name="ro2">
          <table:table-cell office:value-type="float" office:value="634" calcext:value-type="float">
            <text:p>634</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10S" calcext:value-type="time">
            <text:p>0:10:10</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Hast du das gehört, Asterios? Unser teuflischer Besucher fleht um Gnade. Fleht uns zweifellos an, unachtsam zu werden!! Mein Freund, lass ihn uns gemeinsam bezwingen. Möge die Herrlichkeit des Olymp unsere Hand führen!!</text:p>
          </table:table-cell>
        </table:table-row>
        <table:table-row table:style-name="ro2">
          <table:table-cell office:value-type="float" office:value="635" calcext:value-type="float">
            <text:p>635</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00M29S" calcext:value-type="time">
            <text:p>0:00:2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An einer Flanke des kalten Tempels nimmt ein Geflecht aus grob gehauenen Tunneln seinen Ausgang, in dem boshafte bewohner hausen, die selbst im Tod in diesem Reich nicht wohlgelitten sind.</text:p>
          </table:table-cell>
        </table:table-row>
        <table:table-row table:style-name="ro2">
          <table:table-cell office:value-type="float" office:value="636" calcext:value-type="float">
            <text:p>636</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1M47S" calcext:value-type="time">
            <text:p>0:11:4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ie brutalen Antlitze des Kerberos sind sich vollkommen einig, dass der Satyr-Sack vernichtet werden muss.</text:p>
          </table:table-cell>
        </table:table-row>
        <table:table-row table:style-name="ro2">
          <table:table-cell office:value-type="float" office:value="637" calcext:value-type="float">
            <text:p>637</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20S" calcext:value-type="time">
            <text:p>0:12: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u hast bisher noch nicht die Sonne erblickt. Du kennst nur das Licht des Ixion, nicht aber die Sonne! Sie blendet geradezu. Einfach nur grässlich.</text:p>
          </table:table-cell>
        </table:table-row>
        <table:table-row table:style-name="ro2">
          <table:table-cell office:value-type="float" office:value="638" calcext:value-type="float">
            <text:p>638</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27S" calcext:value-type="time">
            <text:p>0:12:2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un, da du es erwähnst: Bisher war es immer dunkel und es hat geschneit. Mir war nicht bewusst, dass es hier oben so viel schneit.</text:p>
          </table:table-cell>
        </table:table-row>
        <table:table-row table:style-name="ro2">
          <table:table-cell office:value-type="float" office:value="639" calcext:value-type="float">
            <text:p>639</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34S" calcext:value-type="time">
            <text:p>0:12: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s war nicht immer so. Aber das ist für uns nicht von Belang. Vor allem nicht, wenn auf uns ein tobender Kampf wartet.</text:p>
          </table:table-cell>
        </table:table-row>
        <table:table-row table:style-name="ro2">
          <table:table-cell office:value-type="float" office:value="640" calcext:value-type="float">
            <text:p>640</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7M32S" calcext:value-type="time">
            <text:p>0:17:3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Tss. So erniedrigt zu werden… von meinem eigenen undankbaren Fleisch und Blut. Eine solche Behandlung hätte ich von meinen Brüdern erwartet, nicht aber von dir…! Nrrrgghhh….</text:p>
          </table:table-cell>
        </table:table-row>
        <table:table-row table:style-name="ro2">
          <table:table-cell office:value-type="float" office:value="641" calcext:value-type="float">
            <text:p>641</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16S" calcext:value-type="time">
            <text:p>0:19:16</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ypnos, wirklich, das ist die wohl schlechteste Idee, die ich je gehört habe. Siehst du nicht, wie unsinnig das ist?</text:p>
          </table:table-cell>
        </table:table-row>
        <table:table-row table:style-name="ro2">
          <table:table-cell office:value-type="float" office:value="642" calcext:value-type="float">
            <text:p>642</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21S" calcext:value-type="time">
            <text:p>0:19:21</text:p>
          </table:table-cell>
          <table:table-cell office:value-type="string" calcext:value-type="string">
            <text:p>Hypn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meine ja nur, wenn du vielleicht alle Sterblichen gleichzeitig sterben lassen würdest, dann blieben dir etliche Reisen erspart, und wir könnten mehr Zeit miteinander verbringen, huh?</text:p>
          </table:table-cell>
        </table:table-row>
        <table:table-row table:style-name="ro2">
          <table:table-cell office:value-type="float" office:value="643" calcext:value-type="float">
            <text:p>643</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32S" calcext:value-type="time">
            <text:p>0:19:32</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ehrlich nicht, warum ich mich mit dir abgebe. Geh wieder an die Arbeit, und halte mich nicht länger auf.</text:p>
          </table:table-cell>
        </table:table-row>
        <table:table-row table:style-name="ro2">
          <table:table-cell office:value-type="float" office:value="644" calcext:value-type="float">
            <text:p>644</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00S" calcext:value-type="time">
            <text:p>0:20:0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du weißt doch bestimmt etwas darüber, warum Vater die Beziehungen mit den Olympiern abbrach, oder?</text:p>
          </table:table-cell>
        </table:table-row>
        <table:table-row table:style-name="ro2">
          <table:table-cell office:value-type="float" office:value="645" calcext:value-type="float">
            <text:p>645</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05S" calcext:value-type="time">
            <text:p>0:20: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r dein Vater kann diese Frage beantworten, Kind. Ich kann dir nicht mehr sagen, als du bereits weißt.</text:p>
          </table:table-cell>
        </table:table-row>
        <table:table-row table:style-name="ro2">
          <table:table-cell office:value-type="float" office:value="646" calcext:value-type="float">
            <text:p>646</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18S" calcext:value-type="time">
            <text:p>0:20:1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Ehm, Nyx? Du hast so viel für mich getan, ich… dachte das hier würde dir gefallen.</text:p>
          </table:table-cell>
        </table:table-row>
        <table:table-row table:style-name="ro2">
          <table:table-cell office:value-type="float" office:value="647" calcext:value-type="float">
            <text:p>647</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21S" calcext:value-type="time">
            <text:p>0:20:2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Du weißt doch, dass dein Vater es nicht mag, wenn hier Nektar ausgeteilt wird, liebes Kind. Aber ich bin nicht er… und ich wollte dir ohnehin ein Zeichen meiner Zuneigung geben.</text:p>
          </table:table-cell>
        </table:table-row>
        <table:table-row table:style-name="ro2">
          <table:table-cell office:value-type="float" office:value="648" calcext:value-type="float">
            <text:p>648</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3M15S" calcext:value-type="time">
            <text:p>0:23:1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eißt du was, Bursche, ich denke, du könntest eine hübsche Nummer mit diesen Säulen, die dieses Haus abstützen, abziehen und das ganze Ding mit ein paar Hieben zusammenstürzen lassen. Bumm, bumm, BUMM! Ich würde ungern daneben stehen, wenn es soweit wäre!</text:p>
          </table:table-cell>
        </table:table-row>
        <table:table-row table:style-name="ro2">
          <table:table-cell office:value-type="float" office:value="649" calcext:value-type="float">
            <text:p>649</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3M27S" calcext:value-type="time">
            <text:p>0:23:2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architektonische Meisterwerk meines Vaters bei jeder sich bietenden Gelegenheit zertrümmern? Das lass ich mir nicht zweimal sagen.</text:p>
          </table:table-cell>
        </table:table-row>
        <table:table-row table:style-name="ro2">
          <table:table-cell office:value-type="float" office:value="650" calcext:value-type="float">
            <text:p>650</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0M16S" calcext:value-type="time">
            <text:p>0:00:1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ins muss man dir lassen, Zag, du gibst nicht klein bei. Der wievielte Versuch ist das, da rauszukommen, vielleicht der zwanzigste?</text:p>
          </table:table-cell>
        </table:table-row>
        <table:table-row table:style-name="ro2">
          <table:table-cell office:value-type="float" office:value="651" calcext:value-type="float">
            <text:p>651</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3M47S" calcext:value-type="time">
            <text:p>0:03: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er Trunkenbold Dionysos bot dir seine Dienste an? Er ist mitunter unberechenbar, und daher für mich eine Quelle der Belustigung.</text:p>
          </table:table-cell>
        </table:table-row>
        <table:table-row table:style-name="ro2">
          <table:table-cell office:value-type="float" office:value="652" calcext:value-type="float">
            <text:p>652</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17S" calcext:value-type="time">
            <text:p>0:05:17</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ißt du, mein Bruder Hades war schon immer ein einsamer Mann. Ich hatte Mitleid mit ihm! Doch es gelang mir nie, ihn aus seiner stacheligen Schale zu locken. Jetzt sitzt er grollend dort unten und schmort im eigenen Saft. Du musst die Last seiner Enttäuschungen nicht tragen.</text:p>
          </table:table-cell>
        </table:table-row>
        <table:table-row table:style-name="ro2">
          <table:table-cell office:value-type="float" office:value="653" calcext:value-type="float">
            <text:p>653</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43S" calcext:value-type="time">
            <text:p>0:05:43</text:p>
          </table:table-cell>
          <table:table-cell office:value-type="string" calcext:value-type="string">
            <text:p>Sisyph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Ich verstehe dich, Gebieter Thanatos, und werde mich deinem Willen beugen. Keine Hilfe mehr für Prinz Zagreus, und dieses Mal meine ich es todernst.</text:p>
          </table:table-cell>
        </table:table-row>
        <table:table-row table:style-name="ro2">
          <table:table-cell office:value-type="float" office:value="654" calcext:value-type="float">
            <text:p>654</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47S" calcext:value-type="time">
            <text:p>0:05:47</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Sehr gut. Ansonsten sind wir beide dran, wenn du bei einer deiner Täuschungen erwischt wirst. Sorge dafür, dass dies nicht geschieht.</text:p>
          </table:table-cell>
        </table:table-row>
        <table:table-row table:style-name="ro2">
          <table:table-cell office:value-type="float" office:value="655" calcext:value-type="float">
            <text:p>655</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6M03S" calcext:value-type="time">
            <text:p>0:06:0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er hat ganz schön Nerven, Prinz! Er ist doch nur ein Wichtigtuer, deshalb sage ich ihm, was er hören will! Er kann mich nicht davon abhalten, dir zu helfen. Abgesehen davon bin ich schon tot. Was kann er mir denn schon anhaben?</text:p>
          </table:table-cell>
        </table:table-row>
        <table:table-row table:style-name="ro2">
          <table:table-cell office:value-type="float" office:value="656" calcext:value-type="float">
            <text:p>656</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8M18S" calcext:value-type="time">
            <text:p>0:08:1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ehrwürdige Zeus hat mit dir Bekanntschaft geschlossen? Oh, ich vergesse manchmal, dass er dein Onkel ist! Seine Gunst zu besitzen, lohnt sich allemal, das kann ich dir versichern.</text:p>
          </table:table-cell>
        </table:table-row>
        <table:table-row table:style-name="ro2">
          <table:table-cell office:value-type="float" office:value="657" calcext:value-type="float">
            <text:p>657</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6S" calcext:value-type="time">
            <text:p>0:09:06</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ord, Mord, Mord!</text:p>
          </table:table-cell>
        </table:table-row>
        <table:table-row table:style-name="ro2">
          <table:table-cell office:value-type="float" office:value="658" calcext:value-type="float">
            <text:p>658</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7S" calcext:value-type="time">
            <text:p>0:09:07</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ir beide kommen hier offensichtlich auf keinen grünen Zweig. Es tut mir leid, dass es so kommen musste.</text:p>
          </table:table-cell>
        </table:table-row>
        <table:table-row table:style-name="ro2">
          <table:table-cell office:value-type="float" office:value="659" calcext:value-type="float">
            <text:p>659</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9S" calcext:value-type="time">
            <text:p>0:09:09</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rderrr!!</text:p>
          </table:table-cell>
        </table:table-row>
        <table:table-row table:style-name="ro2">
          <table:table-cell office:value-type="float" office:value="660" calcext:value-type="float">
            <text:p>660</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06S" calcext:value-type="time">
            <text:p>0:13:0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mein Lieber, was ist los, sag schon! Ich spüre es bis in meine Wurzeln, wenn etwas im Busch ist, und da ist etwas im Busch.</text:p>
          </table:table-cell>
        </table:table-row>
        <table:table-row table:style-name="ro2">
          <table:table-cell office:value-type="float" office:value="661" calcext:value-type="float">
            <text:p>661</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12S" calcext:value-type="time">
            <text:p>0:13:12</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Ja, es ist nur, ich dachtem cih erzähle dir ein bisschen mehr über Orpheus, weil… Er ist Hofmusikant im Haus meines Vaters. Bezeichnet sich als seine Muse. Sagt, er vermisse dich schrecklich. Ich… dachte nur, du solltest das wissen.</text:p>
          </table:table-cell>
        </table:table-row>
        <table:table-row table:style-name="ro2">
          <table:table-cell office:value-type="float" office:value="662" calcext:value-type="float">
            <text:p>662</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26S" calcext:value-type="time">
            <text:p>0:13:2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Orpheus sagt all das, huh? Ich sag dir was. Das nächste Mal, wenn er dir begegnet, frag ihn doch mal, wie es war, als er den langen Weg hierher zurücklegte, um mich zu befreien, obwohl ich längst tot war. Was meinst du, wie ging das wohl aus?</text:p>
          </table:table-cell>
        </table:table-row>
        <table:table-row table:style-name="ro2">
          <table:table-cell office:value-type="float" office:value="663" calcext:value-type="float">
            <text:p>663</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40S" calcext:value-type="time">
            <text:p>0:13:4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Ähm… ich habe da so eine Vermutung. Hör mal, ich wollte dich nicht verärgern.</text:p>
          </table:table-cell>
        </table:table-row>
        <table:table-row table:style-name="ro2">
          <table:table-cell office:value-type="float" office:value="664" calcext:value-type="float">
            <text:p>664</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46S" calcext:value-type="time">
            <text:p>0:13:4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Ja, ja, er auch nicht! Aber weißt du was? Taten sind wichtiger als Absichten, mein Lieber. Und nun, nimm dir eine Kleinigkeit und geh deiner Wege.</text:p>
          </table:table-cell>
        </table:table-row>
        <table:table-row table:style-name="ro2">
          <table:table-cell office:value-type="float" office:value="665" calcext:value-type="float">
            <text:p>665</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6M11S" calcext:value-type="time">
            <text:p>0:16:11</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 Zeichen des Chaos ruht auf dir, nicht wahr? Eine Macht, die älter ist als ich! Der du jedoch nicht so bereitwillig vertrauen solltest. Eine Gewalt ohne Sinn und Verstand.</text:p>
          </table:table-cell>
        </table:table-row>
        <table:table-row table:style-name="ro2">
          <table:table-cell office:value-type="float" office:value="666" calcext:value-type="float">
            <text:p>666</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3M34S" calcext:value-type="time">
            <text:p>0:03:3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unermesslichen Reichtümer der Ober- und der Unterwelt hortet der Fährmann Charon, dessen Dienste oft den Reichsten in Elysion angeboten werden.</text:p>
          </table:table-cell>
        </table:table-row>
        <table:table-row table:style-name="ro2">
          <table:table-cell office:value-type="float" office:value="667" calcext:value-type="float">
            <text:p>667</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4M00S" calcext:value-type="time">
            <text:p>0:04:00</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Lass mich in meinem ewigen Paradies in Frieden, verdammt noch mal.</text:p>
          </table:table-cell>
        </table:table-row>
        <table:table-row table:style-name="ro2">
          <table:table-cell office:value-type="float" office:value="668" calcext:value-type="float">
            <text:p>668</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4M56S" calcext:value-type="time">
            <text:p>0:04:5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Echt jetzt, Mann? Nach allem, was wir zusammen durchgemacht haben, dankst du mir so?</text:p>
          </table:table-cell>
        </table:table-row>
        <table:table-row table:style-name="ro2">
          <table:table-cell office:value-type="float" office:value="669" calcext:value-type="float">
            <text:p>669</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6M18S" calcext:value-type="time">
            <text:p>0:06:1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OK, schön, in Ordnung, Zag, du gewinnst diesmal, und ich bin’s zufrieden.</text:p>
          </table:table-cell>
        </table:table-row>
        <table:table-row table:style-name="ro2">
          <table:table-cell office:value-type="float" office:value="670" calcext:value-type="float">
            <text:p>670</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0S" calcext:value-type="time">
            <text:p>0:11:20</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Und wohin gedenkst du zu gehen, Schuft?! Dachtest du, du könntest einfach so an Asterios und mir ohne Kampf vorbeischleichen?</text:p>
          </table:table-cell>
        </table:table-row>
        <table:table-row table:style-name="ro2">
          <table:table-cell office:value-type="float" office:value="671" calcext:value-type="float">
            <text:p>671</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2S" calcext:value-type="time">
            <text:p>0:11:22</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Nein, ganz im Gegenteil. Ich habe mich nicht von der Vorstellung verleiten lassen, dass die Konfliktvermeidung eine Option hier wäre. Deshalb sag, was du zu sagen hast, damit wir endlich zur Sache kommen können.</text:p>
          </table:table-cell>
        </table:table-row>
        <table:table-row table:style-name="ro2">
          <table:table-cell office:value-type="float" office:value="672" calcext:value-type="float">
            <text:p>672</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3S" calcext:value-type="time">
            <text:p>0:11:2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u Ausgeburt der Hölle wirst dieses Tor hinter mir nicht durchschreiten, solange mein Landsmann und ich hier unten das tun, was dort oben dem Leben und Atmen entspricht. Bereite dich auf den Tod vor!</text:p>
          </table:table-cell>
        </table:table-row>
        <table:table-row table:style-name="ro2">
          <table:table-cell office:value-type="float" office:value="673" calcext:value-type="float">
            <text:p>673</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1M42S" calcext:value-type="time">
            <text:p>0:11:42</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Sei dankbar, dass die Flüsse, die in dein Reich führen, noch nicht eingefroren sind, Zagreus.</text:p>
          </table:table-cell>
        </table:table-row>
        <table:table-row table:style-name="ro2">
          <table:table-cell office:value-type="float" office:value="674" calcext:value-type="float">
            <text:p>674</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03S" calcext:value-type="time">
            <text:p>0:12:0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Prinz zwingt den mehrköpfigen Hund, ihn passieren zu lassen.</text:p>
          </table:table-cell>
        </table:table-row>
        <table:table-row table:style-name="ro2">
          <table:table-cell office:value-type="float" office:value="675" calcext:value-type="float">
            <text:p>675</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33S" calcext:value-type="time">
            <text:p>0:12:3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gab eine Zeit, zu der Kerberos niemals einer Seele erlaubt hätte, durch dieses Tor hinter dir zu schreiten.</text:p>
          </table:table-cell>
        </table:table-row>
        <table:table-row table:style-name="ro2">
          <table:table-cell office:value-type="float" office:value="676" calcext:value-type="float">
            <text:p>676</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40S" calcext:value-type="time">
            <text:p>0:12:4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Oh, das kann unmöglich wahr sein. Was ist mit Orpheus? Theseus? Herakles? Odysseus? Unzählige Geschichten von tapferen Männern, die in die Unterwelt hinabstiegen und dann wieder dorthin zurückkehrten, wo sie herkamen.</text:p>
          </table:table-cell>
        </table:table-row>
        <table:table-row table:style-name="ro2">
          <table:table-cell office:value-type="float" office:value="677" calcext:value-type="float">
            <text:p>677</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50S" calcext:value-type="time">
            <text:p>0:12:5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allein habe ihnen die Befugnis dazu erteilt. Und Sie haben meine Gunst auch nicht als selbstverständlich angesehen. Du glaubst, du hast das Recht, hier einfach so rauszuspazieren. Dein Geburtsrecht und deine Pflichten einfach so hinter dir zu lassen! Aber ich bin hier, um dir zu sagen, dass dem nicht so ist.</text:p>
          </table:table-cell>
        </table:table-row>
        <table:table-row table:style-name="ro2">
          <table:table-cell office:value-type="float" office:value="678" calcext:value-type="float">
            <text:p>678</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23S" calcext:value-type="time">
            <text:p>0:16:2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Redigierten haben dich wieder erwischt, huh. Es ist nur so: Ich habe überall herumgefragt, und keiner scheint zu wissen, wovon ich rede! Kannst du sie vielleicht beschreiben?</text:p>
          </table:table-cell>
        </table:table-row>
        <table:table-row table:style-name="ro2">
          <table:table-cell office:value-type="float" office:value="679" calcext:value-type="float">
            <text:p>679</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29S" calcext:value-type="time">
            <text:p>0:16:29</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iehst besorgt aus, Junge. Verrätst du mir, was in dir vorgeht?</text:p>
          </table:table-cell>
        </table:table-row>
        <table:table-row table:style-name="ro2">
          <table:table-cell office:value-type="float" office:value="680" calcext:value-type="float">
            <text:p>680</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32S" calcext:value-type="time">
            <text:p>0:16:3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Mir begegnete die Göttin Demeter da draußen. Die Segen, die sie mir gab, sie… ließen aus allem die Hitze und das Leben weichen. Ich dachte, sie kümmert sich um Früchte und Getreide und Gemüse und dergleichen? Nicht, dass ich mich beschweren will.</text:p>
          </table:table-cell>
        </table:table-row>
        <table:table-row table:style-name="ro2">
          <table:table-cell office:value-type="float" office:value="681" calcext:value-type="float">
            <text:p>681</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46S" calcext:value-type="time">
            <text:p>0:16:4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or allen Göttern und Göttinnen muss man zittern. Demeter hat die Macht, Leben zu geben oder zu nehmen. Anscheinend liegt ihr aber mehr an Letzterem. Sie ist die Älteste im Olymp, und dein Vater scheint sie ganz besonders zu verabscheuen. Ich weiß nicht, warum. Sei vorsichtig.</text:p>
          </table:table-cell>
        </table:table-row>
        <table:table-row table:style-name="ro2">
          <table:table-cell office:value-type="float" office:value="682" calcext:value-type="float">
            <text:p>682</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10S" calcext:value-type="time">
            <text:p>0:17:1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Orpheus, hast du schön gehört, wie ich sieben Legionen der Blutlosen Krieger bezwang, während meine Hände auf dem Rücken gefesselt waren und ich auf einem Bein hüpfte? Der ehrwürdige Poseidon hatte mich dazu herausgefordert, weißt du.</text:p>
          </table:table-cell>
        </table:table-row>
        <table:table-row table:style-name="ro2">
          <table:table-cell office:value-type="float" office:value="683" calcext:value-type="float">
            <text:p>683</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20S" calcext:value-type="time">
            <text:p>0:17:20</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das hast du ungeheuer anschaulich erzählt, Zagreus, und muss in einem Gesang verewigt werden! Gäbe es hier doch einen Dichter, der noch gewillt wäre, derartige Taten in Versen festzuhalten.</text:p>
          </table:table-cell>
        </table:table-row>
        <table:table-row table:style-name="ro2">
          <table:table-cell office:value-type="float" office:value="684" calcext:value-type="float">
            <text:p>684</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29S" calcext:value-type="time">
            <text:p>0:17:2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Ich muss dich etwas fragen. Bist du sicher, dass meine Suche nicht vergebens ist? Meine Mutter, was ist… wenn sie tot ist?</text:p>
          </table:table-cell>
        </table:table-row>
        <table:table-row table:style-name="ro2">
          <table:table-cell office:value-type="float" office:value="685" calcext:value-type="float">
            <text:p>685</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33S" calcext:value-type="time">
            <text:p>0:17:3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Mutter lebt noch. Es gibt keine andere Erklärung. Denn sonst wäre sie ja hier bei uns… Sie war eine gute Frau. Würdevoll, gütig. Ich versuchte dich in ihrem Sinne auszuziehen.</text:p>
          </table:table-cell>
        </table:table-row>
        <table:table-row table:style-name="ro2">
          <table:table-cell office:value-type="float" office:value="686" calcext:value-type="float">
            <text:p>686</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19S" calcext:value-type="time">
            <text:p>0:18:1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table-cell office:value-type="float" office:value="687" calcext:value-type="float">
            <text:p>687</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22S" calcext:value-type="time">
            <text:p>0:18:2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table-cell office:value-type="float" office:value="688" calcext:value-type="float">
            <text:p>688</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24S" calcext:value-type="time">
            <text:p>0:18:2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table-cell office:value-type="float" office:value="689" calcext:value-type="float">
            <text:p>689</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1M28S" calcext:value-type="time">
            <text:p>0:01:2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chafft es mein liebster Gott der Unterwelt, zu überleben? Zag, hältst du dich wacker? Ich wette, momentan ganz gut!</text:p>
          </table:table-cell>
        </table:table-row>
        <table:table-row table:style-name="ro2">
          <table:table-cell office:value-type="float" office:value="690" calcext:value-type="float">
            <text:p>690</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1M50S" calcext:value-type="time">
            <text:p>0:01:5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nehme an, der kleine runde Katalysator, den ich dir gab, war von Nutzen, Sohn des Hades? Ich hege die Hoffnung, dass er deine Reisen an diesen Orten erleichtert und vielleicht die Abstände zwischen ihnen verkürzt.</text:p>
          </table:table-cell>
        </table:table-row>
        <table:table-row table:style-name="ro2">
          <table:table-cell office:value-type="float" office:value="691" calcext:value-type="float">
            <text:p>691</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3M44S" calcext:value-type="time">
            <text:p>0:03:44</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in Toast dir zu Ehren, ehrwürdiger Dionysos, mein Freund. Habe ich schon erwähnt, wie ich mich freue, deine Bekanntschaft gemacht zu haben?</text:p>
          </table:table-cell>
        </table:table-row>
        <table:table-row table:style-name="ro2">
          <table:table-cell office:value-type="float" office:value="692" calcext:value-type="float">
            <text:p>692</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3M47S" calcext:value-type="time">
            <text:p>0:03: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oh-oh, ist das für mich, echt, Mann, das ist furchtbar großzügig von dir. Verbindlichsten Dank!</text:p>
          </table:table-cell>
        </table:table-row>
        <table:table-row table:style-name="ro2">
          <table:table-cell office:value-type="float" office:value="693" calcext:value-type="float">
            <text:p>693</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17S" calcext:value-type="time">
            <text:p>0:09:1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d…</text:p>
          </table:table-cell>
        </table:table-row>
        <table:table-row table:style-name="ro2">
          <table:table-cell office:value-type="float" office:value="694" calcext:value-type="float">
            <text:p>694</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19S" calcext:value-type="time">
            <text:p>0:09:19</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verstehe nicht ganz. Aber ich bin nicht der, für wen du mich hältst. Mein Vater hat dich geschickt, um mich aufzuhalten, das ist alles.</text:p>
          </table:table-cell>
        </table:table-row>
        <table:table-row table:style-name="ro2">
          <table:table-cell office:value-type="float" office:value="695" calcext:value-type="float">
            <text:p>695</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20S" calcext:value-type="time">
            <text:p>0:09:2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rder! Mörder!</text:p>
          </table:table-cell>
        </table:table-row>
        <table:table-row table:style-name="ro2">
          <table:table-cell office:value-type="float" office:value="696" calcext:value-type="float">
            <text:p>696</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27S" calcext:value-type="time">
            <text:p>0:13:27</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s ist los, mein Lieber? Oh nein, du hast ja wohl nicht den langen Weg von Tartaros zurückgelegt, nur um mir weitere Fragen zu deinem nichtsnutzigen Freund, dem Hofmusikanten, zu stellen.</text:p>
          </table:table-cell>
        </table:table-row>
        <table:table-row table:style-name="ro2">
          <table:table-cell office:value-type="float" office:value="697" calcext:value-type="float">
            <text:p>697</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28S" calcext:value-type="time">
            <text:p>0:13:28</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türlich nicht! Ich bin nur hier, weil du so wunderbar singst, kochst und plauderst. Aber, wo du es schon erwähnst, du… scheinst recht viel über ihn zu sagen haben. Kann ich etwas tun?</text:p>
          </table:table-cell>
        </table:table-row>
        <table:table-row table:style-name="ro2">
          <table:table-cell office:value-type="float" office:value="698" calcext:value-type="float">
            <text:p>698</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30S" calcext:value-type="time">
            <text:p>0:13:30</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Mal schauen, ob ich das richtig verstanden habe. Orpheus hat es sich total mit mir vergeigt, aber ich soll mich jetzt bei ihm melden? Tut mir leid, mein Lieber, aber das kommt nicht in Frage. Wir zwei sind fertig miteinander. Und weißt du was? Wir sind hier jetzt auch fertig. Wenn du mich bitte entschuldigen würdest!</text:p>
          </table:table-cell>
        </table:table-row>
        <table:table-row table:style-name="ro2">
          <table:table-cell office:value-type="float" office:value="699" calcext:value-type="float">
            <text:p>699</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5M38S" calcext:value-type="time">
            <text:p>0:15:3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freut mich, junger Mann, dass du dich so gut mit Dionysos verstehst. Ihm käme ein besonnener Freund gerade recht, und du kannst meinen Segen gut gebrauchen!</text:p>
          </table:table-cell>
        </table:table-row>
        <table:table-row table:style-name="ro2">
          <table:table-cell office:value-type="float" office:value="700" calcext:value-type="float">
            <text:p>700</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7M47S" calcext:value-type="time">
            <text:p>0:17: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Oh, Mann, das war defintiv keine gute Idee, ich meine, sind wir nun beste Freunde, oder nicht…? Darüber kannst du mal nachdenken, während ich das hier tue.</text:p>
          </table:table-cell>
        </table:table-row>
        <table:table-row table:style-name="ro2">
          <table:table-cell office:value-type="float" office:value="701" calcext:value-type="float">
            <text:p>701</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8M48S" calcext:value-type="time">
            <text:p>0:18:4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Hahahahahah, OK, lang nicht so gelacht, Zag, danke, wovon hab ich gleich noch mal geredet…?</text:p>
          </table:table-cell>
        </table:table-row>
        <table:table-row table:style-name="ro2">
          <table:table-cell office:value-type="float" office:value="702" calcext:value-type="float">
            <text:p>702</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18S" calcext:value-type="time">
            <text:p>0:05:18</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Nimm es hier mit mir erneut auf, bevor du dem Recken entgegentrittst. Wir werden dich hier nicht kampflos durchmarschieren lassen.</text:p>
          </table:table-cell>
        </table:table-row>
        <table:table-row table:style-name="ro2">
          <table:table-cell office:value-type="float" office:value="703" calcext:value-type="float">
            <text:p>703</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19S" calcext:value-type="time">
            <text:p>0:05:19</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nicht wie Theseus. Warum machst du bei allem mit, was er sagt und tut? Du bist dein eigener Herr. Und Stier.</text:p>
          </table:table-cell>
        </table:table-row>
        <table:table-row table:style-name="ro2">
          <table:table-cell office:value-type="float" office:value="704" calcext:value-type="float">
            <text:p>704</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0S" calcext:value-type="time">
            <text:p>0:05:2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König Theseus tötete mich im Leben und rettete mich im Tod. Ich wurde in den Erebos verbannt. Ein Ungeheuer. Er fand mich, als er starb. Und nutzte seinen Einfluss, um mich hierher zu bringen, zu ihm.</text:p>
          </table:table-cell>
        </table:table-row>
        <table:table-row table:style-name="ro2">
          <table:table-cell office:value-type="float" office:value="705" calcext:value-type="float">
            <text:p>705</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1S" calcext:value-type="time">
            <text:p>0:05:21</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ist ja sehr nett von ihm, aber das klingt mir ganz danach, als ob ihr quitt wärt. Angesichts der Tatsache, dass er dich als erstes getötet hat.</text:p>
          </table:table-cell>
        </table:table-row>
        <table:table-row table:style-name="ro2">
          <table:table-cell office:value-type="float" office:value="706" calcext:value-type="float">
            <text:p>706</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2S" calcext:value-type="time">
            <text:p>0:05:2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Nein, das sind wir nicht. Und ich werde weiterhin für ihn und an seiner Seite bis in alle Ewigkeit kämpfen. Als Wiedergutmachung dafür, dass er mir geholfen hat, zu verstehen, wer ich eigentlich wirklich bin.</text:p>
          </table:table-cell>
        </table:table-row>
        <table:table-row table:style-name="ro2">
          <table:table-cell office:value-type="float" office:value="707" calcext:value-type="float">
            <text:p>707</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7M14S" calcext:value-type="time">
            <text:p>0:07:14</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 mein Vetter, du hast unlängst frisches Blut vergossen, echtes sogar! Denn du hast Lebenden nahe der Oberfläche den Garaus gemacht, nicht wahr? Reines Ungeziefer, zugegeben, doch gut genug für mich.</text:p>
          </table:table-cell>
        </table:table-row>
        <table:table-row table:style-name="ro2">
          <table:table-cell office:value-type="float" office:value="708" calcext:value-type="float">
            <text:p>708</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2M38S" calcext:value-type="time">
            <text:p>0:12:38</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Jetzt nicht verzagen, Neffe! Denn trotz all deiner Mühen hast du vermutlich noch einen langen und schmerzhaften Weg vor dir!</text:p>
          </table:table-cell>
        </table:table-row>
        <table:table-row table:style-name="ro2">
          <table:table-cell office:value-type="float" office:value="709" calcext:value-type="float">
            <text:p>709</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18S" calcext:value-type="time">
            <text:p>0:13:18</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du kommst gerade richtig, Schuft aus den tiefsten Abgründen! Asterios und ich haben seit unserem letzten Scharmützel hier ausgiebig unsere Kampfkunst geübt!</text:p>
          </table:table-cell>
        </table:table-row>
        <table:table-row table:style-name="ro2">
          <table:table-cell office:value-type="float" office:value="710" calcext:value-type="float">
            <text:p>710</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21S" calcext:value-type="time">
            <text:p>0:13:2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lles, was ihr hier im Elysion also macht, ist sich in der Kampfkunst zu üben? Ihr erwartet ständig den nächsten Kampf auf Leben und Tod?</text:p>
          </table:table-cell>
        </table:table-row>
        <table:table-row table:style-name="ro2">
          <table:table-cell office:value-type="float" office:value="711" calcext:value-type="float">
            <text:p>711</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23S" calcext:value-type="time">
            <text:p>0:13:2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u urteilst über mich, du scheußlicher, beschämender, respektloser Wurm? Es ist eine Ehre, mein Leben nach dem Tod damit zu verbringen, mich dir ständig in deinen verhängnisvollen Weg zu stellen!</text:p>
          </table:table-cell>
        </table:table-row>
        <table:table-row table:style-name="ro2">
          <table:table-cell office:value-type="float" office:value="712" calcext:value-type="float">
            <text:p>712</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2M12S" calcext:value-type="time">
            <text:p>0:12:12</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Satyrschlupfwinkel</text:p>
          </table:table-cell>
          <table:table-cell office:value-type="string" calcext:value-type="string">
            <text:p>Oh, du bist bereit, Boss? Hab diesmal den Premium-Express für dich. Allererste Sahne! Damit wirst du es echt weit bringen.</text:p>
          </table:table-cell>
        </table:table-row>
        <table:table-row table:style-name="ro2">
          <table:table-cell office:value-type="float" office:value="713" calcext:value-type="float">
            <text:p>713</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5M56S" calcext:value-type="time">
            <text:p>0:15:5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zähnefletschende Kerberos richtet alle drei Blicke auf den Satyr-Sack.</text:p>
          </table:table-cell>
        </table:table-row>
        <table:table-row table:style-name="ro2">
          <table:table-cell office:value-type="float" office:value="714" calcext:value-type="float">
            <text:p>714</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6M26S" calcext:value-type="time">
            <text:p>0:16:2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ie Welt jenseits meines Reiches ist nicht für dich bestimmt. Du kehrst nach Hause zurück.</text:p>
          </table:table-cell>
        </table:table-row>
        <table:table-row table:style-name="ro2">
          <table:table-cell office:value-type="float" office:value="715" calcext:value-type="float">
            <text:p>715</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36S" calcext:value-type="time">
            <text:p>0:18:3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uh, merkwürdig. Diesmal steht nichts in meiner Liste, aber… Ich hätte schwören können, dass ich dich aus dem Teich da drüben kommen sah. Ich muss dieses Ding mal prüfen lassen.</text:p>
          </table:table-cell>
        </table:table-row>
        <table:table-row table:style-name="ro2">
          <table:table-cell office:value-type="float" office:value="716" calcext:value-type="float">
            <text:p>716</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46S" calcext:value-type="time">
            <text:p>0:18:4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ass der gute Orpheus wieder bei uns ist. Er hat sich kein bisschen verändert. War er schon immer so?</text:p>
          </table:table-cell>
        </table:table-row>
        <table:table-row table:style-name="ro2">
          <table:table-cell office:value-type="float" office:value="717" calcext:value-type="float">
            <text:p>717</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50S" calcext:value-type="time">
            <text:p>0:18:50</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ermutlich nicht. Zu Lebzeiten bin ich ihm nicht begegnet, aber seit ich ihn kenne, ist er immer eher melancholisch. Doch ich habe ihn ein paarmal singen hören… Es war wunderschön. Es wundert mich nicht, dass dein Vater ihn hierbehalten hat.</text:p>
          </table:table-cell>
        </table:table-row>
        <table:table-row table:style-name="ro2">
          <table:table-cell office:value-type="float" office:value="718" calcext:value-type="float">
            <text:p>718</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02S" calcext:value-type="time">
            <text:p>0:19:0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ey Achilles, ich habe eine Kleinigkeit für dich, hier.</text:p>
          </table:table-cell>
        </table:table-row>
        <table:table-row table:style-name="ro2">
          <table:table-cell office:value-type="float" office:value="719" calcext:value-type="float">
            <text:p>719</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04S" calcext:value-type="time">
            <text:p>0:19:0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Ist das wirklich für mich? Was für ein Zufall, denn ich wollte dir dies beim nächsten Mal geben. Hier bitte.</text:p>
          </table:table-cell>
        </table:table-row>
        <table:table-row table:style-name="ro2">
          <table:table-cell office:value-type="float" office:value="720" calcext:value-type="float">
            <text:p>720</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16S" calcext:value-type="time">
            <text:p>0:19:1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ich habe Eurydike erneut gesehen. Ich… brachte es nicht übers Herz, das zu tun, worum du mich batest, ich… habe dich sozusagen erwähnt.</text:p>
          </table:table-cell>
        </table:table-row>
        <table:table-row table:style-name="ro2">
          <table:table-cell office:value-type="float" office:value="721" calcext:value-type="float">
            <text:p>721</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27S" calcext:value-type="time">
            <text:p>0:19:27</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hast was getan?! Oder, was ich eigentlich sagen wollte: Oh. Hattest du zufällig den Eindruck, sie hege mir gegenüber immer noch Groll oder ähnliches?</text:p>
          </table:table-cell>
        </table:table-row>
        <table:table-row table:style-name="ro2">
          <table:table-cell office:value-type="float" office:value="722" calcext:value-type="float">
            <text:p>722</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38S" calcext:value-type="time">
            <text:p>0:19:38</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enst ein heikles Thema zu sein, ja. Was fiel denn zwischen euch beiden vor, wenn ich fragen darf?</text:p>
          </table:table-cell>
        </table:table-row>
        <table:table-row table:style-name="ro2">
          <table:table-cell office:value-type="float" office:value="723" calcext:value-type="float">
            <text:p>723</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44S" calcext:value-type="time">
            <text:p>0:19: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damals, als ich noch lebte und atmete, ist es mir beinahe gelungen, ihre Seele aus diesem Reich zu befreien. Aber kurz vor dem Ziel geriet mein Vertrauen ins Wanken. Sie ist jetzt für immer für mich verloren. Doch es freut mich zu hören, dass sie nicht für dich verloren ist!</text:p>
          </table:table-cell>
        </table:table-row>
        <table:table-row table:style-name="ro2">
          <table:table-cell office:value-type="float" office:value="724" calcext:value-type="float">
            <text:p>724</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0M11S" calcext:value-type="time">
            <text:p>0:20:11</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annst du mir mehr über Chaos erzählen, Nyx? Ich… habe viele Fragen.</text:p>
          </table:table-cell>
        </table:table-row>
        <table:table-row table:style-name="ro2">
          <table:table-cell office:value-type="float" office:value="725" calcext:value-type="float">
            <text:p>725</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0M18S" calcext:value-type="time">
            <text:p>0:20:1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steht mir nicht zu, zu offen über Chaos zu sprechen, Kind. Es ist ihr Vorrecht, sich dir selbst zu offenbaren. Nur so viel: Sie sind die älteste Macht dieser Welt. Vor ihnen gab es Nichts.</text:p>
          </table:table-cell>
        </table:table-row>
        <table:table-row table:style-name="ro2">
          <table:table-cell office:value-type="float" office:value="726" calcext:value-type="float">
            <text:p>726</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2M40S" calcext:value-type="time">
            <text:p>0:22:4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er stets vor Tatendrang strotzende Prinz sieht sich, selbst angesichts dieser einladenden, bequemen Sitzanordnung, die sich nun in seinen Gemächern befindet, nicht in der Lage, stillzusitzen.</text:p>
          </table:table-cell>
        </table:table-row>
        <table:table-row table:style-name="ro2">
          <table:table-cell office:value-type="float" office:value="727" calcext:value-type="float">
            <text:p>727</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2M42S" calcext:value-type="time">
            <text:p>0:22:4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ine schön verzierte, verzauberte Schale mit Spuren der bisherigen Versuche des unglückseligen Prinzen aus der Unterwelt zu fliehen, schmückt nun eine besonders unordentliche Ecke seines Zimmers.</text:p>
          </table:table-cell>
        </table:table-row>
        <table:table-row table:style-name="ro2">
          <table:table-cell office:value-type="float" office:value="728" calcext:value-type="float">
            <text:p>728</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0M17S" calcext:value-type="time">
            <text:p>0:00:1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der Sohn der Nacht selbst, erzählt man sich? Eine faszinierende Gestalt. Auf dem Olymp nicht wohlgelitten, obwohl ich selbst sie schon immer kennenlernen wollte.</text:p>
          </table:table-cell>
        </table:table-row>
        <table:table-row table:style-name="ro2">
          <table:table-cell office:value-type="float" office:value="729" calcext:value-type="float">
            <text:p>729</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17S" calcext:value-type="time">
            <text:p>0:04:1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zu Ohren gekommen, dass du dich mit einem gewissen Theseus angelegt hast, jetzt Recke in Elysion? Er war schon zu Lebzeiten schwierig! So sehr, dass mein ehrwürdiger Bruder Zeus sich angewöhnte, ihn meinen Sohn zu nennen, so was von dreist?</text:p>
          </table:table-cell>
        </table:table-row>
        <table:table-row table:style-name="ro2">
          <table:table-cell office:value-type="float" office:value="730" calcext:value-type="float">
            <text:p>730</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49S" calcext:value-type="time">
            <text:p>0:04:4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usste, dass du kommen würdest. Doch erst kurz bevor der Umstand eintrat. Daher bleibt nur ein Rest von Überraschung. Auf deinem Wegen durch die Unterwelt umgibt dich ein Schleier der Dunkelheit. Vielleicht ist das der Einfluss der Göttin Nyx? Antworte.</text:p>
          </table:table-cell>
        </table:table-row>
        <table:table-row table:style-name="ro2">
          <table:table-cell office:value-type="float" office:value="731" calcext:value-type="float">
            <text:p>731</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51S" calcext:value-type="time">
            <text:p>0:04:51</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eiß nicht genau, wie ich darauf antworten soll, Gebieter Chaos, doch ja, Nyx steht mir bei meinen Versuchen, aus dem Reich meines Vaterszu fliehen, zur Seite.</text:p>
          </table:table-cell>
        </table:table-row>
        <table:table-row table:style-name="ro2">
          <table:table-cell office:value-type="float" office:value="732" calcext:value-type="float">
            <text:p>732</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52S" calcext:value-type="time">
            <text:p>0:04:52</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Dunkelheit, in der du wandelst, ist nicht von solch endlosem Schwarz wie ihre, doch erinnert mich durchaus daran. Ich würde sie gern bitten, sich vor mir zu verbergen, um dann zu versuchen, sie zu finden. Ein kleiner Zeitvertreib für uns beide. Dafür hab ich jetzt dich, wie ich sehe.</text:p>
          </table:table-cell>
        </table:table-row>
        <table:table-row table:style-name="ro2">
          <table:table-cell office:value-type="float" office:value="733" calcext:value-type="float">
            <text:p>733</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6M02S" calcext:value-type="time">
            <text:p>0:06:02</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b gehört, du hast nahe der Oberfläche mit ein paar Satyrn gerungen, Zag! Alle Achtung, dass du so weit gekommen bist. Will dich nur wissen lassen, dass die definitiv nicht zu meiner Crew gehören, Mann! Die Satyrn, die ich kenne, führen sich nicht so auf!</text:p>
          </table:table-cell>
        </table:table-row>
        <table:table-row table:style-name="ro2">
          <table:table-cell office:value-type="float" office:value="734" calcext:value-type="float">
            <text:p>734</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9M15S" calcext:value-type="time">
            <text:p>0:09:1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öörrderrr…!</text:p>
          </table:table-cell>
        </table:table-row>
        <table:table-row table:style-name="ro2">
          <table:table-cell office:value-type="float" office:value="735" calcext:value-type="float">
            <text:p>735</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5M26S" calcext:value-type="time">
            <text:p>0:15:2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Poseidon hat dich also bereits aufgesucht? Mein großspuriger Bruder steht also mit dem ehrwürdigen Hades auf noch schlechterem Fuß als ich. Ich werde seine Stürme für dich ein wenig turbulenter machen.</text:p>
          </table:table-cell>
        </table:table-row>
        <table:table-row table:style-name="ro2">
          <table:table-cell office:value-type="float" office:value="736" calcext:value-type="float">
            <text:p>736</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6S" calcext:value-type="time">
            <text:p>0:16:5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mein Lieber! Was meinst du, klingt doch gut, oder? Ich kann nicht verstehen, warum nicht jeder singt. Hebt die Stimmung, vertreibt dir Zeit. Was könnte schöner sein?</text:p>
          </table:table-cell>
        </table:table-row>
        <table:table-row table:style-name="ro2">
          <table:table-cell office:value-type="float" office:value="737" calcext:value-type="float">
            <text:p>737</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7S" calcext:value-type="time">
            <text:p>0:16:57</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ist ein schönes Lied. Obwohl du wütend auf ihn bist… Orpheus, meine ich… singst du trotzdem immer?</text:p>
          </table:table-cell>
        </table:table-row>
        <table:table-row table:style-name="ro2">
          <table:table-cell office:value-type="float" office:value="738" calcext:value-type="float">
            <text:p>738</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8S" calcext:value-type="time">
            <text:p>0:16:5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Oh, das Lied ist doch nicht von Orpheus, also wirklich! Es ist allein meins. Er redet immer gern darüber, dass ich seine Muse sei, aber das liegt daran, dass ich die Hälfte seiner Lieder für ihn geschrieben habe! Ich wette, das hat er nicht erwähnt, oder?</text:p>
          </table:table-cell>
        </table:table-row>
        <table:table-row table:style-name="ro2">
          <table:table-cell office:value-type="float" office:value="739" calcext:value-type="float">
            <text:p>739</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00S" calcext:value-type="time">
            <text:p>0:17:0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ja, ganz so deutlich hat er sich nicht ausgedrückt, aber… Orpheus ist manchmal ein bisschen schwer zu verstehen.</text:p>
          </table:table-cell>
        </table:table-row>
        <table:table-row table:style-name="ro2">
          <table:table-cell office:value-type="float" office:value="740" calcext:value-type="float">
            <text:p>740</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01S" calcext:value-type="time">
            <text:p>0:17:01</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r ist manchmal ein bisschen schwer zu ertragen. Eine Eigenschaft, die hoffentlich nicht auf seine Kumpel abfärbt. Ich müsste jetzt mit meinen Gesangsübungen fortfahren, bis bald.</text:p>
          </table:table-cell>
        </table:table-row>
        <table:table-row table:style-name="ro2">
          <table:table-cell office:value-type="float" office:value="741" calcext:value-type="float">
            <text:p>741</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3S" calcext:value-type="time">
            <text:p>0:17:2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rrrnn, haahhhh….</text:p>
          </table:table-cell>
        </table:table-row>
        <table:table-row table:style-name="ro2">
          <table:table-cell office:value-type="float" office:value="742" calcext:value-type="float">
            <text:p>742</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8S" calcext:value-type="time">
            <text:p>0:17:2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hhrrrrhh… hhhrrrnnnn… hrrrrrhhh…</text:p>
          </table:table-cell>
        </table:table-row>
        <table:table-row table:style-name="ro2">
          <table:table-cell office:value-type="float" office:value="743" calcext:value-type="float">
            <text:p>743</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9S" calcext:value-type="time">
            <text:p>0:17:2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Ich freue mich ebenfalls, dass du mein Freund bist, Charon. Die Freude ich [sic] ganz meinerseits.</text:p>
          </table:table-cell>
        </table:table-row>
        <table:table-row table:style-name="ro2">
          <table:table-cell office:value-type="float" office:value="744" calcext:value-type="float">
            <text:p>744</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3M17S" calcext:value-type="time">
            <text:p>0:03:1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Wie kühn von dir, dich für meine Verwandten zu entscheiden, anstatt für mich, Klein-Hades. Wette niemals gegen dieses Pferd!</text:p>
          </table:table-cell>
        </table:table-row>
        <table:table-row table:style-name="ro2">
          <table:table-cell office:value-type="float" office:value="745" calcext:value-type="float">
            <text:p>745</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4M51S" calcext:value-type="time">
            <text:p>0:04:51</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Was soll ich sagen, Neffe? Manchmal geht unserer Temperament einfach mit uns durch. Du hast Glück, dass ich meins vorhin unter Kontrolle hatte!</text:p>
          </table:table-cell>
        </table:table-row>
        <table:table-row table:style-name="ro2">
          <table:table-cell office:value-type="float" office:value="746" calcext:value-type="float">
            <text:p>746</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3S" calcext:value-type="time">
            <text:p>0:05:23</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zeigst mehr Geschick, als ich erwartet hätte, Kniprs. Eine Revanche ist hier zweifellos angebracht.</text:p>
          </table:table-cell>
        </table:table-row>
        <table:table-row table:style-name="ro2">
          <table:table-cell office:value-type="float" office:value="747" calcext:value-type="float">
            <text:p>747</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5S" calcext:value-type="time">
            <text:p>0:05:25</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Gehe ich recht in der Annahme, dass du jedes Mal, wenn ich es schaffe, dich zu besiegen, eine Revanche fordern wirst?</text:p>
          </table:table-cell>
        </table:table-row>
        <table:table-row table:style-name="ro2">
          <table:table-cell office:value-type="float" office:value="748" calcext:value-type="float">
            <text:p>748</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6S" calcext:value-type="time">
            <text:p>0:05:2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Wir alle sowie unsere Siege sind hier im Elysion nicht von Bestand. Daher leben wir, wenn du so willst, für Momente wie diese.</text:p>
          </table:table-cell>
        </table:table-row>
        <table:table-row table:style-name="ro2">
          <table:table-cell office:value-type="float" office:value="749" calcext:value-type="float">
            <text:p>749</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8M48S" calcext:value-type="time">
            <text:p>0:08:4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Will dich da in was einweihen, Boss. Onkel Poseidon ist mir zuvorgekommen, weil ich ihn gelassen hab. Er denkt, er sei flink wie eh und je! Hah!</text:p>
          </table:table-cell>
        </table:table-row>
        <table:table-row table:style-name="ro2">
          <table:table-cell office:value-type="float" office:value="750" calcext:value-type="float">
            <text:p>750</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18S" calcext:value-type="time">
            <text:p>0:14:1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Sieh her, Asterios! Der von den Göttern verhasste Schuft ist wieder zurück, um sich von unseren vereinten, rechtschaffenen Zorn zerstören zu lassen!</text:p>
          </table:table-cell>
        </table:table-row>
        <table:table-row table:style-name="ro2">
          <table:table-cell office:value-type="float" office:value="751" calcext:value-type="float">
            <text:p>751</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22S" calcext:value-type="time">
            <text:p>0:14:22</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Von den Göttern verhasst? Da musst du schon etwas genauer sein. Ich habe die Götter auf meiner Seite. Obwohl sie vermutlich auch auf deiner Seite stehen. Warum können sie sich einfach nicht entscheiden?</text:p>
          </table:table-cell>
        </table:table-row>
        <table:table-row table:style-name="ro2">
          <table:table-cell office:value-type="float" office:value="752" calcext:value-type="float">
            <text:p>752</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33S" calcext:value-type="time">
            <text:p>0:14:3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ie haben sich entschieden! Sie kämpfen gemeinsam gegen die Finsternis, so wie ich! Abgesehen von Asterios hier, der dem Licht dient! Lass uns dem Licht nun unserem Dienst tun, mein Freund! Auf in den Kampf!</text:p>
          </table:table-cell>
        </table:table-row>
        <table:table-row table:style-name="ro2">
          <table:table-cell office:value-type="float" office:value="753" calcext:value-type="float">
            <text:p>75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06M49S" calcext:value-type="time">
            <text:p>0:06:4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Freudig nimmt der Höllenhund einen weiteren Satyr-Sack an.</text:p>
          </table:table-cell>
        </table:table-row>
        <table:table-row table:style-name="ro2">
          <table:table-cell office:value-type="float" office:value="754" calcext:value-type="float">
            <text:p>75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07M20S" calcext:value-type="time">
            <text:p>0:07: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kann dich nicht ziehen lassen, Junge. Eines Nachts wie dieser wirst du es verstehen.</text:p>
          </table:table-cell>
        </table:table-row>
        <table:table-row table:style-name="ro2">
          <table:table-cell office:value-type="float" office:value="755" calcext:value-type="float">
            <text:p>75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0M51S" calcext:value-type="time">
            <text:p>0:10:5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u erhebst dich gegen deinen eigenen Vater. Was für eine Wahl habe ich denn.</text:p>
          </table:table-cell>
        </table:table-row>
        <table:table-row table:style-name="ro2">
          <table:table-cell office:value-type="float" office:value="756" calcext:value-type="float">
            <text:p>75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42S" calcext:value-type="time">
            <text:p>0:12:4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wie… du…. Geh. Geh schon. Geh!! Verschwinde von hier! Verschwinde!</text:p>
          </table:table-cell>
        </table:table-row>
        <table:table-row table:style-name="ro2">
          <table:table-cell office:value-type="float" office:value="757" calcext:value-type="float">
            <text:p>75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48S" calcext:value-type="time">
            <text:p>0:12:4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habe es dir doch gesagt, Vater. Und das werde ich auch. Lebewohl.</text:p>
          </table:table-cell>
        </table:table-row>
        <table:table-row table:style-name="ro2">
          <table:table-cell office:value-type="float" office:value="758" calcext:value-type="float">
            <text:p>75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55S" calcext:value-type="time">
            <text:p>0:12: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Warte. Warte, es ist nur… wenn du… wenn du sie findest. Wenn du sie dort draußen irgendwo findest? Richte ihr bitte etwas aus. Richte ihr bitte aus… Richte ihr aus, dass es Kerberos gut geht.</text:p>
          </table:table-cell>
        </table:table-row>
        <table:table-row table:style-name="ro2">
          <table:table-cell office:value-type="float" office:value="759" calcext:value-type="float">
            <text:p>75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15S" calcext:value-type="time">
            <text:p>0:13:1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as? Moment mal. Ich denke nicht, dass ich dir einen Gefallen schulde. Aber wenn du mir eine Frage beantwortest, dann werde ich darüber nachdenken. Wie klingt das?</text:p>
          </table:table-cell>
        </table:table-row>
        <table:table-row table:style-name="ro2">
          <table:table-cell office:value-type="float" office:value="760" calcext:value-type="float">
            <text:p>76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24S" calcext:value-type="time">
            <text:p>0:13:2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weiß, was du fragen willst, Junge. Aber nur zu, stell deine Frage.</text:p>
          </table:table-cell>
        </table:table-row>
        <table:table-row table:style-name="ro2">
          <table:table-cell office:value-type="float" office:value="761" calcext:value-type="float">
            <text:p>761</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30S" calcext:value-type="time">
            <text:p>0:13:3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Persephone. Meine Mutter. Warum ist sie gegangen?</text:p>
          </table:table-cell>
        </table:table-row>
        <table:table-row table:style-name="ro2">
          <table:table-cell office:value-type="float" office:value="762" calcext:value-type="float">
            <text:p>762</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37S" calcext:value-type="time">
            <text:p>0:13:3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urgh… Blut und Finsternis…</text:p>
          </table:table-cell>
        </table:table-row>
        <table:table-row table:style-name="ro2">
          <table:table-cell office:value-type="float" office:value="763" calcext:value-type="float">
            <text:p>76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5M18S" calcext:value-type="time">
            <text:p>0:15:1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Griechenland</text:p>
          </table:table-cell>
          <table:table-cell office:value-type="string" calcext:value-type="string">
            <text:p>Die Oberfläche, von Winden gepeitsch [sic], gepeinigt von bitterer Kälte und doch flößt sie dem Prinzen eine gewisse Ehrfurcht ein, kombiniert mit einem erhabenen Eindruck. Denn sie ist anders, als alles was er zuvor erblickt hatte.</text:p>
          </table:table-cell>
        </table:table-row>
        <table:table-row table:style-name="ro2">
          <table:table-cell office:value-type="float" office:value="764" calcext:value-type="float">
            <text:p>76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36S" calcext:value-type="time">
            <text:p>0:16:36</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er bitte schön bist du denn und was machst du hier draußen? Du befindest dich übrigens auf einem Privatgelände. Antworte!</text:p>
          </table:table-cell>
        </table:table-row>
        <table:table-row table:style-name="ro2">
          <table:table-cell office:value-type="float" office:value="765" calcext:value-type="float">
            <text:p>76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41S" calcext:value-type="time">
            <text:p>0:16:4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Ähm, du musst wohl… Persephone sein. Ich heiße Zagreus und… ich glaube, ich bin dein Sohn.</text:p>
          </table:table-cell>
        </table:table-row>
        <table:table-row table:style-name="ro2">
          <table:table-cell office:value-type="float" office:value="766" calcext:value-type="float">
            <text:p>76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50S" calcext:value-type="time">
            <text:p>0:16:50</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e bitte?! Wie kannst du es wagen…! Fort mit dir! Fort mit dir oder ich werde dir Beine machen! Verschwinde!</text:p>
          </table:table-cell>
        </table:table-row>
        <table:table-row table:style-name="ro2">
          <table:table-cell office:value-type="float" office:value="767" calcext:value-type="float">
            <text:p>76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01S" calcext:value-type="time">
            <text:p>0:17:0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Dann bist du es also wirklich. Es, es ist mir gleich, ob du mich hasst. Aber ich gehe nicht, bis ich ein paar Antworten bekomme! Ich wusste nicht einmal, dass es dich gab. Warum hast du mich im Stich gelassen?</text:p>
          </table:table-cell>
        </table:table-row>
        <table:table-row table:style-name="ro2">
          <table:table-cell office:value-type="float" office:value="768" calcext:value-type="float">
            <text:p>76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12S" calcext:value-type="time">
            <text:p>0:17:12</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u starbst! Du starbst…! Diese brennenden Füße, sie… verloschen. Als du geboren wurdest. Doch… nun stehst du hier vor mir. Wie…?</text:p>
          </table:table-cell>
        </table:table-row>
        <table:table-row table:style-name="ro2">
          <table:table-cell office:value-type="float" office:value="769" calcext:value-type="float">
            <text:p>76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28S" calcext:value-type="time">
            <text:p>0:17:28</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starb… Ich starb? Was, du meinst ich starb endgültig? Aber ich lebe doch! Oh Götter… du wusstest auch nicht, dass es mich gab.</text:p>
          </table:table-cell>
        </table:table-row>
        <table:table-row table:style-name="ro2">
          <table:table-cell office:value-type="float" office:value="770" calcext:value-type="float">
            <text:p>77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38S" calcext:value-type="time">
            <text:p>0:17:38</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Lebendig! Zagreus, er… hat deinen Namen beibehalten. Du lebst, wie kann das sein, du lebst? Du lebst…? Oh bei den grausigen Schicksalsgöttinnen, mein Sohn!</text:p>
          </table:table-cell>
        </table:table-row>
        <table:table-row table:style-name="ro2">
          <table:table-cell office:value-type="float" office:value="771" calcext:value-type="float">
            <text:p>771</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06S" calcext:value-type="time">
            <text:p>0:18:06</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Kurz gesagt, ich habe ihn endlich geschlagen, obwohl er alles daransetzte zu verhindern, dass wir uns so wie jetzt begegnen würden. Aber er bat mich am Ende, dir etwas auszurichten. Er trug mir auf, dir auszurichten, dass es Kerberos gut geht.</text:p>
          </table:table-cell>
        </table:table-row>
        <table:table-row table:style-name="ro2">
          <table:table-cell office:value-type="float" office:value="772" calcext:value-type="float">
            <text:p>772</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18S" calcext:value-type="time">
            <text:p>0:18:18</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Ah. So, so, das hat er dir aufgetragen. Das ist gut. Das ist gut! Doch, sag mir etwas Zagreus. Wie… wie hast du mich nur gefunden? Du hast diesen weiten Weg auf dich genommen, ich kann es kaum glauben… Zagreus?</text:p>
          </table:table-cell>
        </table:table-row>
        <table:table-row table:style-name="ro2">
          <table:table-cell office:value-type="float" office:value="773" calcext:value-type="float">
            <text:p>77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35S" calcext:value-type="time">
            <text:p>0:18:35</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Ugh… Oh, es ist… Ich glaube, ich bin nur ein bisschen müde, weiter nichts. Bin einfach nicht an das Wetter gewöhnt, so nennt man das doch, glaube ich.</text:p>
          </table:table-cell>
        </table:table-row>
        <table:table-row table:style-name="ro2">
          <table:table-cell office:value-type="float" office:value="774" calcext:value-type="float">
            <text:p>77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44S" calcext:value-type="time">
            <text:p>0:18:44</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nein, daran liegt es nicht, es ist… du kannst nicht hierbleiben. Du kannst nicht hierbleiben.</text:p>
          </table:table-cell>
        </table:table-row>
        <table:table-row table:style-name="ro2">
          <table:table-cell office:value-type="float" office:value="775" calcext:value-type="float">
            <text:p>77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56S" calcext:value-type="time">
            <text:p>0:18:56</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rklich, du… ha… wirfst mich raus? Warum?</text:p>
          </table:table-cell>
        </table:table-row>
        <table:table-row table:style-name="ro2">
          <table:table-cell office:value-type="float" office:value="776" calcext:value-type="float">
            <text:p>77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01S" calcext:value-type="time">
            <text:p>0:19:01</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ie Schicksalsgöttinnen sind grausam, Zagreus. Du bist an jenen Ort gebunden…. Genau wie dein Vater. Sie zwingen uns daher nun, uns zu verabschieden. Mein Herz schlägt höher, weil ich weiß, dass du lebst. Und dann zerbricht es, weil unsere gemeinsame Zeit so kurz war.</text:p>
          </table:table-cell>
        </table:table-row>
        <table:table-row table:style-name="ro2">
          <table:table-cell office:value-type="float" office:value="777" calcext:value-type="float">
            <text:p>77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21S" calcext:value-type="time">
            <text:p>0:19:2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Ich kann… zurückkommen… Ich kann zurückkommen, nun da ich dich gefunden habe. Er… vielleicht lässt er mich einfach zurückkommen.</text:p>
          </table:table-cell>
        </table:table-row>
        <table:table-row table:style-name="ro2">
          <table:table-cell office:value-type="float" office:value="778" calcext:value-type="float">
            <text:p>77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33S" calcext:value-type="time">
            <text:p>0:19:33</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Sag ihm, dass ich es verlange. Und ebenso verlange ich, dass er mir sagt, warum weder er noch Nyx mich wissen ließ, dass du lebtest! Auf dem Olymp gibt es viele Ränkeschmiede, aber ich war so naiv zu glauben, die Unterwelt sei anders.</text:p>
          </table:table-cell>
        </table:table-row>
        <table:table-row table:style-name="ro2">
          <table:table-cell office:value-type="float" office:value="779" calcext:value-type="float">
            <text:p>77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52S" calcext:value-type="time">
            <text:p>0:19:52</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werd's ihm sagen… Ich werd's ihm sagen, ich… fühle mich schrecklich. Ich… Ich muss gehen.</text:p>
          </table:table-cell>
        </table:table-row>
        <table:table-row table:style-name="ro2">
          <table:table-cell office:value-type="float" office:value="780" calcext:value-type="float">
            <text:p>78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20M01S" calcext:value-type="time">
            <text:p>0:20:01</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er Styx wird dich nach Hause bringen. Oh, Zagreus. Lebe wohl, mein Sohn. Willst du mich nicht wieder besuchen? Sobald du kannst, bitte. Kehre zurück. Ich werde hier auf dich warten. Egal, wie lange es dauer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 </number:text>
      <number:month number:textual="true"/>
      <number:text> </number:text>
      <number:year/>
    </number:date-style>
    <number:date-style style:name="N119">
      <number:day number:style="long"/>
      <number:text>. </number:text>
      <number:month number:textual="true"/>
    </number:date-style>
    <number:date-style style:name="N120">
      <number:month number:textual="true"/>
      <number:text> </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time-style style:name="N135P0" style:volatile="true">
      <number:hours/>
      <number:text>:</number:text>
      <number:minutes number:style="long"/>
      <number:text>:</number:text>
      <number:seconds number:style="long"/>
    </number:time-style>
    <number:text-style style:name="N135">
      <number:text-content/>
      <style:map style:condition="value()&lt;=1.7976931348623157E+308" style:apply-style-name="N135P0"/>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7">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0:31:11.048000000</meta:creation-date>
    <dc:date>2024-04-27T10:33:54.579000000</dc:date>
    <meta:editing-duration>PT2M42S</meta:editing-duration>
    <meta:editing-cycles>3</meta:editing-cycles>
    <meta:generator>LibreOffice/7.5.9.2$Windows_X86_64 LibreOffice_project/cdeefe45c17511d326101eed8008ac4092f278a9</meta:generator>
    <meta:document-statistic meta:table-count="1" meta:cell-count="7786" meta:object-count="0"/>
  </office:meta>
</office:document-meta>
</file>